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464647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2pt solid #CCCCCC" style:vertical-align="top" fo:wrap-option="wrap"/>
      <style:text-properties fo:color="#172B4D"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thin double #3F3F3F" fo:border-bottom="2pt solid #CCCCCC" fo:border-left="2pt solid #CCCCCC" fo:border-right="2pt solid #CCCCCC" style:vertical-align="top" fo:wrap-option="wrap"/>
      <style:text-properties fo:color="#172B4D" style:font-name="Arial" style:font-name-asian="Arial" style:font-name-complex="Arial"/>
    </style:style>
    <style:style style:name="ce10" style:family="table-cell" style:parent-style-name="Hyperlink" style:data-style-name="N0">
      <style:table-cell-properties fo:border-top="thin double #3F3F3F" fo:border-bottom="2pt solid #CCCCCC" fo:border-left="2pt solid #CCCCCC" fo:border-right="2pt solid #CCCCCC" style:vertical-align="top" fo:wrap-option="wrap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order-top="thin double #3F3F3F" fo:border-bottom="2pt solid #CCCCCC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/>
    </style:style>
    <style:style style:name="ce12" style:family="table-cell" style:parent-style-name="Default" style:data-style-name="N20">
      <style:table-cell-properties fo:border-top="thin double #3F3F3F" fo:border-bottom="2pt solid #CCCCCC" fo:border-left="2pt solid #CCCCCC" fo:border-right="2pt solid #CCCCCC" style:vertical-align="top" fo:wrap-option="wrap"/>
      <style:text-properties fo:color="#42526E"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double #3F3F3F" fo:border-bottom="2pt solid #CCCCCC" fo:border-left="2pt solid #CCCCCC" fo:border-right="2pt solid #CCCCCC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CCCCCC" fo:border-left="2pt solid #CCCCCC" fo:border-right="thin double #3F3F3F" style:vertical-align="top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3F3F3F" fo:border-bottom="thin double #3F3F3F" fo:border-left="2pt solid #CCCCCC" fo:border-right="thin double #3F3F3F" style:vertical-align="top" fo:wrap-option="wrap" fo:background-color="#999999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fo:border="2pt solid #CCCCCC" style:vertical-align="top" fo:wrap-option="wrap"/>
      <style:text-properties fo:color="#0052CC" style:font-name="Arial" style:font-name-asian="Arial" style:font-name-complex="Arial" style:text-underline-style="solid" style:text-underline-type="single"/>
    </style:style>
    <style:style style:name="ce18" style:family="table-cell" style:parent-style-name="Hyperlink" style:data-style-name="N0">
      <style:table-cell-properties fo:border="2pt solid #CCCCCC" style:vertical-align="top" fo:wrap-option="wrap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2pt solid #CCCCCC" style:vertical-align="top" fo:wrap-option="wrap"/>
      <style:text-properties fo:color="#404040" style:font-name="Arial" style:font-name-asian="Arial" style:font-name-complex="Arial"/>
    </style:style>
    <style:style style:name="ce21" style:family="table-cell" style:parent-style-name="Default" style:data-style-name="N0">
      <style:table-cell-properties fo:border="2pt solid #CCCCCC" style:vertical-align="top" fo:wrap-option="wrap"/>
      <style:text-properties fo:color="#0F0F5F" style:font-name="Arial" style:font-name-asian="Arial" style:font-name-complex="Arial"/>
    </style:style>
    <style:style style:name="ce2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="2pt solid #CCCCCC" style:vertical-align="top" fo:wrap-option="wrap"/>
      <style:text-properties fo:color="#211B38" style:font-name="Arial" style:font-name-asian="Arial" style:font-name-complex="Arial"/>
    </style:style>
    <style:style style:name="ce24" style:family="table-cell" style:parent-style-name="Default" style:data-style-name="N0">
      <style:table-cell-properties fo:border="2pt solid #CCCCCC" style:vertical-align="automatic" fo:wrap-option="wrap"/>
      <style:text-properties fo:color="#172B4D" style:font-name="Arial" style:font-name-asian="Arial" style:font-name-complex="Arial"/>
    </style:style>
    <style:style style:name="ce25" style:family="table-cell" style:parent-style-name="Default" style:data-style-name="N0">
      <style:table-cell-properties fo:border="2pt solid #CCCCCC" style:vertical-align="top" fo:wrap-option="wrap"/>
      <style:text-properties fo:color="#0052CC" style:font-name="Arial" style:font-name-asian="Arial" style:font-name-complex="Arial"/>
    </style:style>
    <style:style style:name="ce26" style:family="table-cell" style:parent-style-name="Default" style:data-style-name="N0">
      <style:table-cell-properties fo:border="2pt solid #CCCCCC" style:vertical-align="top" fo:wrap-option="wrap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order="2pt solid #CCCCCC" style:vertical-align="automatic" fo:wrap-option="wrap"/>
      <style:text-properties fo:color="#333333" style:font-name="Arial" style:font-name-asian="Arial" style:font-name-complex="Arial"/>
    </style:style>
    <style:style style:name="ce28" style:family="table-cell" style:parent-style-name="Default" style:data-style-name="N0">
      <style:table-cell-properties fo:border="2pt solid #CCCCCC" style:vertical-align="top" fo:wrap-option="wrap"/>
      <style:text-properties fo:color="#1155CC" style:font-name="Arial" style:font-name-asian="Arial" style:font-name-complex="Arial" style:text-underline-style="solid" style:text-underline-type="single"/>
    </style:style>
    <style:style style:name="ce29" style:family="table-cell" style:parent-style-name="Default" style:data-style-name="N0">
      <style:table-cell-properties fo:border="2pt solid #CCCCCC" style:vertical-align="top" fo:wrap-option="wrap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="2pt solid #CCCCCC" style:vertical-align="automatic" fo:wrap-option="wrap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fo:border="2pt solid #CCCCCC" style:vertical-align="automatic" fo:wrap-option="wrap"/>
      <style:text-properties fo:color="#494949" style:font-name="Arial" style:font-name-asian="Arial" style:font-name-complex="Arial"/>
    </style:style>
    <style:style style:name="T1" style:family="text" style:parent-style-name="Default">
      <style:text-properties fo:color="#0052CC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1155CC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7.48770833333333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7.62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0.768541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5.29166666666667cm" style:use-optimal-column-width="true"/>
    </style:style>
    <style:style style:name="co15" style:family="table-column">
      <style:table-column-properties fo:break-before="auto" style:column-width="3.01625cm" style:use-optimal-column-width="true"/>
    </style:style>
    <style:style style:name="co16" style:family="table-column">
      <style:table-column-properties fo:break-before="auto" style:column-width="2.32833333333333cm" style:use-optimal-column-width="true"/>
    </style:style>
    <style:style style:name="co17" style:family="table-column">
      <style:table-column-properties fo:break-before="auto" style:column-width="1.5875cm" style:use-optimal-column-width="true"/>
    </style:style>
    <style:style style:name="co18" style:family="table-column">
      <style:table-column-properties fo:break-before="auto" style:column-width="1.61395833333333cm" style:use-optimal-column-width="true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4.78895833333333cm" style:use-optimal-column-width="true"/>
    </style:style>
    <style:style style:name="co21" style:family="table-column">
      <style:table-column-properties fo:break-before="auto" style:column-width="4.60375cm" style:use-optimal-column-width="true"/>
    </style:style>
    <style:style style:name="co22" style:family="table-column">
      <style:table-column-properties fo:break-before="auto" style:column-width="5.3975cm" style:use-optimal-column-width="true"/>
    </style:style>
    <style:style style:name="co23" style:family="table-column">
      <style:table-column-properties fo:break-before="auto" style:column-width="5.58270833333333cm" style:use-optimal-column-width="true"/>
    </style:style>
    <style:style style:name="co24" style:family="table-column">
      <style:table-column-properties fo:break-before="auto" style:column-width="2.11666666666667cm"/>
    </style:style>
    <style:style style:name="co25" style:family="table-column">
      <style:table-column-properties fo:break-before="auto" style:column-width="4.23333333333333cm"/>
    </style:style>
    <style:style style:name="co26" style:family="table-column">
      <style:table-column-properties fo:break-before="auto" style:column-width="2.619375cm" style:use-optimal-column-width="true"/>
    </style:style>
    <style:style style:name="co27" style:family="table-column">
      <style:table-column-properties fo:break-before="auto" style:column-width="3.75708333333333cm" style:use-optimal-column-width="true"/>
    </style:style>
    <style:style style:name="co28" style:family="table-column">
      <style:table-column-properties fo:break-before="auto" style:column-width="5.74145833333333cm" style:use-optimal-column-width="true"/>
    </style:style>
    <style:style style:name="co29" style:family="table-column">
      <style:table-column-properties fo:break-before="auto" style:column-width="2.06375cm" style:use-optimal-column-width="true"/>
    </style:style>
    <style:style style:name="co30" style:family="table-column">
      <style:table-column-properties fo:break-before="auto" style:column-width="2.24895833333333cm" style:use-optimal-column-width="true"/>
    </style:style>
    <style:style style:name="co31" style:family="table-column">
      <style:table-column-properties fo:break-before="auto" style:column-width="1.48166666666667cm" style:use-optimal-column-width="true"/>
    </style:style>
    <style:style style:name="co32" style:family="table-column">
      <style:table-column-properties fo:break-before="auto" style:column-width="6.00604166666667cm"/>
    </style:style>
    <style:style style:name="co33" style:family="table-column">
      <style:table-column-properties fo:break-before="auto" style:column-width="3.54541666666667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72.75pt" style:use-optimal-row-height="true" fo:break-before="auto"/>
    </style:style>
    <style:style style:name="ro7" style:family="table-row">
      <style:table-row-properties style:row-height="186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57.75pt" style:use-optimal-row-height="true" fo:break-before="auto"/>
    </style:style>
    <style:style style:name="ro10" style:family="table-row">
      <style:table-row-properties style:row-height="72pt" style:use-optimal-row-height="true" fo:break-before="auto"/>
    </style:style>
    <style:style style:name="ro11" style:family="table-row">
      <style:table-row-properties style:row-height="44.25pt" style:use-optimal-row-height="true" fo:break-before="auto"/>
    </style:style>
    <style:style style:name="ro12" style:family="table-row">
      <style:table-row-properties style:row-height="114.75pt" style:use-optimal-row-height="true" fo:break-before="auto"/>
    </style:style>
    <style:style style:name="ro13" style:family="table-row">
      <style:table-row-properties style:row-height="60.75pt" style:use-optimal-row-height="true" fo:break-before="auto"/>
    </style:style>
    <style:style style:name="ro14" style:family="table-row">
      <style:table-row-properties style:row-height="58.5pt" style:use-optimal-row-height="true" fo:break-before="auto"/>
    </style:style>
    <style:style style:name="ro15" style:family="table-row">
      <style:table-row-properties style:row-height="90.75pt" style:use-optimal-row-height="true" fo:break-before="auto"/>
    </style:style>
    <style:style style:name="ro16" style:family="table-row">
      <style:table-row-properties style:row-height="30pt" style:use-optimal-row-height="tru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20.25pt" style:use-optimal-row-height="true" fo:break-before="auto"/>
    </style:style>
    <style:style style:name="ro19" style:family="table-row">
      <style:table-row-properties style:row-height="76.5pt" style:use-optimal-row-height="true" fo:break-before="auto"/>
    </style:style>
    <style:style style:name="ro20" style:family="table-row">
      <style:table-row-properties style:row-height="8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I_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5">
            <text:p>Unique id<text:s/></text:p>
            <text:p>(&lt;Country Code&gt;_&lt;Governmental level&gt;_&lt;Name Id&gt;_&lt;Type of API&gt;</text:p>
          </table:table-cell>
          <table:table-cell office:value-type="string" table:style-name="ce16">
            <text:p>API Country or type of provider*</text:p>
          </table:table-cell>
          <table:table-cell office:value-type="string" table:style-name="ce16">
            <text:p>API Provider*</text:p>
          </table:table-cell>
          <table:table-cell office:value-type="string" table:style-name="ce16">
            <text:p>Name Id*</text:p>
          </table:table-cell>
          <table:table-cell office:value-type="string" table:style-name="ce16">
            <text:p>Short description*</text:p>
          </table:table-cell>
          <table:table-cell office:value-type="string" table:style-name="ce16">
            <text:p>API URL (endpoint or link to documentation)*</text:p>
          </table:table-cell>
          <table:table-cell office:value-type="string" table:style-name="ce16">
            <text:p>Type of API*</text:p>
          </table:table-cell>
          <table:table-cell office:value-type="string" table:style-name="ce16">
            <text:p>Number of API (approx)*</text:p>
          </table:table-cell>
          <table:table-cell office:value-type="string" table:style-name="ce16">
            <text:p>Theme(s)*</text:p>
          </table:table-cell>
          <table:table-cell office:value-type="string" table:style-name="ce16">
            <text:p>Governmental Level*</text:p>
          </table:table-cell>
          <table:table-cell office:value-type="string" table:style-name="ce16">
            <text:p>Country code*</text:p>
          </table:table-cell>
          <table:table-cell office:value-type="string" table:style-name="ce16">
            <text:p>Source*</text:p>
          </table:table-cell>
          <table:table-cell table:number-columns-repeated="16372" table:style-name="ce7"/>
        </table:table-row>
        <table:table-row table:style-name="ro2">
          <table:table-cell office:value-type="string" table:style-name="ce8">
            <text:p>AT_National_Austria-data_Data-catalogue-API</text:p>
          </table:table-cell>
          <table:table-cell office:value-type="string" table:style-name="ce8">
            <text:p>Austria</text:p>
          </table:table-cell>
          <table:table-cell office:value-type="string" table:style-name="ce8">
            <text:p>Government of Austria, Cooperation Open Government Data Austria</text:p>
          </table:table-cell>
          <table:table-cell office:value-type="string" table:style-name="ce8">
            <text:p>Austria-data</text:p>
          </table:table-cell>
          <table:table-cell office:value-type="string" table:style-name="ce8">
            <text:p>Austrian data catalogue</text:p>
          </table:table-cell>
          <table:table-cell office:value-type="string" table:style-name="ce18">
            <text:p><text:a xlink:href="https://www.data.gv.at/">https://www.data.gv.at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AT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AT_National_Austria-geodata_Data-catalogue-API</text:p>
          </table:table-cell>
          <table:table-cell office:value-type="string" table:style-name="ce8">
            <text:p>Austria</text:p>
          </table:table-cell>
          <table:table-cell office:value-type="string" table:style-name="ce21">
            <text:p>Government of Austria, Federal Ministry for Sustainability and Tourism</text:p>
          </table:table-cell>
          <table:table-cell office:value-type="string" table:style-name="ce8">
            <text:p>Austria-geodata</text:p>
          </table:table-cell>
          <table:table-cell office:value-type="string" table:style-name="ce8">
            <text:p>Austrian geodata catalogue</text:p>
          </table:table-cell>
          <table:table-cell office:value-type="string" table:style-name="ce18">
            <text:p><text:a xlink:href="https://geometadaten.lfrz.at/at.lfrz.discoveryservices/srv/de/csw202?SERVICE=CSW&amp;REQUEST=GetCapabilities">https://geometadaten.lfrz.at/at.lfrz.discoveryservices/srv/de/csw202?SERVICE=CSW&amp;REQUEST=GetCapabilities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AT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BE_City_Brussels-Bric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City of Brussels ,Regional Informatics Centre (BRIC)</text:p>
          </table:table-cell>
          <table:table-cell office:value-type="string" table:style-name="ce8">
            <text:p>Brussels-Bric</text:p>
          </table:table-cell>
          <table:table-cell office:value-type="string" table:style-name="ce8">
            <text:p>Brussels geodata catalogue</text:p>
          </table:table-cell>
          <table:table-cell office:value-type="string" table:style-name="ce18">
            <text:p><text:a xlink:href="http://www.geo.irisnet.be/en/webservices/">http://www.geo.irisnet.be/en/webservices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City_Ghent-data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City of Ghent, Data and Information Service</text:p>
          </table:table-cell>
          <table:table-cell office:value-type="string" table:style-name="ce8">
            <text:p>Ghent-data</text:p>
          </table:table-cell>
          <table:table-cell office:value-type="string" table:style-name="ce8">
            <text:p>Ghent data catalogue</text:p>
          </table:table-cell>
          <table:table-cell office:value-type="string" table:style-name="ce18">
            <text:p><text:a xlink:href="https://data.stad.gent/devzone">https://data.stad.gent/devzone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National_Belgium-data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overnment of Belgium</text:p>
          </table:table-cell>
          <table:table-cell office:value-type="string" table:style-name="ce8">
            <text:p>Belgium-data</text:p>
          </table:table-cell>
          <table:table-cell office:value-type="string" table:style-name="ce8">
            <text:p>Belgium data catalogue</text:p>
          </table:table-cell>
          <table:table-cell office:value-type="string" table:style-name="ce17">
            <text:p>https://data.gov.be/en/api</text:p>
            <text:p/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National_Belgium-Dieren-Theater_Specific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Dieren Theater</text:p>
          </table:table-cell>
          <table:table-cell office:value-type="string" table:style-name="ce8">
            <text:p>Belgium-Dieren-Theater</text:p>
          </table:table-cell>
          <table:table-cell office:value-type="string" table:style-name="ce8">
            <text:p>Belgium data on parliament</text:p>
          </table:table-cell>
          <table:table-cell office:value-type="string" table:style-name="ce18">
            <text:p><text:a xlink:href="http://www.dierentheater.be/api/v1/">http://www.dierentheater.be/api/v1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National_Belgium-DVR_Specific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overnment of Belgium, Directorate of Vehicle Registration</text:p>
          </table:table-cell>
          <table:table-cell office:value-type="string" table:style-name="ce8">
            <text:p>Belgium-DVR</text:p>
          </table:table-cell>
          <table:table-cell office:value-type="string" table:style-name="ce8">
            <text:p>Belgium car registration and insurance</text:p>
          </table:table-cell>
          <table:table-cell office:value-type="string" table:style-name="ce18">
            <text:p><text:a xlink:href="https://www.inmotiv.be/nl/webdiv">https://www.inmotiv.be/nl/webdiv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National_Belgium-NGI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overnment of Belgium, Federal Service issue (NGI)</text:p>
          </table:table-cell>
          <table:table-cell office:value-type="string" table:style-name="ce8">
            <text:p>Belgium-NGI</text:p>
          </table:table-cell>
          <table:table-cell office:value-type="string" table:style-name="ce8">
            <text:p>Belgium geodata catalogue</text:p>
          </table:table-cell>
          <table:table-cell office:value-type="string" table:style-name="ce18">
            <text:p><text:a xlink:href="http://inspire.reporting.geo.be/eng/csw">http://inspire.reporting.geo.be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BE_Regional_Flanders-FRIS_Specific-API</text:p>
          </table:table-cell>
          <table:table-cell office:value-type="string" table:style-name="ce8">
            <text:p>Belgium</text:p>
          </table:table-cell>
          <table:table-cell office:value-type="string" table:style-name="ce23">
            <text:p>Region Flanders, Flanders Research Information Space (FRIS)</text:p>
          </table:table-cell>
          <table:table-cell office:value-type="string" table:style-name="ce8">
            <text:p>Flanders-FRIS</text:p>
          </table:table-cell>
          <table:table-cell office:value-type="string" table:style-name="ce8">
            <text:p>Flanders research information</text:p>
          </table:table-cell>
          <table:table-cell office:value-type="string" table:style-name="ce18">
            <text:p><text:a xlink:href="https://frisr3.researchportal.be/ws/">https://frisr3.researchportal.be/ws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Research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BE_Regional_Flanders-geodata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Region Flanders</text:p>
          </table:table-cell>
          <table:table-cell office:value-type="string" table:style-name="ce8">
            <text:p>Flanders-geodata</text:p>
          </table:table-cell>
          <table:table-cell office:value-type="string" table:style-name="ce8">
            <text:p>Flanders INSPIRE metadata catalogue APIs</text:p>
          </table:table-cell>
          <table:table-cell office:value-type="string" table:style-name="ce18">
            <text:p><text:a xlink:href="http://geonetwork.geopunt.be/zoekdienst/srv/eng/csw">http://geonetwork.geopunt.be/zoekdienst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Reg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BE_Regional_Flanders-Information-Agency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Region Flanders, Flanders Information Agency</text:p>
          </table:table-cell>
          <table:table-cell office:value-type="string" table:style-name="ce8">
            <text:p>Flanders-Information-Agency</text:p>
          </table:table-cell>
          <table:table-cell office:value-type="string" table:style-name="ce8">
            <text:p>Flanders open data catalogue</text:p>
          </table:table-cell>
          <table:table-cell office:value-type="string" table:style-name="ce18">
            <text:p><text:a xlink:href="http://opendata.vlaanderen.be/">http://opendata.vlaanderen.be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BE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BE_Regional_Flanders-KLIP_Specific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Region Flanders, Flanders Underground Utility Location System (KLIP)</text:p>
          </table:table-cell>
          <table:table-cell office:value-type="string" table:style-name="ce8">
            <text:p>Flanders-KLIP</text:p>
          </table:table-cell>
          <table:table-cell office:value-type="string" table:style-name="ce8">
            <text:p>Flanders utility maps and data</text:p>
          </table:table-cell>
          <table:table-cell office:value-type="string" table:style-name="ce18">
            <text:p><text:a xlink:href="https://klip.vlaanderen.be/api">https://klip.vlaanderen.be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Utilitie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BE_Regional_Wallonie-geodata_Data-catalogue-API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Region Wallonia</text:p>
          </table:table-cell>
          <table:table-cell office:value-type="string" table:style-name="ce8">
            <text:p>Wallonie-geodata</text:p>
          </table:table-cell>
          <table:table-cell office:value-type="string" table:style-name="ce8">
            <text:p>Wallonie geodata catalogue</text:p>
          </table:table-cell>
          <table:table-cell office:value-type="string" table:style-name="ce18">
            <text:p><text:a xlink:href="http://metawal.wallonie.be/geonetwork/srv/eng/csw-inspire">http://metawal.wallonie.be/geonetwork/srv/eng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Regional</text:p>
          </table:table-cell>
          <table:table-cell office:value-type="string" table:style-name="ce8">
            <text:p>B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6">
          <table:table-cell office:value-type="string" table:style-name="ce8">
            <text:p>BG_National_Bulgaria-data_Data-catalogue-API</text:p>
          </table:table-cell>
          <table:table-cell office:value-type="string" table:style-name="ce8">
            <text:p>Bulgaria</text:p>
          </table:table-cell>
          <table:table-cell office:value-type="string" table:style-name="ce24">
            <text:p>Government of Bulgaria, Administration Council of Ministers, Directorate "Modernization of the administration"</text:p>
          </table:table-cell>
          <table:table-cell office:value-type="string" table:style-name="ce8">
            <text:p>Bulgaria-data</text:p>
          </table:table-cell>
          <table:table-cell office:value-type="string" table:style-name="ce8">
            <text:p>Bulgaria data catalogue</text:p>
          </table:table-cell>
          <table:table-cell office:value-type="string" table:style-name="ce18">
            <text:p><text:a xlink:href="https://opendata.government.bg/">https://opendata.government.bg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BG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BG_National_Bulgaria-geodata_Data-catalogue-API</text:p>
          </table:table-cell>
          <table:table-cell office:value-type="string" table:style-name="ce8">
            <text:p>Bulgaria</text:p>
          </table:table-cell>
          <table:table-cell office:value-type="string" table:style-name="ce8">
            <text:p>Government of Bulgaria</text:p>
          </table:table-cell>
          <table:table-cell office:value-type="string" table:style-name="ce8">
            <text:p>Bulgaria-geodata</text:p>
          </table:table-cell>
          <table:table-cell office:value-type="string" table:style-name="ce8">
            <text:p>Bulgaria geodata catalogue</text:p>
          </table:table-cell>
          <table:table-cell office:value-type="string" table:style-name="ce18">
            <text:p><text:a xlink:href="https://inspirebg.eu/geonetwork/srv/eng/csw">https://inspirebg.eu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BG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H_National_Switzerland-geodata_Data-catalogue-API</text:p>
          </table:table-cell>
          <table:table-cell office:value-type="string" table:style-name="ce8">
            <text:p>Switzerland</text:p>
          </table:table-cell>
          <table:table-cell office:value-type="string" table:style-name="ce8">
            <text:p>Government of Switzerland</text:p>
          </table:table-cell>
          <table:table-cell office:value-type="string" table:style-name="ce8">
            <text:p>Switzerland-geodata</text:p>
          </table:table-cell>
          <table:table-cell office:value-type="string" table:style-name="ce8">
            <text:p>Switzerland INSPIRE metadata catalogue APIs</text:p>
          </table:table-cell>
          <table:table-cell office:value-type="string" table:style-name="ce18">
            <text:p><text:a xlink:href="https://www.geocat.ch/geonetwork/srv/eng/csw-geobasisdaten">https://www.geocat.ch/geonetwork/srv/eng/csw-geobasisdaten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CH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CY_National_Cyprus-geodata_Data-catalogue-API</text:p>
          </table:table-cell>
          <table:table-cell office:value-type="string" table:style-name="ce8">
            <text:p>Cyprus</text:p>
          </table:table-cell>
          <table:table-cell office:value-type="string" table:style-name="ce8">
            <text:p>Government of Cyprus</text:p>
          </table:table-cell>
          <table:table-cell office:value-type="string" table:style-name="ce8">
            <text:p>Cyprus-geodata</text:p>
          </table:table-cell>
          <table:table-cell office:value-type="string" table:style-name="ce8">
            <text:p>Cyprus geodata catalogue</text:p>
          </table:table-cell>
          <table:table-cell office:value-type="string" table:style-name="ce18">
            <text:p><text:a xlink:href="https://eservices.dls.moi.gov.cy/geoportal_inspire/csw">https://eservices.dls.moi.gov.cy/geoportal_inspire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CY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Z_National_ARES_Data-catalogue-API</text:p>
          </table:table-cell>
          <table:table-cell office:value-type="string" table:style-name="ce8">
            <text:p>Czechia</text:p>
          </table:table-cell>
          <table:table-cell office:value-type="string" table:style-name="ce8">
            <text:p>Government of Czechia, Access to Registers of Economic Subjects (ARES)</text:p>
          </table:table-cell>
          <table:table-cell office:value-type="string" table:style-name="ce8">
            <text:p>ARES</text:p>
          </table:table-cell>
          <table:table-cell office:value-type="string" table:style-name="ce8">
            <text:p>Access to Registers of Economic Subjects APIs</text:p>
          </table:table-cell>
          <table:table-cell office:value-type="string" table:style-name="ce18">
            <text:p><text:a xlink:href="http://wwwinfo.mfcr.cz/ares/ares.html.en">http://wwwinfo.mfcr.cz/ares/ares.html.en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Z_National_CEDR_Data-catalogue-API</text:p>
          </table:table-cell>
          <table:table-cell office:value-type="string" table:style-name="ce8">
            <text:p>Czechia</text:p>
          </table:table-cell>
          <table:table-cell office:value-type="string" table:style-name="ce8">
            <text:p>Government of Czechia, Central budget subsidies evidence (CEDR)</text:p>
          </table:table-cell>
          <table:table-cell office:value-type="string" table:style-name="ce8">
            <text:p>CEDR</text:p>
          </table:table-cell>
          <table:table-cell office:value-type="string" table:style-name="ce8">
            <text:p>Central budget subsidies evidence APIs</text:p>
          </table:table-cell>
          <table:table-cell office:value-type="string" table:style-name="ce18">
            <text:p><text:a xlink:href="http://cedr.mfcr.cz/cedr3internetv419/OpenData/DocumentationPage.aspx">http://cedr.mfcr.cz/cedr3internetv419/OpenData/DocumentationPage.aspx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CZ_National_Czech-Republic-data_Data-catalogue-API</text:p>
          </table:table-cell>
          <table:table-cell office:value-type="string" table:style-name="ce8">
            <text:p>Czechia</text:p>
          </table:table-cell>
          <table:table-cell office:value-type="string" table:style-name="ce24">
            <text:p>Government of Czechia</text:p>
          </table:table-cell>
          <table:table-cell office:value-type="string" table:style-name="ce8">
            <text:p>Czech-Republic-data</text:p>
          </table:table-cell>
          <table:table-cell office:value-type="string" table:style-name="ce8">
            <text:p>Czech data catalogue</text:p>
          </table:table-cell>
          <table:table-cell office:value-type="string" table:style-name="ce18">
            <text:p><text:a xlink:href="http://cz.ckan.net/">http://cz.ckan.net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CZ_National_Czech-Republic-geodata_Data-catalogue-API</text:p>
          </table:table-cell>
          <table:table-cell office:value-type="string" table:style-name="ce8">
            <text:p>Czechia</text:p>
          </table:table-cell>
          <table:table-cell office:value-type="string" table:style-name="ce24">
            <text:p>Government of Czechia</text:p>
          </table:table-cell>
          <table:table-cell office:value-type="string" table:style-name="ce8">
            <text:p>Czech-Republic-geodata</text:p>
          </table:table-cell>
          <table:table-cell office:value-type="string" table:style-name="ce8">
            <text:p>Czech geodata catalogue</text:p>
          </table:table-cell>
          <table:table-cell office:value-type="string" table:style-name="ce18">
            <text:p><text:a xlink:href="http://geoportal.gov.cz/php/micka/inspire/index.php">http://geoportal.gov.cz/php/micka/inspire/index.php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7">
          <table:table-cell office:value-type="string" table:style-name="ce8">
            <text:p>CZ_National_Czech-Republic-Kadaster_Data-catalogue-API</text:p>
          </table:table-cell>
          <table:table-cell office:value-type="string" table:style-name="ce8">
            <text:p>Czechia</text:p>
          </table:table-cell>
          <table:table-cell office:value-type="string" table:style-name="ce8">
            <text:p>Government of Czechia,Kadaster</text:p>
          </table:table-cell>
          <table:table-cell office:value-type="string" table:style-name="ce8">
            <text:p>Czech-Republic-Kadaster</text:p>
          </table:table-cell>
          <table:table-cell office:value-type="string" table:style-name="ce8">
            <text:p>Czech kadaster APIs</text:p>
          </table:table-cell>
          <table:table-cell office:value-type="string" table:style-name="ce25">
            <text:p>https://www.cuzk.cz/English/Cadastre-of-Real-Estate/Provision-of-data/Remote-Access/Web-Services-of-the-Remote-Access.aspx</text:p>
            <text:p>https://www.cuzk.cz/English/Cadastre-of-Real-Estate/Provision-of-data/Remote-Access/Remote-Access-to-the-Data-from-the-KN-CR.aspx</text:p>
            <text:p>http://geoportal.cuzk.cz/(S(rno1uxeete4uw4jfmshwmfyv))/Default.aspx?lng=EN&amp;mode=TextMeta&amp;metadataXSL=full&amp;side=WFS.INSPIRE&amp;metadataID=CZ-00025712-CUZK_WFS-MD_CP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adastre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CZ_National_Czech-Republic-MWB_Specific-API</text:p>
          </table:table-cell>
          <table:table-cell office:value-type="string" table:style-name="ce8">
            <text:p>Czechia</text:p>
          </table:table-cell>
          <table:table-cell office:value-type="string" table:style-name="ce8">
            <text:p>Maps without Barries</text:p>
          </table:table-cell>
          <table:table-cell office:value-type="string" table:style-name="ce8">
            <text:p>Czech-Republic-MWB</text:p>
          </table:table-cell>
          <table:table-cell office:value-type="string" table:style-name="ce8">
            <text:p>Czech Mapybezbarier APIs</text:p>
          </table:table-cell>
          <table:table-cell office:value-type="string" table:style-name="ce18">
            <text:p><text:a xlink:href="https://mapybezbarier.docs.apiary.io/">https://mapybezbarier.docs.apiary.io/#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CZ_National_Czech-Republic-Taric_Specific-API</text:p>
          </table:table-cell>
          <table:table-cell office:value-type="string" table:style-name="ce8">
            <text:p>Czechia</text:p>
          </table:table-cell>
          <table:table-cell office:value-type="string" table:style-name="ce8">
            <text:p>Government of Czechia, Customs administration</text:p>
          </table:table-cell>
          <table:table-cell office:value-type="string" table:style-name="ce8">
            <text:p>Czech-Republic-Taric</text:p>
          </table:table-cell>
          <table:table-cell office:value-type="string" table:style-name="ce8">
            <text:p>Czech Taric custom administration APIs</text:p>
          </table:table-cell>
          <table:table-cell office:value-type="string" table:style-name="ce17">
            <text:p>http://app.celnisprava.cz/TARICWS/PublicService.asmx?WSDL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CZ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DE_City_Bayern-Data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City of Bayern</text:p>
          </table:table-cell>
          <table:table-cell office:value-type="string" table:style-name="ce8">
            <text:p>Bayern-Data</text:p>
          </table:table-cell>
          <table:table-cell office:value-type="string" table:style-name="ce8">
            <text:p>Bayern Data</text:p>
          </table:table-cell>
          <table:table-cell office:value-type="string" table:style-name="ce18">
            <text:p><text:a xlink:href="https://opendata.bayern.de/">https://opendata.bayern.de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E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DE_City_Berlin-Data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City of Berlin</text:p>
          </table:table-cell>
          <table:table-cell office:value-type="string" table:style-name="ce8">
            <text:p>Berlin-Data</text:p>
          </table:table-cell>
          <table:table-cell office:value-type="string" table:style-name="ce8">
            <text:p>Berlin Data</text:p>
          </table:table-cell>
          <table:table-cell office:value-type="string" table:style-name="ce18">
            <text:p><text:a xlink:href="http://support.berlin.de/wiki/index.php/SimpleSearch_API">http://support.berlin.de/wiki/index.php/SimpleSearch_API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E_City_Berlin-GeoPortal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City of Berlin</text:p>
          </table:table-cell>
          <table:table-cell office:value-type="string" table:style-name="ce8">
            <text:p>Berlin-GeoPortal</text:p>
          </table:table-cell>
          <table:table-cell office:value-type="string" table:style-name="ce8">
            <text:p>Germany Berlin GeoPortal</text:p>
          </table:table-cell>
          <table:table-cell office:value-type="string" table:style-name="ce18">
            <text:p><text:a xlink:href="http://fbinter.stadt-berlin.de/fb/">http://fbinter.stadt-berlin.de/fb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DE_City_Leipzig-Data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City of Leipzig</text:p>
          </table:table-cell>
          <table:table-cell office:value-type="string" table:style-name="ce8">
            <text:p>Leipzig-Data</text:p>
          </table:table-cell>
          <table:table-cell office:value-type="string" table:style-name="ce8">
            <text:p>Germany Leipzig Data</text:p>
          </table:table-cell>
          <table:table-cell office:value-type="string" table:style-name="ce18">
            <text:p><text:a xlink:href="https://opendata.leipzig.de/dataset">https://opendata.leipzig.de/datase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DE_City_Munich-Transparent_Specific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City of Munich</text:p>
          </table:table-cell>
          <table:table-cell office:value-type="string" table:style-name="ce8">
            <text:p>Munich-Transparent</text:p>
          </table:table-cell>
          <table:table-cell office:value-type="string" table:style-name="ce8">
            <text:p>Germany Munich Transparent</text:p>
          </table:table-cell>
          <table:table-cell office:value-type="string" table:style-name="ce18">
            <text:p><text:a xlink:href="https://www.muenchen-transparent.de/infos/api">https://www.muenchen-transparent.de/infos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E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DE_National_Germany-GENESIS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Government of Germany, Federal Statistical Office of Germany</text:p>
          </table:table-cell>
          <table:table-cell office:value-type="string" table:style-name="ce8">
            <text:p>Germany-GENESIS</text:p>
          </table:table-cell>
          <table:table-cell office:value-type="string" table:style-name="ce8">
            <text:p>GENESIS on line APIs</text:p>
          </table:table-cell>
          <table:table-cell office:value-type="string" table:style-name="ce17">
            <text:p>https://www-genesis.destatis.de/genesis/online;sid=98FD7A341F1932E5A05EFBEE35E4F4ED.GO_1_1?Menu=Webservice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E_National_Germany-geodata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Government of Germany</text:p>
          </table:table-cell>
          <table:table-cell office:value-type="string" table:style-name="ce8">
            <text:p>Germany-geodata</text:p>
          </table:table-cell>
          <table:table-cell office:value-type="string" table:style-name="ce8">
            <text:p>Germany INSPIRE metadata catalogue APIs</text:p>
          </table:table-cell>
          <table:table-cell office:value-type="string" table:style-name="ce18">
            <text:p><text:a xlink:href="https://gdk.gdi-de.org/gdi-de/srv/eng/csw">https://gdk.gdi-de.org:443/gdi-de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E_National_Germany-OKF-Data_Data-catalogue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Open Knowledge Foundation Germany</text:p>
          </table:table-cell>
          <table:table-cell office:value-type="string" table:style-name="ce8">
            <text:p>Germany-OKF-Data</text:p>
          </table:table-cell>
          <table:table-cell office:value-type="string" table:style-name="ce8">
            <text:p>Germany Open Knowledge Foundation Data</text:p>
          </table:table-cell>
          <table:table-cell office:value-type="string" table:style-name="ce18">
            <text:p><text:a xlink:href="https://offenedaten.de/">https://offenedaten.de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10">
          <table:table-cell office:value-type="string" table:style-name="ce8">
            <text:p>DE_National_UniLeipzid-Data_Specific-API</text:p>
          </table:table-cell>
          <table:table-cell office:value-type="string" table:style-name="ce8">
            <text:p>Germany</text:p>
          </table:table-cell>
          <table:table-cell office:value-type="string" table:style-name="ce8">
            <text:p>University of Leipzid</text:p>
          </table:table-cell>
          <table:table-cell office:value-type="string" table:style-name="ce8">
            <text:p>UniLeipzid-Data</text:p>
          </table:table-cell>
          <table:table-cell office:value-type="string" table:style-name="ce8">
            <text:p>Leipzig Corpora Collection (LCC) at the Natural Language Processing Group, Leipzig University Data</text:p>
          </table:table-cell>
          <table:table-cell office:value-type="string" table:style-name="ce18">
            <text:p><text:a xlink:href="http://api.corpora.uni-leipzig.de/ws/swagger-ui.html">http://api.corpora.uni-leipzig.de/ws/swagger-ui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anguage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K_City_Copenhaghen-parking_Specific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City of Copenhagen, Parking</text:p>
          </table:table-cell>
          <table:table-cell office:value-type="string" table:style-name="ce8">
            <text:p>Copenhaghen-parking</text:p>
          </table:table-cell>
          <table:table-cell office:value-type="string" table:style-name="ce8">
            <text:p>Copenhagen parking APIs</text:p>
          </table:table-cell>
          <table:table-cell office:value-type="string" table:style-name="ce17">
            <text:p>https://cphsolutionslab.dk/content/3-news/10-the-road-to-smart-parking/smart-p-folder-ny-002.pdf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K_National_Denmark-ADSE_Data-catalogue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Agency for Data Supply and Efficiency</text:p>
          </table:table-cell>
          <table:table-cell office:value-type="string" table:style-name="ce8">
            <text:p>Denmark-ADSE</text:p>
          </table:table-cell>
          <table:table-cell office:value-type="string" table:style-name="ce8">
            <text:p>Denmark data APIs</text:p>
          </table:table-cell>
          <table:table-cell office:value-type="string" table:style-name="ce18">
            <text:p><text:a xlink:href="https://datafordeler.dk/dataoversigt/">https://datafordeler.dk/dataoversigt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K_National_Denmark-Central-Company-Registry_Data-catalogue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Central Company Registry</text:p>
          </table:table-cell>
          <table:table-cell office:value-type="string" table:style-name="ce8">
            <text:p>Denmark-Central-Company-Registry</text:p>
          </table:table-cell>
          <table:table-cell office:value-type="string" table:style-name="ce8">
            <text:p>Denmark Central Company Registry APIs</text:p>
          </table:table-cell>
          <table:table-cell office:value-type="string" table:style-name="ce18">
            <text:p><text:a xlink:href="http://datahub.virk.dk/data/api">http://datahub.virk.dk/data/api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DK_National_Denmark-CTA_Specific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Customs and Tax Administration</text:p>
          </table:table-cell>
          <table:table-cell office:value-type="string" table:style-name="ce8">
            <text:p>Denmark-CTA</text:p>
          </table:table-cell>
          <table:table-cell office:value-type="string" table:style-name="ce8">
            <text:p>Denmark Customs and Tax Administration APIs</text:p>
          </table:table-cell>
          <table:table-cell office:value-type="string" table:style-name="ce17">
            <text:p>http://datahub.virk.dk/dataset/system-til-system-adgang-til-cvr-data/resource/d79bf78d-30a9-4e17-8f01-84b25ba7499a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ax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K_National_Denmark-DAWA_Specific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Agency for Data Supply and Efficiency</text:p>
          </table:table-cell>
          <table:table-cell office:value-type="string" table:style-name="ce8">
            <text:p>Denmark-DAWA</text:p>
          </table:table-cell>
          <table:table-cell office:value-type="string" table:style-name="ce8">
            <text:p>Denmark Danmarks Adressers Web API</text:p>
          </table:table-cell>
          <table:table-cell office:value-type="string" table:style-name="ce18">
            <text:p><text:a xlink:href="http://dawa.aws.dk/dok/api">http://dawa.aws.dk/dok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Addresse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DK_National_Denmark-environmental_Specific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Denmark's Environment Portal</text:p>
          </table:table-cell>
          <table:table-cell office:value-type="string" table:style-name="ce8">
            <text:p>Denmark-environmental</text:p>
          </table:table-cell>
          <table:table-cell office:value-type="string" table:style-name="ce8">
            <text:p>Denmark natural environment portal</text:p>
          </table:table-cell>
          <table:table-cell office:value-type="string" table:style-name="ce18">
            <text:p><text:a xlink:href="http://www.miljoeportal.dk/digital/Digital_webservices/Sider/Webservice---Produktion.aspx">http://www.miljoeportal.dk/digital/Digital_webservices/Sider/Webservice---Produktion.aspx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K_National_Denmark-geodata_Data-catalogue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</text:p>
          </table:table-cell>
          <table:table-cell office:value-type="string" table:style-name="ce8">
            <text:p>Denmark-geodata</text:p>
          </table:table-cell>
          <table:table-cell office:value-type="string" table:style-name="ce8">
            <text:p>Denmark geodata APIs</text:p>
          </table:table-cell>
          <table:table-cell office:value-type="string" table:style-name="ce18">
            <text:p><text:a xlink:href="https://geodata-info.dk/srv/dan/csw">https://geodata-info.dk:/srv/dan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K_National_Denmark-healthcare_API-registry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Healthcare Denmark</text:p>
          </table:table-cell>
          <table:table-cell office:value-type="string" table:style-name="ce8">
            <text:p>Denmark-healthcare</text:p>
          </table:table-cell>
          <table:table-cell office:value-type="string" table:style-name="ce8">
            <text:p>Denmark national service platform healthcare APIs</text:p>
          </table:table-cell>
          <table:table-cell office:value-type="string" table:style-name="ce18">
            <text:p><text:a xlink:href="https://www.nspop.dk/display/web/NSP+services">https://www.nspop.dk/display/web/NSP+services</text:a></text:p>
          </table:table-cell>
          <table:table-cell office:value-type="string" table:style-name="ce8">
            <text:p>API registry</text:p>
          </table:table-cell>
          <table:table-cell office:value-type="float" office:value="43" table:style-name="ce19">
            <text:p>43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DK_National_Denmark-map_Data-catalogue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Agency for Data Supply and Efficiency</text:p>
          </table:table-cell>
          <table:table-cell office:value-type="string" table:style-name="ce8">
            <text:p>Denmark-map</text:p>
          </table:table-cell>
          <table:table-cell office:value-type="string" table:style-name="ce8">
            <text:p>Denmark maps APIs</text:p>
          </table:table-cell>
          <table:table-cell office:value-type="string" table:style-name="ce17">
            <text:p>https://kortforsyningen.dk/indhold/webservice-liste-0</text:p>
          </table:table-cell>
          <table:table-cell office:value-type="string" table:style-name="ce8">
            <text:p>Data catalogue</text:p>
          </table:table-cell>
          <table:table-cell office:value-type="float" office:value="93" table:style-name="ce19">
            <text:p>93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DK_National_Denmark-statistics_Data-catalogue-API</text:p>
          </table:table-cell>
          <table:table-cell office:value-type="string" table:style-name="ce8">
            <text:p>Denmark</text:p>
          </table:table-cell>
          <table:table-cell office:value-type="string" table:style-name="ce8">
            <text:p>Government of Denmark, Statistics</text:p>
          </table:table-cell>
          <table:table-cell office:value-type="string" table:style-name="ce8">
            <text:p>Denmark-statistics</text:p>
          </table:table-cell>
          <table:table-cell office:value-type="string" table:style-name="ce8">
            <text:p>Denmark statistics</text:p>
          </table:table-cell>
          <table:table-cell office:value-type="string" table:style-name="ce18">
            <text:p><text:a xlink:href="https://www.dst.dk/en/Statistik/statistikbanken/api">https://www.dst.dk/en/Statistik/statistikbanken/api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D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10">
          <table:table-cell office:value-type="string" table:style-name="ce8">
            <text:p>EE_International_Estonia-CPSV-AP_Specific-API</text:p>
          </table:table-cell>
          <table:table-cell office:value-type="string" table:style-name="ce8">
            <text:p>Estonia</text:p>
          </table:table-cell>
          <table:table-cell office:value-type="string" table:style-name="ce8">
            <text:p>Government of Estonia, Society Services Development Department of the Ministry of Economic Affairs and Communications</text:p>
          </table:table-cell>
          <table:table-cell office:value-type="string" table:style-name="ce8">
            <text:p>Estonia-CPSV-AP</text:p>
          </table:table-cell>
          <table:table-cell office:value-type="string" table:style-name="ce8">
            <text:p>Estonia Core Public Service Vocabulary application profile APIs</text:p>
          </table:table-cell>
          <table:table-cell office:value-type="string" table:style-name="ce18">
            <text:p><text:a xlink:href="https://github.com/MKM-ITAO/riigiteenused">https://github.com/MKM-ITAO/riigiteenused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EE</text:p>
          </table:table-cell>
          <table:table-cell office:value-type="string" table:style-name="ce8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E_National_Estonia-CRIS_Specific-API</text:p>
          </table:table-cell>
          <table:table-cell office:value-type="string" table:style-name="ce8">
            <text:p>Estonia</text:p>
          </table:table-cell>
          <table:table-cell office:value-type="string" table:style-name="ce8">
            <text:p>Government of Estonia, Centre of Registers and Information Systems</text:p>
          </table:table-cell>
          <table:table-cell office:value-type="string" table:style-name="ce8">
            <text:p>Estonia-CRIS</text:p>
          </table:table-cell>
          <table:table-cell office:value-type="string" table:style-name="ce8">
            <text:p>Estonia APIs for company registration</text:p>
          </table:table-cell>
          <table:table-cell office:value-type="string" table:style-name="ce18">
            <text:p><text:a xlink:href="http://www.rik.ee/en/other-services/company-registration-api">http://www.rik.ee/en/other-services/company-registration-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E_National_Estonia-geodata_Data-catalogue-API</text:p>
          </table:table-cell>
          <table:table-cell office:value-type="string" table:style-name="ce8">
            <text:p>Estonia</text:p>
          </table:table-cell>
          <table:table-cell office:value-type="string" table:style-name="ce8">
            <text:p>Government of Estonia</text:p>
          </table:table-cell>
          <table:table-cell office:value-type="string" table:style-name="ce8">
            <text:p>Estonia-geodata</text:p>
          </table:table-cell>
          <table:table-cell office:value-type="string" table:style-name="ce8">
            <text:p>Estonia geodata</text:p>
          </table:table-cell>
          <table:table-cell office:value-type="string" table:style-name="ce18">
            <text:p><text:a xlink:href="http://inspire.maaamet.ee/geoportal/csw">http://inspire.maaamet.ee/geoportal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E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EE_National_Estonia-Health_Specific-API</text:p>
          </table:table-cell>
          <table:table-cell office:value-type="string" table:style-name="ce8">
            <text:p>Estonia</text:p>
          </table:table-cell>
          <table:table-cell office:value-type="string" table:style-name="ce8">
            <text:p>Government of Estonia, Center for Health and Welfare Information Systems</text:p>
          </table:table-cell>
          <table:table-cell office:value-type="string" table:style-name="ce8">
            <text:p>Estonia-Health</text:p>
          </table:table-cell>
          <table:table-cell office:value-type="string" table:style-name="ce8">
            <text:p>Estonia Center for Health and Welfare Information Systems APIs</text:p>
          </table:table-cell>
          <table:table-cell office:value-type="string" table:style-name="ce18">
            <text:p><text:a xlink:href="https://www.tehik.ee/tervis/arendaja/">https://www.tehik.ee/tervis/arendaja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E_National_Estonia-X-ROAD_API-registry</text:p>
          </table:table-cell>
          <table:table-cell office:value-type="string" table:style-name="ce26">
            <text:p>Estonia</text:p>
          </table:table-cell>
          <table:table-cell office:value-type="string" table:style-name="ce8">
            <text:p>Government of Estonia, Information System Authority</text:p>
          </table:table-cell>
          <table:table-cell office:value-type="string" table:style-name="ce26">
            <text:p>Estonia-X-ROAD</text:p>
          </table:table-cell>
          <table:table-cell office:value-type="string" table:style-name="ce26">
            <text:p>Estonia X-Road API catalogue</text:p>
          </table:table-cell>
          <table:table-cell office:value-type="string" table:style-name="ce17">
            <text:p>https://varamu.riha.ee/#Elektroonilise_andmevahetuse_metaandmed</text:p>
          </table:table-cell>
          <table:table-cell office:value-type="string" table:style-name="ce26">
            <text:p>API registry</text:p>
          </table:table-cell>
          <table:table-cell office:value-type="float" office:value="2464" table:style-name="ce19">
            <text:p>2464</text:p>
          </table:table-cell>
          <table:table-cell office:value-type="string" table:style-name="ce26">
            <text:p>Various</text:p>
          </table:table-cell>
          <table:table-cell office:value-type="string" table:style-name="ce26">
            <text:p>National</text:p>
          </table:table-cell>
          <table:table-cell office:value-type="string" table:style-name="ce26">
            <text:p>E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L_National_Greece-Data_Data-catalogue-API</text:p>
          </table:table-cell>
          <table:table-cell office:value-type="string" table:style-name="ce8">
            <text:p>Greece</text:p>
          </table:table-cell>
          <table:table-cell office:value-type="string" table:style-name="ce8">
            <text:p>Government of Greece</text:p>
          </table:table-cell>
          <table:table-cell office:value-type="string" table:style-name="ce8">
            <text:p>Greece-Data</text:p>
          </table:table-cell>
          <table:table-cell office:value-type="string" table:style-name="ce8">
            <text:p>Greece Data</text:p>
          </table:table-cell>
          <table:table-cell office:value-type="string" table:style-name="ce18">
            <text:p><text:a xlink:href="http://www.data.gov.gr/dataset">http://www.data.gov.gr/datase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L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L_National_Greece-Diavgeia_Data-catalogue-API</text:p>
          </table:table-cell>
          <table:table-cell office:value-type="string" table:style-name="ce8">
            <text:p>Greece</text:p>
          </table:table-cell>
          <table:table-cell office:value-type="string" table:style-name="ce8">
            <text:p>Government of Greece, Ministry of Administrative Reconstruction</text:p>
          </table:table-cell>
          <table:table-cell office:value-type="string" table:style-name="ce8">
            <text:p>Greece-Diavgeia</text:p>
          </table:table-cell>
          <table:table-cell office:value-type="string" table:style-name="ce8">
            <text:p>Greece Diavgeia</text:p>
          </table:table-cell>
          <table:table-cell office:value-type="string" table:style-name="ce18">
            <text:p><text:a xlink:href="http://opendata.diavgeia.gov.gr/api/">http://opendata.diavgeia.gov.gr/api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L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11">
          <table:table-cell office:value-type="string" table:style-name="ce8">
            <text:p>EL_National_Greece-geodata_Data-catalogue-API</text:p>
          </table:table-cell>
          <table:table-cell office:value-type="string" table:style-name="ce8">
            <text:p>Greece</text:p>
          </table:table-cell>
          <table:table-cell office:value-type="string" table:style-name="ce27">
            <text:p>Government of Greece, Information Management Systems Institute</text:p>
          </table:table-cell>
          <table:table-cell office:value-type="string" table:style-name="ce8">
            <text:p>Greece-geodata</text:p>
          </table:table-cell>
          <table:table-cell office:value-type="string" table:style-name="ce8">
            <text:p>Greece Geodata</text:p>
          </table:table-cell>
          <table:table-cell office:value-type="string" table:style-name="ce18">
            <text:p><text:a xlink:href="http://geodata.gov.gr/content/about-en/">http://geodata.gov.gr/content/about-en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L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L_National_Greece-INSPIRE-geodata_Data-catalogue-API</text:p>
          </table:table-cell>
          <table:table-cell office:value-type="string" table:style-name="ce8">
            <text:p>Greece</text:p>
          </table:table-cell>
          <table:table-cell office:value-type="string" table:style-name="ce8">
            <text:p>Government of Greece</text:p>
          </table:table-cell>
          <table:table-cell office:value-type="string" table:style-name="ce8">
            <text:p>Greece-INSPIRE-geodata</text:p>
          </table:table-cell>
          <table:table-cell office:value-type="string" table:style-name="ce8">
            <text:p>Greece INSPIRE metadata catalogue APIs</text:p>
          </table:table-cell>
          <table:table-cell office:value-type="string" table:style-name="ce18">
            <text:p><text:a xlink:href="http://geoportal.ypen.gr/geonetwork/srv/eng/csw">http://geoportal.ypen.gr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EL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L_National_Greece-Public-Spending_Specific-API</text:p>
          </table:table-cell>
          <table:table-cell office:value-type="string" table:style-name="ce8">
            <text:p>Greece</text:p>
          </table:table-cell>
          <table:table-cell office:value-type="string" table:style-name="ce8">
            <text:p>YDS project</text:p>
          </table:table-cell>
          <table:table-cell office:value-type="string" table:style-name="ce8">
            <text:p>Greece-Public-Spending</text:p>
          </table:table-cell>
          <table:table-cell office:value-type="string" table:style-name="ce8">
            <text:p>Greece Public Spending APIs</text:p>
          </table:table-cell>
          <table:table-cell office:value-type="string" table:style-name="ce17">
            <text:p/>
            <text:p>http://platform.yourdatastories.eu/marketplace/greek-public-spending-service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L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S_City_Alicante-UAPI_Specific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University of Alicante</text:p>
          </table:table-cell>
          <table:table-cell office:value-type="string" table:style-name="ce8">
            <text:p>Alicante-UAPI</text:p>
          </table:table-cell>
          <table:table-cell office:value-type="string" table:style-name="ce8">
            <text:p>University of Alicante APIs</text:p>
          </table:table-cell>
          <table:table-cell office:value-type="string" table:style-name="ce18">
            <text:p><text:a xlink:href="https://dev.datos.ua.es/">https://dev.datos.ua.es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Research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City_Barcelona-OpenData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City of Barcelona</text:p>
          </table:table-cell>
          <table:table-cell office:value-type="string" table:style-name="ce8">
            <text:p>Barcelona-OpenData</text:p>
          </table:table-cell>
          <table:table-cell office:value-type="string" table:style-name="ce8">
            <text:p>Barcelona Open Data</text:p>
          </table:table-cell>
          <table:table-cell office:value-type="string" table:style-name="ce18">
            <text:p><text:a xlink:href="https://opendata-ajuntament.barcelona.cat/en/api-cataleg">https://opendata-ajuntament.barcelona.cat/en/api-cataleg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City_Barcelona-Sentilo-API_Specific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City of Barcelona</text:p>
          </table:table-cell>
          <table:table-cell office:value-type="string" table:style-name="ce8">
            <text:p>Barcelona-Sentilo-API</text:p>
          </table:table-cell>
          <table:table-cell office:value-type="string" table:style-name="ce8">
            <text:p>Barcelona Sentilo API</text:p>
          </table:table-cell>
          <table:table-cell office:value-type="string" table:style-name="ce18">
            <text:p><text:a xlink:href="https://connecta.bcn.cat/connecta-catalog-web/component/map">https://connecta.bcn.cat/connecta-catalog-web/component/map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IoT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S_City_Madrid-MobilityLabs_Specific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City of Madrid, Mobility labs (EMT)</text:p>
          </table:table-cell>
          <table:table-cell office:value-type="string" table:style-name="ce8">
            <text:p>Madrid-MobilityLabs</text:p>
          </table:table-cell>
          <table:table-cell office:value-type="string" table:style-name="ce8">
            <text:p>Madrid MobilityLabs</text:p>
          </table:table-cell>
          <table:table-cell office:value-type="string" table:style-name="ce18">
            <text:p><text:a xlink:href="https://mobilitylabs.emtmadrid.es/portal/">https://mobilitylabs.emtmadrid.es/portal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City_Zaragoza-OpenData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City of Zaragoza</text:p>
          </table:table-cell>
          <table:table-cell office:value-type="string" table:style-name="ce8">
            <text:p>Zaragoza-OpenData</text:p>
          </table:table-cell>
          <table:table-cell office:value-type="string" table:style-name="ce8">
            <text:p>Zaragoza Open Data</text:p>
          </table:table-cell>
          <table:table-cell office:value-type="string" table:style-name="ce18">
            <text:p><text:a xlink:href="https://www.zaragoza.es/sede/portal/datos-abiertos/api">https://www.zaragoza.es/sede/portal/datos-abiertos/api</text:a></text:p>
          </table:table-cell>
          <table:table-cell office:value-type="string" table:style-name="ce8">
            <text:p>Data catalogue</text:p>
          </table:table-cell>
          <table:table-cell office:value-type="float" office:value="84" table:style-name="ce19">
            <text:p>84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S_National_Osoigo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Osoigo</text:p>
          </table:table-cell>
          <table:table-cell office:value-type="string" table:style-name="ce8">
            <text:p>Osoigo</text:p>
          </table:table-cell>
          <table:table-cell office:value-type="string" table:style-name="ce8">
            <text:p>Osoigo APIs</text:p>
          </table:table-cell>
          <table:table-cell office:value-type="string" table:style-name="ce18">
            <text:p><text:a xlink:href="https://www.osoigo.com/api/api0.3.html">https://www.osoigo.com/api/api0.3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S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National_Referenda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Referenda</text:p>
          </table:table-cell>
          <table:table-cell office:value-type="string" table:style-name="ce8">
            <text:p>Referenda</text:p>
          </table:table-cell>
          <table:table-cell office:value-type="string" table:style-name="ce8">
            <text:p>Referenda APIs</text:p>
          </table:table-cell>
          <table:table-cell office:value-type="string" table:style-name="ce18">
            <text:p><text:a xlink:href="https://referenda.es/developers;https:/referenda.es:3443/api/">https://referenda.es/developers;https://referenda.es:3443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S_National_Spain-Data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Government of Spain</text:p>
          </table:table-cell>
          <table:table-cell office:value-type="string" table:style-name="ce8">
            <text:p>Spain-Data</text:p>
          </table:table-cell>
          <table:table-cell office:value-type="string" table:style-name="ce8">
            <text:p>Spain Data</text:p>
          </table:table-cell>
          <table:table-cell office:value-type="string" table:style-name="ce18">
            <text:p><text:a xlink:href="http://www.datos.gob.es/">http://www.datos.gob.es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ES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S_National_Spain-geodata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Government of Spain</text:p>
          </table:table-cell>
          <table:table-cell office:value-type="string" table:style-name="ce8">
            <text:p>Spain-geodata</text:p>
          </table:table-cell>
          <table:table-cell office:value-type="string" table:style-name="ce8">
            <text:p>Spain INSPIRE metadata catalogue APIs</text:p>
          </table:table-cell>
          <table:table-cell office:value-type="string" table:style-name="ce18">
            <text:p><text:a xlink:href="http://www.idee.es/csw-codsi-idee/srv/spa/csw">http://www.idee.es/csw-codsi-idee/srv/spa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ES_Regional_Andalusia-iCMS_Specific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Region Andalusia</text:p>
          </table:table-cell>
          <table:table-cell office:value-type="string" table:style-name="ce8">
            <text:p>Andalusia-iCMS</text:p>
          </table:table-cell>
          <table:table-cell office:value-type="string" table:style-name="ce8">
            <text:p>Andalusia interface for interoperability of web contents (iCMS) APIs</text:p>
          </table:table-cell>
          <table:table-cell office:value-type="string" table:style-name="ce18">
            <text:p><text:a xlink:href="https://joinup.ec.europa.eu/solution/icms-interface-interoperability-web-contents/about">https://joinup.ec.europa.eu/solution/icms-interface-interoperability-web-contents/about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Regional_Aragon-OpenData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Region Aragona</text:p>
          </table:table-cell>
          <table:table-cell office:value-type="string" table:style-name="ce8">
            <text:p>Aragon-OpenData</text:p>
          </table:table-cell>
          <table:table-cell office:value-type="string" table:style-name="ce8">
            <text:p>Aragon OpenData</text:p>
          </table:table-cell>
          <table:table-cell office:value-type="string" table:style-name="ce18">
            <text:p><text:a xlink:href="https://opendata.aragon.es/herramientas/desarrolladores">https://opendata.aragon.es/herramientas/desarrolladores</text:a></text:p>
          </table:table-cell>
          <table:table-cell office:value-type="string" table:style-name="ce8">
            <text:p>Data catalogue</text:p>
          </table:table-cell>
          <table:table-cell office:value-type="float" office:value="3" table:style-name="ce19">
            <text:p>3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S_Regional_Galicia-Meteo_Specific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Region Galicia</text:p>
          </table:table-cell>
          <table:table-cell office:value-type="string" table:style-name="ce8">
            <text:p>Galicia-Meteo</text:p>
          </table:table-cell>
          <table:table-cell office:value-type="string" table:style-name="ce8">
            <text:p>Galicia Meteo APIs</text:p>
          </table:table-cell>
          <table:table-cell office:value-type="string" table:style-name="ce18">
            <text:p><text:a xlink:href="http://servizos.meteogalicia.es/api_manual/en/index.html">http://servizos.meteogalicia.es/api_manual/en/index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Meteo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S_Regional_Spain-Cantabria-Stat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Region Cantabria</text:p>
          </table:table-cell>
          <table:table-cell office:value-type="string" table:style-name="ce8">
            <text:p>Spain-Cantabria-Stat</text:p>
          </table:table-cell>
          <table:table-cell office:value-type="string" table:style-name="ce8">
            <text:p>Cantabria Statistics</text:p>
          </table:table-cell>
          <table:table-cell office:value-type="string" table:style-name="ce18">
            <text:p><text:a xlink:href="http://www.icane.es/statistical-api">http://www.icane.es/statistical-api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S_Regional_Spain-Catalunya-Stats_Data-catalogue-API</text:p>
          </table:table-cell>
          <table:table-cell office:value-type="string" table:style-name="ce8">
            <text:p>Spain</text:p>
          </table:table-cell>
          <table:table-cell office:value-type="string" table:style-name="ce8">
            <text:p>Region Catalonia</text:p>
          </table:table-cell>
          <table:table-cell office:value-type="string" table:style-name="ce8">
            <text:p>Spain-Catalunya-Stats</text:p>
          </table:table-cell>
          <table:table-cell office:value-type="string" table:style-name="ce8">
            <text:p>Catalunya Statistics</text:p>
          </table:table-cell>
          <table:table-cell office:value-type="string" table:style-name="ce18">
            <text:p><text:a xlink:href="http://api.idescat.cat/indicadors/v1/">http://api.idescat.cat/indicadors/v1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ES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U_International_Buhl-Rasmussen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Buhl &amp; Rasmussen</text:p>
          </table:table-cell>
          <table:table-cell office:value-type="string" table:style-name="ce8">
            <text:p>Buhl-Rasmussen</text:p>
          </table:table-cell>
          <table:table-cell office:value-type="string" table:style-name="ce8">
            <text:p>API for European Union legislation</text:p>
          </table:table-cell>
          <table:table-cell office:value-type="string" table:style-name="ce18">
            <text:p><text:a xlink:href="http://api.epdb.eu/">http://api.epdb.eu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eg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U_International_CitySDK_API-tool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CitySDK</text:p>
          </table:table-cell>
          <table:table-cell office:value-type="string" table:style-name="ce8">
            <text:p>CitySDK</text:p>
          </table:table-cell>
          <table:table-cell office:value-type="string" table:style-name="ce8">
            <text:p>CitySDK API tool</text:p>
          </table:table-cell>
          <table:table-cell office:value-type="string" table:style-name="ce18">
            <text:p><text:a xlink:href="http://citysdk.waag.org/about/">http://citysdk.waag.org/about/</text:a></text:p>
          </table:table-cell>
          <table:table-cell office:value-type="string" table:style-name="ce8">
            <text:p>API tool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12">
          <table:table-cell office:value-type="string" table:style-name="ce8">
            <text:p>EU_International_ECMWF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European Centre for Medium-Range Weather Forecasts (ECMWF)</text:p>
          </table:table-cell>
          <table:table-cell office:value-type="string" table:style-name="ce8">
            <text:p>ECMWF</text:p>
          </table:table-cell>
          <table:table-cell office:value-type="string" table:style-name="ce8">
            <text:p>European Centre for Medium-Range Weather Forecasts APIs</text:p>
          </table:table-cell>
          <table:table-cell office:value-type="string" table:style-name="ce25">
            <text:p>TIGGE and TIGGE-LAM systems. Poc (from GEOWOW project): David Richardson, Baudouin Raoult: https://software.ecmwf.int/wiki/display/TIGGE/Project</text:p>
            <text:p/>
            <text:p>http://apps.ecmwf.int/datasets/data/tigge/levtype=sfc/type=cf/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Weather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MODNet_Data-catalogue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European Comission, European Marine Observation and Data Network (EMODNet)</text:p>
          </table:table-cell>
          <table:table-cell office:value-type="string" table:style-name="ce8">
            <text:p>EMODNet</text:p>
          </table:table-cell>
          <table:table-cell office:value-type="string" table:style-name="ce8">
            <text:p>European Marine Observation and Data Network APIs</text:p>
          </table:table-cell>
          <table:table-cell office:value-type="string" table:style-name="ce25">
            <text:p>http://www.emodnet-biology.eu/emodnet-biology-api (example)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EU_International_EU-CELLAR_Specific-API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ropean Commission, Publications Office of the European Union</text:p>
          </table:table-cell>
          <table:table-cell office:value-type="string" table:style-name="ce8">
            <text:p>EU-CELLAR</text:p>
          </table:table-cell>
          <table:table-cell office:value-type="string" table:style-name="ce8">
            <text:p>Sparql and RESTful API access to European Union law and publications</text:p>
          </table:table-cell>
          <table:table-cell office:value-type="string" table:style-name="ce18">
            <text:p><text:a xlink:href="http://data.europa.eu/euodp/en/data/dataset/sparql-cellar-of-the-publications-office">http://data.europa.eu/euodp/en/data/dataset/sparql-cellar-of-the-publications-office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eg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CITSCI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CITSCI</text:p>
          </table:table-cell>
          <table:table-cell office:value-type="string" table:style-name="ce8">
            <text:p>Citizen science APIs</text:p>
          </table:table-cell>
          <table:table-cell office:value-type="string" table:style-name="ce18">
            <text:p><text:a xlink:href="http://inspireaq.jrc.ec.europa.eu:5432/reports">http://inspireaq.jrc.ec.europa.eu:5432/report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Copernicus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, Copernicus</text:p>
          </table:table-cell>
          <table:table-cell office:value-type="string" table:style-name="ce8">
            <text:p>EU-Copernicus</text:p>
          </table:table-cell>
          <table:table-cell office:value-type="string" table:style-name="ce8">
            <text:p>Copernicus APIs</text:p>
          </table:table-cell>
          <table:table-cell office:value-type="string" table:style-name="ce18">
            <text:p><text:a xlink:href="https://scihub.copernicus.eu/twiki/do/view/SciHubWebPortal/APIHubDescription">https://scihub.copernicus.eu/twiki/do/view/SciHubWebPortal/APIHubDescription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U_International_EU-Council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uncil</text:p>
          </table:table-cell>
          <table:table-cell office:value-type="string" table:style-name="ce8">
            <text:p>EU-Council</text:p>
          </table:table-cell>
          <table:table-cell office:value-type="string" table:style-name="ce8">
            <text:p>European Council</text:p>
          </table:table-cell>
          <table:table-cell office:value-type="string" table:style-name="ce18">
            <text:p><text:a xlink:href="https://myremote.ec.europa.eu/owa/,DanaInfo=.awfdpenrGmlJp6424qQwB,SSL+redir.aspx?C=Zk6rRYj9iE7c0LQkyamm7hfF6bxIWMbfKugGC1bN9gNxXhI9RVvWCA..&amp;URL=http%3a%2f%2fdata.consilium.europa.eu%2fsparql">http://data.consilium.europa.eu/sparq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EU_International_EU-DG-SANTE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DG-SANTE</text:p>
          </table:table-cell>
          <table:table-cell office:value-type="string" table:style-name="ce8">
            <text:p>European Commission Health and Food Safety Directorate General public data</text:p>
          </table:table-cell>
          <table:table-cell office:value-type="string" table:style-name="ce18">
            <text:p><text:a xlink:href="https://myremote.ec.europa.eu/owa/,DanaInfo=.awfdpenrGmlJp6424qQwB,SSL+redir.aspx?C=q6cPgtQG7cLzb0dN19h4dvCDHQwzRRDW0G3kygBNobtxXhI9RVvWCA..&amp;URL=http%3a%2f%2fec.europa.eu%2fsemantic_webgate%2f%23%2f">http://ec.europa.eu/semantic_webgate/#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EU_International_EU-DSM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DSM</text:p>
          </table:table-cell>
          <table:table-cell office:value-type="string" table:style-name="ce8">
            <text:p>Digital Agenda Key Indicators</text:p>
          </table:table-cell>
          <table:table-cell office:value-type="string" table:style-name="ce18">
            <text:p><text:a xlink:href="http://semantic.digital-agenda-data.eu/dataset/digital-agenda-scoreboard-key-indicators">http://semantic.digital-agenda-data.eu/dataset/digital-agenda-scoreboard-key-indicators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SMART 2015/0041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U_International_EU-eArchiving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Archiving</text:p>
          </table:table-cell>
          <table:table-cell office:value-type="string" table:style-name="ce8">
            <text:p>eArchiving building block APIs</text:p>
          </table:table-cell>
          <table:table-cell office:value-type="string" table:style-name="ce18">
            <text:p><text:a xlink:href="https://github.com/eark-project/OMS">https://github.com/eark-project/OM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CB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urt</text:p>
          </table:table-cell>
          <table:table-cell office:value-type="string" table:style-name="ce8">
            <text:p>EU-ECB</text:p>
          </table:table-cell>
          <table:table-cell office:value-type="string" table:style-name="ce8">
            <text:p>European Court Database</text:p>
          </table:table-cell>
          <table:table-cell office:value-type="string" table:style-name="ce18">
            <text:p><text:a xlink:href="http://data.europa.eu/euodp/en/data/dataset/european-court-database-api">http://data.europa.eu/euodp/en/data/dataset/european-court-database-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eg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CB-SDMX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entral Bank Statistics</text:p>
          </table:table-cell>
          <table:table-cell office:value-type="string" table:style-name="ce8">
            <text:p>EU-ECB-SDMX</text:p>
          </table:table-cell>
          <table:table-cell office:value-type="string" table:style-name="ce8">
            <text:p>European Court Database statistics</text:p>
          </table:table-cell>
          <table:table-cell office:value-type="string" table:style-name="ce18">
            <text:p><text:a xlink:href="http://data.europa.eu/euodp/en/data/dataset/ecb-web-service">http://data.europa.eu/euodp/en/data/dataset/ecb-web-service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EU_International_EU-ECHA-IUCLID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hemicals Agency (ECHA)</text:p>
          </table:table-cell>
          <table:table-cell office:value-type="string" table:style-name="ce8">
            <text:p>EU-ECHA-IUCLID</text:p>
          </table:table-cell>
          <table:table-cell office:value-type="string" table:style-name="ce8">
            <text:p>European Chemicals Agency (ECHA) IUCLID chemical substances APIs</text:p>
          </table:table-cell>
          <table:table-cell office:value-type="string" table:style-name="ce18">
            <text:p><text:a xlink:href="https://iuclid6.echa.europa.eu/public-api">https://iuclid6.echa.europa.eu/public-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hemical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ECHA-QSART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hemicals Agency (ECHA)</text:p>
          </table:table-cell>
          <table:table-cell office:value-type="string" table:style-name="ce8">
            <text:p>EU-ECHA-QSART</text:p>
          </table:table-cell>
          <table:table-cell office:value-type="string" table:style-name="ce8">
            <text:p>European Chemicals Agency (ECHA) QSART APIs</text:p>
          </table:table-cell>
          <table:table-cell office:value-type="string" table:style-name="ce18">
            <text:p><text:a xlink:href="https://qsartoolbox.org/developers/webapi/">https://qsartoolbox.org/developers/web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hemical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EDP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DP</text:p>
          </table:table-cell>
          <table:table-cell office:value-type="string" table:style-name="ce8">
            <text:p>European Data Portal API</text:p>
          </table:table-cell>
          <table:table-cell office:value-type="string" table:style-name="ce28">
            <text:p>http://www.europeandataportal.eu/data/en/api/3<text:span text:style-name="T1"/></text:p>
            <text:p/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EEA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Environment Agency (EEA)</text:p>
          </table:table-cell>
          <table:table-cell office:value-type="string" table:style-name="ce8">
            <text:p>EU-EEA</text:p>
          </table:table-cell>
          <table:table-cell office:value-type="string" table:style-name="ce8">
            <text:p>European Environmental Agency APIS</text:p>
          </table:table-cell>
          <table:table-cell office:value-type="string" table:style-name="ce17">
            <text:p>https://www.eea.europa.eu/code/gis/gis-applications-api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Invoice-CEN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Invoice-CEN</text:p>
          </table:table-cell>
          <table:table-cell office:value-type="string" table:style-name="ce8">
            <text:p>eInvoice CEN Building block</text:p>
          </table:table-cell>
          <table:table-cell office:value-type="string" table:style-name="ce18">
            <text:p><text:a xlink:href="https://www.itb.ec.europa.eu/cenws8/api/validation?wsdl">https://www.itb.ec.europa.eu/cenws8/api/validation?wsd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Invoice-UBL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Invoice-UBL</text:p>
          </table:table-cell>
          <table:table-cell office:value-type="string" table:style-name="ce8">
            <text:p>eInvoice UBL Bulding block</text:p>
          </table:table-cell>
          <table:table-cell office:value-type="string" table:style-name="ce18">
            <text:p><text:a xlink:href="https://www.itb.ec.europa.eu/invoice/api/validation?wsdl">https://www.itb.ec.europa.eu/invoice/api/validation?wsd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10">
          <table:table-cell office:value-type="string" table:style-name="ce8">
            <text:p>EU_International_EU-ESCO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SCO</text:p>
          </table:table-cell>
          <table:table-cell office:value-type="string" table:style-name="ce8">
            <text:p>European Skills, Competences, Qualifications and Occupations (ESCO) APIs</text:p>
          </table:table-cell>
          <table:table-cell office:value-type="string" table:style-name="ce18">
            <text:p><text:a xlink:href="https://ec.europa.eu/esco/api">https://ec.europa.eu/esco/api<text:s/>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ESPD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SPD</text:p>
          </table:table-cell>
          <table:table-cell office:value-type="string" table:style-name="ce8">
            <text:p>European Single Procurement Document (ESPD)</text:p>
          </table:table-cell>
          <table:table-cell office:value-type="string" table:style-name="ce18">
            <text:p><text:a xlink:href="https://www.itb.ec.europa.eu/espd/api/validation?wsdl">https://www.itb.ec.europa.eu/espd/api/validation?wsd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ESTAT-NUTS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STAT-NUTS</text:p>
          </table:table-cell>
          <table:table-cell office:value-type="string" table:style-name="ce8">
            <text:p>Eurostat NUTS administrative classification</text:p>
          </table:table-cell>
          <table:table-cell office:value-type="string" table:style-name="ce18">
            <text:p><text:a xlink:href="http://data.europa.eu/euodp/en/data/dataset/ESTAT-NUTS-classification">http://data.europa.eu/euodp/en/data/dataset/ESTAT-NUTS-classification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Tendering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Tendering</text:p>
          </table:table-cell>
          <table:table-cell office:value-type="string" table:style-name="ce8">
            <text:p>eTendering APIs</text:p>
          </table:table-cell>
          <table:table-cell office:value-type="string" table:style-name="ce18">
            <text:p><text:a xlink:href="https://www.itb.ec.europa.eu/etendering/api/validation?wsdl">https://www.itb.ec.europa.eu/etendering/api/validation?wsd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Translation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Translation</text:p>
          </table:table-cell>
          <table:table-cell office:value-type="string" table:style-name="ce8">
            <text:p>eTranslation building block APIs</text:p>
          </table:table-cell>
          <table:table-cell office:value-type="string" table:style-name="ce18">
            <text:p><text:a xlink:href="https://ec.europa.eu/cefdigital/wiki/display/CEFDIGITAL/Machine+translation">https://ec.europa.eu/cefdigital/wiki/display/CEFDIGITAL/Machine+translation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anguage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uropeana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a Foundation</text:p>
          </table:table-cell>
          <table:table-cell office:value-type="string" table:style-name="ce8">
            <text:p>EU-Europeana</text:p>
          </table:table-cell>
          <table:table-cell office:value-type="string" table:style-name="ce8">
            <text:p>Europeana APIs</text:p>
          </table:table-cell>
          <table:table-cell office:value-type="string" table:style-name="ce18">
            <text:p><text:a xlink:href="https://pro.europeana.eu/resources/apis/intro">https://pro.europeana.eu/resources/apis/intro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22">
            <text:p>Culture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Eurostat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Eurostat</text:p>
          </table:table-cell>
          <table:table-cell office:value-type="string" table:style-name="ce8">
            <text:p>Eurostat APIs</text:p>
          </table:table-cell>
          <table:table-cell office:value-type="string" table:style-name="ce18">
            <text:p><text:a xlink:href="http://ec.europa.eu/eurostat/web/json-and-unicode-web-services">http://ec.europa.eu/eurostat/web/json-and-unicode-web-services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Foodie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Farm Oriented Open Data in Europe (FOODIE) project consortium</text:p>
          </table:table-cell>
          <table:table-cell office:value-type="string" table:style-name="ce8">
            <text:p>EU-Foodie</text:p>
          </table:table-cell>
          <table:table-cell office:value-type="string" table:style-name="ce8">
            <text:p>Farm Oriented Open Data in Europe APIs</text:p>
          </table:table-cell>
          <table:table-cell office:value-type="string" table:style-name="ce18">
            <text:p><text:a xlink:href="https://www.foodie-cloud.org/developers/">https://www.foodie-cloud.org/developers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Agriculture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GISCO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GISCO</text:p>
          </table:table-cell>
          <table:table-cell office:value-type="string" table:style-name="ce8">
            <text:p>Geographic Information System of the Cоmmission datasets</text:p>
          </table:table-cell>
          <table:table-cell office:value-type="string" table:style-name="ce18">
            <text:p><text:a xlink:href="http://data.europa.eu/euodp/en/data/dataset/estat-gisco">http://data.europa.eu/euodp/en/data/dataset/estat-gisco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Godan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Godan consortium</text:p>
          </table:table-cell>
          <table:table-cell office:value-type="string" table:style-name="ce8">
            <text:p>EU-Godan</text:p>
          </table:table-cell>
          <table:table-cell office:value-type="string" table:style-name="ce8">
            <text:p>Global Open Data for Agriculture and nutrition APIs</text:p>
          </table:table-cell>
          <table:table-cell office:value-type="string" table:style-name="ce18">
            <text:p><text:a xlink:href="https://www.godan.info/organizations/api-agro">https://www.godan.info/organizations/api-agro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Agriculture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IATI-registry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International Aid Transparency Initiative (IATI)</text:p>
          </table:table-cell>
          <table:table-cell office:value-type="string" table:style-name="ce8">
            <text:p>EU-IATI-registry</text:p>
          </table:table-cell>
          <table:table-cell office:value-type="string" table:style-name="ce8">
            <text:p>International Aid Transparency Initiative APIs</text:p>
          </table:table-cell>
          <table:table-cell office:value-type="string" table:style-name="ce17">
            <text:p>https://iatistandard.org/en/using-data/iati-tools-and-resources/using-iati-registry/<text:s/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EU_International_EU-INSPIRE-ETF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INSPIRE-ETF</text:p>
          </table:table-cell>
          <table:table-cell office:value-type="string" table:style-name="ce8">
            <text:p>Spatial Information in the European Community (INSPIRE) European Testing Framework</text:p>
          </table:table-cell>
          <table:table-cell office:value-type="string" table:style-name="ce18">
            <text:p><text:a xlink:href="http://inspire-sandbox.jrc.ec.europa.eu/etf-webapp/swagger-ui.html">http://inspire-sandbox.jrc.ec.europa.eu/etf-webapp/swagger-ui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13">
          <table:table-cell office:value-type="string" table:style-name="ce8">
            <text:p>EU_International_EU-INSPIRE-Geocatalogue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INSPIRE-Geocatalogue</text:p>
          </table:table-cell>
          <table:table-cell office:value-type="string" table:style-name="ce8">
            <text:p>Spatial Information in the European Community (INSPIRE) geocatalogue</text:p>
          </table:table-cell>
          <table:table-cell office:value-type="string" table:style-name="ce18">
            <text:p><text:a xlink:href="http://inspire-geoportal.ec.europa.eu/GeoportalProxyWebServices/resources/OGCCSW202?service=CSW&amp;request=GetCapabilities&amp;version=2.0.2">http://inspire-geoportal.ec.europa.eu/GeoportalProxyWebServices/resources/OGCCSW202?service=CSW&amp;request=GetCapabilities&amp;version=2.0.2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U_International_EU-Itsy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It's Your Parliament (Itsy)</text:p>
          </table:table-cell>
          <table:table-cell office:value-type="string" table:style-name="ce8">
            <text:p>EU-Itsy</text:p>
          </table:table-cell>
          <table:table-cell office:value-type="string" table:style-name="ce8">
            <text:p>It's Your Parliament (Itsy) APIs</text:p>
          </table:table-cell>
          <table:table-cell office:value-type="string" table:style-name="ce18">
            <text:p><text:a xlink:href="http://www.itsyourparliament.eu/api/">http://www.itsyourparliament.eu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EU_International_EU-JRC-USAVE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JRC-USAVE</text:p>
          </table:table-cell>
          <table:table-cell office:value-type="string" table:style-name="ce8">
            <text:p>fUel-SAVing trip plannEr (U-SAVE) APIs</text:p>
          </table:table-cell>
          <table:table-cell office:value-type="string" table:style-name="ce17">
            <text:p>https://usave.1kb.it/api-docs/</text:p>
            <text:p/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U_International_EU-LobbyFacts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Open Knowledge Foundation</text:p>
          </table:table-cell>
          <table:table-cell office:value-type="string" table:style-name="ce8">
            <text:p>EU-LobbyFacts</text:p>
          </table:table-cell>
          <table:table-cell office:value-type="string" table:style-name="ce8">
            <text:p>LobbyFacts APIS</text:p>
          </table:table-cell>
          <table:table-cell office:value-type="string" table:style-name="ce18">
            <text:p><text:a xlink:href="http://api.lobbyfacts.eu/">http://api.lobbyfacts.eu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14">
          <table:table-cell office:value-type="string" table:style-name="ce8">
            <text:p>EU_International_EU-LOTL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National Trusted Lists and the European List of Trusted Lists (LOTL)</text:p>
          </table:table-cell>
          <table:table-cell office:value-type="string" table:style-name="ce8">
            <text:p>EU-LOTL</text:p>
          </table:table-cell>
          <table:table-cell office:value-type="string" table:style-name="ce24">
            <text:p>National Trusted Lists and the European List of Trusted Lists (LOTL) APIs</text:p>
          </table:table-cell>
          <table:table-cell office:value-type="string" table:style-name="ce18">
            <text:p><text:a xlink:href="https://webgate.ec.europa.eu/tl-browser/swagger-ui.html">https://webgate.ec.europa.eu/tl-browser/swagger-ui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EU-ODP_Data-catalogue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, Open Data Portal</text:p>
          </table:table-cell>
          <table:table-cell office:value-type="string" table:style-name="ce8">
            <text:p>EU-ODP</text:p>
          </table:table-cell>
          <table:table-cell office:value-type="string" table:style-name="ce8">
            <text:p>EU Open Data Portal APIs</text:p>
          </table:table-cell>
          <table:table-cell office:value-type="string" table:style-name="ce17">
            <text:p>http://data.europa.eu/euodp/en/data/group/api?groups=api</text:p>
            <text:p/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EU_International_EU-Organicity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Organicity</text:p>
          </table:table-cell>
          <table:table-cell office:value-type="string" table:style-name="ce8">
            <text:p>EU-Organicity</text:p>
          </table:table-cell>
          <table:table-cell office:value-type="string" table:style-name="ce8">
            <text:p>Organicity APIs</text:p>
          </table:table-cell>
          <table:table-cell office:value-type="string" table:style-name="ce17">
            <text:p>https://docs.organicity.eu/api/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EU_International_EU-Participant-Portal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Participant-Portal</text:p>
          </table:table-cell>
          <table:table-cell office:value-type="string" table:style-name="ce8">
            <text:p>European Participant Portal APIs</text:p>
          </table:table-cell>
          <table:table-cell office:value-type="string" table:style-name="ce18">
            <text:p><text:a xlink:href="http://ec.europa.eu/research/participants/portal/desktop/en/support/apis.html">http://ec.europa.eu/research/participants/portal/desktop/en/support/apis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EU_International_EU-Payments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Payments</text:p>
          </table:table-cell>
          <table:table-cell office:value-type="string" table:style-name="ce8">
            <text:p>Historic payments APIs</text:p>
          </table:table-cell>
          <table:table-cell office:value-type="string" table:style-name="ce18">
            <text:p><text:a xlink:href="https://cohesiondata.ec.europa.eu/Other/Historic-EU-payments-regionalised-and-modelled/tc55-7ysv">https://cohesiondata.ec.europa.eu/Other/Historic-EU-payments-regionalised-and-modelled/tc55-7ysv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15">
          <table:table-cell office:value-type="string" table:style-name="ce8">
            <text:p>EU_International_EU-Statistical-Semantic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Statistical-Semantic</text:p>
          </table:table-cell>
          <table:table-cell office:value-type="string" table:style-name="ce8">
            <text:p>Dissemination and Visualization of Statistical Semantic Data API tool</text:p>
          </table:table-cell>
          <table:table-cell office:value-type="string" table:style-name="ce18">
            <text:p><text:a xlink:href="https://virtuoso.digital-agenda-data.eu/describe/?url=http://semantic.digital-agenda-data.eu/API/data/digital-agenda-scoreboard-key-indicators/i_iuif/ind_total/pc_ind_iu3/AT.json">https://virtuoso.digital-agenda-data.eu/describe/?url=http://semantic.digital-agenda-data.eu/API/data/digital-agenda-scoreboard-key-indicators/i_iuif/ind_total/pc_ind_iu3/AT.json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EU_International_YourDataStories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YourDataStories (YDS)</text:p>
          </table:table-cell>
          <table:table-cell office:value-type="string" table:style-name="ce8">
            <text:p>YourDataStories</text:p>
          </table:table-cell>
          <table:table-cell office:value-type="string" table:style-name="ce8">
            <text:p>YourDataStories APIs</text:p>
          </table:table-cell>
          <table:table-cell office:value-type="string" table:style-name="ce17">
            <text:p/>
            <text:p>http://dev.yourdatastories.eu/YDS-docs/API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E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16">
          <table:table-cell office:value-type="string" table:style-name="ce8">
            <text:p>FI_City_Helsinki-API-registry_API-registry</text:p>
          </table:table-cell>
          <table:table-cell office:value-type="string" table:style-name="ce8">
            <text:p>Finland</text:p>
          </table:table-cell>
          <table:table-cell office:value-type="string" table:style-name="ce24">
            <text:p>City of Helsinki Regional Transport Authority (HSL)</text:p>
          </table:table-cell>
          <table:table-cell office:value-type="string" table:style-name="ce8">
            <text:p>Helsinki-API-registry</text:p>
          </table:table-cell>
          <table:table-cell office:value-type="string" table:style-name="ce8">
            <text:p>Helsinki API registry</text:p>
          </table:table-cell>
          <table:table-cell office:value-type="string" table:style-name="ce17">
            <text:p>https://dev.hel.fi/apis/</text:p>
            <text:p/>
          </table:table-cell>
          <table:table-cell office:value-type="string" table:style-name="ce8">
            <text:p>API registry</text:p>
          </table:table-cell>
          <table:table-cell office:value-type="float" office:value="11" table:style-name="ce19">
            <text:p>1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FI_City_Helsinki-HSL_Specific-API</text:p>
          </table:table-cell>
          <table:table-cell office:value-type="string" table:style-name="ce8">
            <text:p>Finland</text:p>
          </table:table-cell>
          <table:table-cell office:value-type="string" table:style-name="ce24">
            <text:p>City of Helsinki Regional Transport Authority (HSL)</text:p>
          </table:table-cell>
          <table:table-cell office:value-type="string" table:style-name="ce8">
            <text:p>Helsinki-HSL</text:p>
          </table:table-cell>
          <table:table-cell office:value-type="string" table:style-name="ce8">
            <text:p>Helsinki Regional Transport Authority HSL Developer Community APIs</text:p>
          </table:table-cell>
          <table:table-cell office:value-type="string" table:style-name="ce17">
            <text:p>http://dev.hsl.fi/#services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EU Open Data Portal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City_Helsinki-Issue_Specific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City of Helsinki and City of Helsinki Open Software development</text:p>
          </table:table-cell>
          <table:table-cell office:value-type="string" table:style-name="ce8">
            <text:p>Helsinki-Issue</text:p>
          </table:table-cell>
          <table:table-cell office:value-type="string" table:style-name="ce8">
            <text:p>Helsinki issue APIs</text:p>
          </table:table-cell>
          <table:table-cell office:value-type="string" table:style-name="ce17">
            <text:p>https://dev.hel.fi/apis/open311/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City_Helsinki-Map_Specific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City of Helsinki</text:p>
          </table:table-cell>
          <table:table-cell office:value-type="string" table:style-name="ce8">
            <text:p>Helsinki-Map</text:p>
          </table:table-cell>
          <table:table-cell office:value-type="string" table:style-name="ce8">
            <text:p>Helsinki Map APIs</text:p>
          </table:table-cell>
          <table:table-cell office:value-type="string" table:style-name="ce17">
            <text:p>https://www.hel.fi/palvelukarttaws/restpages/index_en.html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City_Helsinki-Open-Ahjo_Specific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City of Helsinki Open Software development</text:p>
          </table:table-cell>
          <table:table-cell office:value-type="string" table:style-name="ce8">
            <text:p>Helsinki-Open-Ahjo</text:p>
          </table:table-cell>
          <table:table-cell office:value-type="string" table:style-name="ce8">
            <text:p>Helsinki Open Ahjo APIs</text:p>
          </table:table-cell>
          <table:table-cell office:value-type="string" table:style-name="ce18">
            <text:p><text:a xlink:href="http://dev.hel.fi/openahjo/v1/">http://dev.hel.fi/openahjo/v1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City_Helsinki-Video-Council_Specific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City of Helsinki</text:p>
          </table:table-cell>
          <table:table-cell office:value-type="string" table:style-name="ce8">
            <text:p>Helsinki-Video-Council</text:p>
          </table:table-cell>
          <table:table-cell office:value-type="string" table:style-name="ce8">
            <text:p>Helsinki Video Council APIs</text:p>
          </table:table-cell>
          <table:table-cell office:value-type="string" table:style-name="ce17">
            <text:p>http://api.helsinkikanava.fi/apidoc/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National_Finland-API-registry_API-registry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Government of Finland, Population Register Center</text:p>
          </table:table-cell>
          <table:table-cell office:value-type="string" table:style-name="ce8">
            <text:p>Finland-API-registry</text:p>
          </table:table-cell>
          <table:table-cell office:value-type="string" table:style-name="ce8">
            <text:p>Finland API registry</text:p>
          </table:table-cell>
          <table:table-cell office:value-type="string" table:style-name="ce18">
            <text:p><text:a xlink:href="https://liityntakatalogi.suomi.fi/en_GB/">https://liityntakatalogi.suomi.fi/en_GB/</text:a></text:p>
          </table:table-cell>
          <table:table-cell office:value-type="string" table:style-name="ce8">
            <text:p>API registry</text:p>
          </table:table-cell>
          <table:table-cell office:value-type="float" office:value="102" table:style-name="ce19">
            <text:p>102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I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I_National_Finland-data_Data-catalogue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Government of Finland, Population Register Centre</text:p>
          </table:table-cell>
          <table:table-cell office:value-type="string" table:style-name="ce8">
            <text:p>Finland-data</text:p>
          </table:table-cell>
          <table:table-cell office:value-type="string" table:style-name="ce8">
            <text:p>Finland data catalogue</text:p>
          </table:table-cell>
          <table:table-cell office:value-type="string" table:style-name="ce17">
            <text:p>https://www.avoindata.fi/data/en_GB/api/3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FI_National_Finland-geodata_Data-catalogue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Government of Finland</text:p>
          </table:table-cell>
          <table:table-cell office:value-type="string" table:style-name="ce8">
            <text:p>Finland-geodata</text:p>
          </table:table-cell>
          <table:table-cell office:value-type="string" table:style-name="ce8">
            <text:p>Finland INSPIRE metadata catalogue APIs</text:p>
          </table:table-cell>
          <table:table-cell office:value-type="string" table:style-name="ce18">
            <text:p><text:a xlink:href="http://www.paikkatietohakemisto.fi/geonetwork/srv/eng/csw">http://www.paikkatietohakemisto.fi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FI_National_Finland-Suomi_Specific-API</text:p>
          </table:table-cell>
          <table:table-cell office:value-type="string" table:style-name="ce8">
            <text:p>Finland</text:p>
          </table:table-cell>
          <table:table-cell office:value-type="string" table:style-name="ce8">
            <text:p>Government of Finland, Population Register Center</text:p>
          </table:table-cell>
          <table:table-cell office:value-type="string" table:style-name="ce8">
            <text:p>Finland-Suomi</text:p>
          </table:table-cell>
          <table:table-cell office:value-type="string" table:style-name="ce8">
            <text:p>Online portal for citizens of Finland APIs</text:p>
          </table:table-cell>
          <table:table-cell office:value-type="string" table:style-name="ce17">
            <text:p>https://esuomi.fi/palveluntarjoajille/valtuudet/tekninen-aineisto/kehittajan-ohje-webapi-yhteys/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FR_City_Paris-Data_Data-catalogue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City of Paris</text:p>
          </table:table-cell>
          <table:table-cell office:value-type="string" table:style-name="ce8">
            <text:p>Paris-Data</text:p>
          </table:table-cell>
          <table:table-cell office:value-type="string" table:style-name="ce8">
            <text:p>Paris data</text:p>
          </table:table-cell>
          <table:table-cell office:value-type="string" table:style-name="ce18">
            <text:p><text:a xlink:href="https://opendata.paris.fr/api/v2/console">https://opendata.paris.fr/api/v2/console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FR_City_Paris-Participatory-Budget_Specific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City of Paris</text:p>
          </table:table-cell>
          <table:table-cell office:value-type="string" table:style-name="ce8">
            <text:p>Paris-Participatory-Budget</text:p>
          </table:table-cell>
          <table:table-cell office:value-type="string" table:style-name="ce8">
            <text:p>Paris Participatory Budget APIs</text:p>
          </table:table-cell>
          <table:table-cell office:value-type="string" table:style-name="ce17">
            <text:p>https://opendata.paris.fr/explore/dataset/bp_projets_gagnants/api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FR_City_Rennes-Data_Data-catalogue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City of Rennes</text:p>
          </table:table-cell>
          <table:table-cell office:value-type="string" table:style-name="ce8">
            <text:p>Rennes-Data</text:p>
          </table:table-cell>
          <table:table-cell office:value-type="string" table:style-name="ce8">
            <text:p>Rennes Data</text:p>
          </table:table-cell>
          <table:table-cell office:value-type="string" table:style-name="ce18">
            <text:p><text:a xlink:href="https://data.rennesmetropole.fr/api/v1/console/datasets/1.0/search/">https://data.rennesmetropole.fr/api/v1/console/datasets/1.0/search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FR_National_France-Data_Data-catalogue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Government of France, Inter-Ministerial Directorate of Digital and State Information and Communication System (DINSIC)</text:p>
          </table:table-cell>
          <table:table-cell office:value-type="string" table:style-name="ce8">
            <text:p>France-Data</text:p>
          </table:table-cell>
          <table:table-cell office:value-type="string" table:style-name="ce8">
            <text:p>France Data</text:p>
          </table:table-cell>
          <table:table-cell office:value-type="string" table:style-name="ce18">
            <text:p><text:a xlink:href="https://www.data.gouv.fr/api/1/">https://www.data.gouv.fr/api/1/</text:a></text:p>
          </table:table-cell>
          <table:table-cell office:value-type="string" table:style-name="ce8">
            <text:p>Data catalogue</text:p>
          </table:table-cell>
          <table:table-cell office:value-type="float" office:value="37667" table:style-name="ce19">
            <text:p>37667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FR_National_France-DINSIC-APIs_API-registry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Government of France, Inter-Ministerial Directorate of Digital and State Information and Communication System (DINSIC)</text:p>
          </table:table-cell>
          <table:table-cell office:value-type="string" table:style-name="ce8">
            <text:p>France-DINSIC-APIs</text:p>
          </table:table-cell>
          <table:table-cell office:value-type="string" table:style-name="ce8">
            <text:p>France national API registry</text:p>
          </table:table-cell>
          <table:table-cell office:value-type="string" table:style-name="ce28">
            <text:p>https://api.gouv.fr/<text:span text:style-name="T1"/></text:p>
            <text:p/>
          </table:table-cell>
          <table:table-cell office:value-type="string" table:style-name="ce8">
            <text:p>API registry</text:p>
          </table:table-cell>
          <table:table-cell office:value-type="float" office:value="30" table:style-name="ce19">
            <text:p>30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FR_National_France-DSN_Specific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The public interest group Modernization of Social Declarations (GIP-MDS)</text:p>
          </table:table-cell>
          <table:table-cell office:value-type="string" table:style-name="ce8">
            <text:p>France-DSN</text:p>
          </table:table-cell>
          <table:table-cell office:value-type="string" table:style-name="ce8">
            <text:p>France Declaration social nominative (DSN) APIs</text:p>
          </table:table-cell>
          <table:table-cell office:value-type="string" table:style-name="ce18">
            <text:p><text:a xlink:href="http://www.dsn-info.fr/api-dsn.htm">http://www.dsn-info.fr/api-dsn.htm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FR_National_France-Enterprise-API_Specific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Government of France, Inter-Ministerial Directorate of Digital and State Information and Communication System (DINSIC)</text:p>
          </table:table-cell>
          <table:table-cell office:value-type="string" table:style-name="ce8">
            <text:p>France-Enterprise-API</text:p>
          </table:table-cell>
          <table:table-cell office:value-type="string" table:style-name="ce8">
            <text:p>France Enterprise API</text:p>
          </table:table-cell>
          <table:table-cell office:value-type="string" table:style-name="ce17">
            <text:p>https://entreprise.api.gouv.fr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FR_National_France-geodata_Data-catalogue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Government of France</text:p>
          </table:table-cell>
          <table:table-cell office:value-type="string" table:style-name="ce8">
            <text:p>France-geodata</text:p>
          </table:table-cell>
          <table:table-cell office:value-type="string" table:style-name="ce8">
            <text:p>France INSPIRE metadata Catalogue APIs</text:p>
          </table:table-cell>
          <table:table-cell office:value-type="string" table:style-name="ce18">
            <text:p><text:a xlink:href="http://www.geocatalogue.fr/api-public/inspire/servicesRest?">http://www.geocatalogue.fr/api-public/inspire/servicesRest?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13">
          <table:table-cell office:value-type="string" table:style-name="ce8">
            <text:p>FR_National_France-Siren_Specific-API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France-Siren</text:p>
          </table:table-cell>
          <table:table-cell office:value-type="string" table:style-name="ce8">
            <text:p>French business register Sirene APIs</text:p>
          </table:table-cell>
          <table:table-cell office:value-type="string" table:style-name="ce18">
            <text:p><text:a xlink:href="https://api.insee.fr/catalogue/site/themes/wso2/subthemes/insee/pages/item-info.jag?name=Sirene&amp;version=V3&amp;provider=insee">https://api.insee.fr/catalogue/site/themes/wso2/subthemes/insee/pages/item-info.jag?name=Sirene&amp;version=V3&amp;provider=insee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FR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HR_National_Croatia-geodata_Data-catalogue-API</text:p>
          </table:table-cell>
          <table:table-cell office:value-type="string" table:style-name="ce8">
            <text:p>Croatia</text:p>
          </table:table-cell>
          <table:table-cell office:value-type="string" table:style-name="ce8">
            <text:p>Government of Croatia</text:p>
          </table:table-cell>
          <table:table-cell office:value-type="string" table:style-name="ce8">
            <text:p>Croatia-geodata</text:p>
          </table:table-cell>
          <table:table-cell office:value-type="string" table:style-name="ce8">
            <text:p>Croatia geodata catalogue</text:p>
          </table:table-cell>
          <table:table-cell office:value-type="string" table:style-name="ce18">
            <text:p><text:a xlink:href="http://geoportal.nipp.hr/geonetwork/srv/hrv/csw-inspire">http://geoportal.nipp.hr/geonetwork/srv/hrv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HR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HU_National_Hungary-geodata_Data-catalogue-API</text:p>
          </table:table-cell>
          <table:table-cell office:value-type="string" table:style-name="ce8">
            <text:p>Hungary</text:p>
          </table:table-cell>
          <table:table-cell office:value-type="string" table:style-name="ce8">
            <text:p>Government of Hungary</text:p>
          </table:table-cell>
          <table:table-cell office:value-type="string" table:style-name="ce8">
            <text:p>Hungary-geodata</text:p>
          </table:table-cell>
          <table:table-cell office:value-type="string" table:style-name="ce8">
            <text:p>Hungary INSPIRE metadata catalogue APIs</text:p>
          </table:table-cell>
          <table:table-cell office:value-type="string" table:style-name="ce18">
            <text:p><text:a xlink:href="http://inspire.gov.hu/geonetwork/srv/eng/csw">http://inspire.gov.hu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HU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E_City_Dublin-Smart_Specific-API</text:p>
          </table:table-cell>
          <table:table-cell office:value-type="string" table:style-name="ce29">
            <text:p>Ireland</text:p>
          </table:table-cell>
          <table:table-cell office:value-type="string" table:style-name="ce8">
            <text:p>Smart Dublin</text:p>
          </table:table-cell>
          <table:table-cell office:value-type="string" table:style-name="ce8">
            <text:p>Dublin-Smart</text:p>
          </table:table-cell>
          <table:table-cell office:value-type="string" table:style-name="ce8">
            <text:p>Dublin Smart APIs</text:p>
          </table:table-cell>
          <table:table-cell office:value-type="string" table:style-name="ce18">
            <text:p><text:a xlink:href="https://data.smartdublin.ie/api/3/action/package_list">https://data.smartdublin.ie/api/3/action/package_list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9">
            <text:p>City</text:p>
          </table:table-cell>
          <table:table-cell office:value-type="string" table:style-name="ce29">
            <text:p>I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IE_National_Ireland-data_Data-catalogue-API</text:p>
          </table:table-cell>
          <table:table-cell office:value-type="string" table:style-name="ce8">
            <text:p>Ireland</text:p>
          </table:table-cell>
          <table:table-cell office:value-type="string" table:style-name="ce8">
            <text:p>Government of Ireland</text:p>
          </table:table-cell>
          <table:table-cell office:value-type="string" table:style-name="ce8">
            <text:p>Ireland-data</text:p>
          </table:table-cell>
          <table:table-cell office:value-type="string" table:style-name="ce8">
            <text:p>Ireland data</text:p>
          </table:table-cell>
          <table:table-cell office:value-type="string" table:style-name="ce17">
            <text:p>https://data.gov.ie/api/3/action/package_list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IE_National_Ireland-geodata_Data-catalogue-API</text:p>
          </table:table-cell>
          <table:table-cell office:value-type="string" table:style-name="ce8">
            <text:p>Ireland</text:p>
          </table:table-cell>
          <table:table-cell office:value-type="string" table:style-name="ce8">
            <text:p>Government of Ireland</text:p>
          </table:table-cell>
          <table:table-cell office:value-type="string" table:style-name="ce8">
            <text:p>Ireland-geodata</text:p>
          </table:table-cell>
          <table:table-cell office:value-type="string" table:style-name="ce8">
            <text:p>Ireland INSPIRE metadata catalogue APIs</text:p>
          </table:table-cell>
          <table:table-cell office:value-type="string" table:style-name="ce18">
            <text:p><text:a xlink:href="https://inspire.geohive.ie/geoportal/csw">https://inspire.geohive.ie/geoportal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I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E_National_Ireland-LUAS_Specific-API</text:p>
          </table:table-cell>
          <table:table-cell office:value-type="string" table:style-name="ce8">
            <text:p>Ireland</text:p>
          </table:table-cell>
          <table:table-cell office:value-type="string" table:style-name="ce8">
            <text:p>Light Rail Transit System in Dublin (LUAS)</text:p>
          </table:table-cell>
          <table:table-cell office:value-type="string" table:style-name="ce8">
            <text:p>Ireland-LUAS</text:p>
          </table:table-cell>
          <table:table-cell office:value-type="string" table:style-name="ce8">
            <text:p>Ireland Light Rail Transit System in Dublin APIs</text:p>
          </table:table-cell>
          <table:table-cell office:value-type="string" table:style-name="ce18">
            <text:p><text:a xlink:href="http://luasforecasts.rpa.ie/xml/get.ashx?action=forecast&amp;stop=ran&amp;encrypt=false">http://luasforecasts.rpa.ie/xml/get.ashx?action=forecast&amp;stop=ran&amp;encrypt=false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E</text:p>
          </table:table-cell>
          <table:table-cell office:value-type="string" table:style-name="ce8">
            <text:p>European Data Portal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E_National_Ireland-registry-API_API-registry</text:p>
          </table:table-cell>
          <table:table-cell office:value-type="string" table:style-name="ce8">
            <text:p>Ireland</text:p>
          </table:table-cell>
          <table:table-cell office:value-type="string" table:style-name="ce8">
            <text:p>Government of Ireland</text:p>
          </table:table-cell>
          <table:table-cell office:value-type="string" table:style-name="ce8">
            <text:p>Ireland-registry-API</text:p>
          </table:table-cell>
          <table:table-cell office:value-type="string" table:style-name="ce8">
            <text:p>Ireland API registry</text:p>
          </table:table-cell>
          <table:table-cell office:value-type="string" table:style-name="ce18">
            <text:p><text:a xlink:href="https://data.gov.ie/dataset?res_format=API&amp;_res_format_limit=0">https://data.gov.ie/dataset?res_format=API&amp;_res_format_limit=0</text:a></text:p>
          </table:table-cell>
          <table:table-cell office:value-type="string" table:style-name="ce8">
            <text:p>API registry</text:p>
          </table:table-cell>
          <table:table-cell office:value-type="float" office:value="95" table:style-name="ce19">
            <text:p>95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E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IS_National_Iceland-geodata_Data-catalogue-API</text:p>
          </table:table-cell>
          <table:table-cell office:value-type="string" table:style-name="ce8">
            <text:p>Iceland</text:p>
          </table:table-cell>
          <table:table-cell office:value-type="string" table:style-name="ce8">
            <text:p>Government of Iceland</text:p>
          </table:table-cell>
          <table:table-cell office:value-type="string" table:style-name="ce8">
            <text:p>Iceland-geodata</text:p>
          </table:table-cell>
          <table:table-cell office:value-type="string" table:style-name="ce8">
            <text:p>Iceland INSPIRE metadata catalogue APIs</text:p>
          </table:table-cell>
          <table:table-cell office:value-type="string" table:style-name="ce18">
            <text:p><text:a xlink:href="https://gatt.lmi.is/geonetwork/srv/eng/csw">https://gatt.lmi.is: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IS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IT_City_Milano-Data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City of Milano</text:p>
          </table:table-cell>
          <table:table-cell office:value-type="string" table:style-name="ce8">
            <text:p>Milano-Data</text:p>
          </table:table-cell>
          <table:table-cell office:value-type="string" table:style-name="ce8">
            <text:p>Italy Milano Data</text:p>
          </table:table-cell>
          <table:table-cell office:value-type="string" table:style-name="ce18">
            <text:p><text:a xlink:href="https://dati.comune.milano.it/api/3">https://dati.comune.milano.it/api/3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13">
          <table:table-cell office:value-type="string" table:style-name="ce8">
            <text:p>IT_City_Trento-ComunWeb_Specific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City of Trento</text:p>
          </table:table-cell>
          <table:table-cell office:value-type="string" table:style-name="ce8">
            <text:p>Trento-ComunWeb</text:p>
          </table:table-cell>
          <table:table-cell office:value-type="string" table:style-name="ce8">
            <text:p>Italy Trento ComunWeb APIs</text:p>
          </table:table-cell>
          <table:table-cell office:value-type="string" table:style-name="ce18">
            <text:p><text:a xlink:href="https://www.comunweb.it/Temi/OpenData/Guadagnare-con-gli-Open-Data/Modalita-di-erogazione-dei-dati-attraverso-servizi-aperti-Open-Services">https://www.comunweb.it/Temi/OpenData/Guadagnare-con-gli-Open-Data/Modalita-di-erogazione-dei-dati-attraverso-servizi-aperti-Open-Service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IT_National_Italy-API_API-registry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Government of Italy</text:p>
          </table:table-cell>
          <table:table-cell office:value-type="string" table:style-name="ce8">
            <text:p>Italy-API</text:p>
          </table:table-cell>
          <table:table-cell office:value-type="string" table:style-name="ce8">
            <text:p>Italy API registry</text:p>
          </table:table-cell>
          <table:table-cell office:value-type="string" table:style-name="ce18">
            <text:p><text:a xlink:href="https://developers.italia.it/it/api/">https://developers.italia.it/it/api/</text:a></text:p>
          </table:table-cell>
          <table:table-cell office:value-type="string" table:style-name="ce8">
            <text:p>API registry</text:p>
          </table:table-cell>
          <table:table-cell office:value-type="float" office:value="6" table:style-name="ce19">
            <text:p>6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T_National_Italy-Data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Government of Italy</text:p>
          </table:table-cell>
          <table:table-cell office:value-type="string" table:style-name="ce8">
            <text:p>Italy-Data</text:p>
          </table:table-cell>
          <table:table-cell office:value-type="string" table:style-name="ce8">
            <text:p>Italy Data</text:p>
          </table:table-cell>
          <table:table-cell office:value-type="string" table:style-name="ce18">
            <text:p><text:a xlink:href="https://www.dati.gov.it/api/3/action/package_list">https://www.dati.gov.it/api/3/action/package_lis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IT_National_Italy-Data-RNDT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Government of Italy</text:p>
          </table:table-cell>
          <table:table-cell office:value-type="string" table:style-name="ce8">
            <text:p>Italy-Data-RNDT</text:p>
          </table:table-cell>
          <table:table-cell office:value-type="string" table:style-name="ce8">
            <text:p>Italy Data of 'Repertorio Nazionale Dati Territoriali'</text:p>
          </table:table-cell>
          <table:table-cell office:value-type="string" table:style-name="ce18">
            <text:p><text:a xlink:href="http://geodati.gov.it/RNDT/csw">http://geodati.gov.it/RNDT/csw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T_National_Italy-einvoicing_Specific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Government of Italy</text:p>
          </table:table-cell>
          <table:table-cell office:value-type="string" table:style-name="ce8">
            <text:p>Italy-einvoicing</text:p>
          </table:table-cell>
          <table:table-cell office:value-type="string" table:style-name="ce8">
            <text:p>Italy eInvoicing building block APIs</text:p>
          </table:table-cell>
          <table:table-cell office:value-type="string" table:style-name="ce18">
            <text:p><text:a xlink:href="http://www.gov4j.it/gov4j/jsp/index.jsp?sel=fatturapa">http://www.gov4j.it/gov4j/jsp/index.jsp?sel=fatturapa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IT_National_Italy-geodata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Government of Italy</text:p>
          </table:table-cell>
          <table:table-cell office:value-type="string" table:style-name="ce8">
            <text:p>Italy-geodata</text:p>
          </table:table-cell>
          <table:table-cell office:value-type="string" table:style-name="ce8">
            <text:p>Italy INSPIRE metadata catalogue APIs</text:p>
          </table:table-cell>
          <table:table-cell office:value-type="string" table:style-name="ce18">
            <text:p><text:a xlink:href="https://geodati.gov.it/RNDT/csw">https://geodati.gov.it/RNDT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16">
          <table:table-cell office:value-type="string" table:style-name="ce8">
            <text:p>IT_Regional_Italy-Umbria-API-Catalogue_API-registry</text:p>
          </table:table-cell>
          <table:table-cell office:value-type="string" table:style-name="ce22">
            <text:p>Italy</text:p>
          </table:table-cell>
          <table:table-cell office:value-type="string" table:style-name="ce8">
            <text:p>Region Umbria</text:p>
          </table:table-cell>
          <table:table-cell office:value-type="string" table:style-name="ce22">
            <text:p>Italy-Umbria-API-Catalogue</text:p>
          </table:table-cell>
          <table:table-cell office:value-type="string" table:style-name="ce22">
            <text:p>Italy Umbria API registry</text:p>
          </table:table-cell>
          <table:table-cell office:value-type="string" table:style-name="ce18">
            <text:p><text:a xlink:href="https://apistore.regione.umbria.it/store/">https://apistore.regione.umbria.it/store/</text:a></text:p>
          </table:table-cell>
          <table:table-cell office:value-type="string" table:style-name="ce8">
            <text:p>API registry</text:p>
          </table:table-cell>
          <table:table-cell office:value-type="float" office:value="8" table:style-name="ce19">
            <text:p>8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IT_Regional_Lombardy-API-E015_API-registry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Region Lombardy</text:p>
          </table:table-cell>
          <table:table-cell office:value-type="string" table:style-name="ce8">
            <text:p>Lombardy-API-E015</text:p>
          </table:table-cell>
          <table:table-cell office:value-type="string" table:style-name="ce8">
            <text:p>Italy Lombardy API E015 registry</text:p>
          </table:table-cell>
          <table:table-cell office:value-type="string" table:style-name="ce18">
            <text:p><text:a xlink:href="http://www.e015.regione.lombardia.it/site/api-catalog">http://www.e015.regione.lombardia.it/site/api-catalog</text:a></text:p>
          </table:table-cell>
          <table:table-cell office:value-type="string" table:style-name="ce8">
            <text:p>API registry</text:p>
          </table:table-cell>
          <table:table-cell office:value-type="float" office:value="115" table:style-name="ce19">
            <text:p>115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IT_Regional_Lombardy-OD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Region Lombardy</text:p>
          </table:table-cell>
          <table:table-cell office:value-type="string" table:style-name="ce8">
            <text:p>Lombardy-OD</text:p>
          </table:table-cell>
          <table:table-cell office:value-type="string" table:style-name="ce8">
            <text:p>Italy Lombardy Open Data</text:p>
          </table:table-cell>
          <table:table-cell office:value-type="string" table:style-name="ce18">
            <text:p><text:a xlink:href="https://dati.lombardia.it/">https://dati.lombardia.it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13">
          <table:table-cell office:value-type="string" table:style-name="ce8">
            <text:p>IT_Regional_Piedmont-YUCCA-Smart-Data-Platform_Data-catalogue-API</text:p>
          </table:table-cell>
          <table:table-cell office:value-type="string" table:style-name="ce8">
            <text:p>Italy</text:p>
          </table:table-cell>
          <table:table-cell office:value-type="string" table:style-name="ce8">
            <text:p>Region Piedmont</text:p>
          </table:table-cell>
          <table:table-cell office:value-type="string" table:style-name="ce8">
            <text:p>Piedmont-YUCCA-Smart-Data-Platform</text:p>
          </table:table-cell>
          <table:table-cell office:value-type="string" table:style-name="ce8">
            <text:p>Italy Piedmont YUCCA Smart Data Platform</text:p>
          </table:table-cell>
          <table:table-cell office:value-type="string" table:style-name="ce18">
            <text:p><text:a xlink:href="https://yucca.readthedocs.io/it/latest/yucca-docs/docs/come_fare_per/2_Accesso_API.html">https://yucca.readthedocs.io/it/latest/yucca-docs/docs/come_fare_per/2_Accesso_API.html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Utilities</text:p>
          </table:table-cell>
          <table:table-cell office:value-type="string" table:style-name="ce8">
            <text:p>Regional</text:p>
          </table:table-cell>
          <table:table-cell office:value-type="string" table:style-name="ce8">
            <text:p>IT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LI_National_Liechenstein-geodata_Data-catalogue-API</text:p>
          </table:table-cell>
          <table:table-cell office:value-type="string" table:style-name="ce8">
            <text:p>Liechenstein</text:p>
          </table:table-cell>
          <table:table-cell office:value-type="string" table:style-name="ce8">
            <text:p>Government of Liechenstein</text:p>
          </table:table-cell>
          <table:table-cell office:value-type="string" table:style-name="ce8">
            <text:p>Liechenstein-geodata</text:p>
          </table:table-cell>
          <table:table-cell office:value-type="string" table:style-name="ce8">
            <text:p>Liechenstein INSPIRE metadata catalogue APIs</text:p>
          </table:table-cell>
          <table:table-cell office:value-type="string" table:style-name="ce18">
            <text:p><text:a xlink:href="https://www.geocat.ch/geonetwork/srv/ger/csw-liechtenstein-inspire">https://www.geocat.ch/geonetwork/srv/ger/csw-liechtenstein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I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LT_National_Lithuania-geodata_Data-catalogue-API</text:p>
          </table:table-cell>
          <table:table-cell office:value-type="string" table:style-name="ce8">
            <text:p>Lithuania</text:p>
          </table:table-cell>
          <table:table-cell office:value-type="string" table:style-name="ce8">
            <text:p>Government of Lithania</text:p>
          </table:table-cell>
          <table:table-cell office:value-type="string" table:style-name="ce8">
            <text:p>Lithuania-geodata</text:p>
          </table:table-cell>
          <table:table-cell office:value-type="string" table:style-name="ce8">
            <text:p>Lithuania INSPIRE metadata catalogue APIs</text:p>
          </table:table-cell>
          <table:table-cell office:value-type="string" table:style-name="ce18">
            <text:p><text:a xlink:href="https://www.geoportal.lt/geonetwork/srv/eng/csw">https://www.geoportal.lt: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T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LU_International_Luxembourg-LuxHub_API-registry</text:p>
          </table:table-cell>
          <table:table-cell office:value-type="string" table:style-name="ce8">
            <text:p>Luxembourg</text:p>
          </table:table-cell>
          <table:table-cell office:value-type="string" table:style-name="ce8">
            <text:p>LuxHub</text:p>
          </table:table-cell>
          <table:table-cell office:value-type="string" table:style-name="ce8">
            <text:p>Luxembourg-LuxHub</text:p>
          </table:table-cell>
          <table:table-cell office:value-type="string" table:style-name="ce8">
            <text:p>LuxHub banking APIs</text:p>
          </table:table-cell>
          <table:table-cell office:value-type="string" table:style-name="ce18">
            <text:p><text:a xlink:href="https://developer.luxhub.com/api-catalog">https://developer.luxhub.com/api-catalog</text:a></text:p>
          </table:table-cell>
          <table:table-cell office:value-type="string" table:style-name="ce8">
            <text:p>API registry</text:p>
          </table:table-cell>
          <table:table-cell office:value-type="float" office:value="26" table:style-name="ce19">
            <text:p>26</text:p>
          </table:table-cell>
          <table:table-cell office:value-type="string" table:style-name="ce22">
            <text:p>Banking</text:p>
          </table:table-cell>
          <table:table-cell office:value-type="string" table:style-name="ce22">
            <text:p>International</text:p>
          </table:table-cell>
          <table:table-cell office:value-type="string" table:style-name="ce8">
            <text:p>L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LU_National_Luxembourg-Biblioteque-National_Specific-API</text:p>
          </table:table-cell>
          <table:table-cell office:value-type="string" table:style-name="ce8">
            <text:p>Luxembourg</text:p>
          </table:table-cell>
          <table:table-cell office:value-type="string" table:style-name="ce8">
            <text:p>National Library Luxembourg</text:p>
          </table:table-cell>
          <table:table-cell office:value-type="string" table:style-name="ce8">
            <text:p>Luxembourg-Biblioteque-National</text:p>
          </table:table-cell>
          <table:table-cell office:value-type="string" table:style-name="ce8">
            <text:p>National Library Luxembourg APIs</text:p>
          </table:table-cell>
          <table:table-cell office:value-type="string" table:style-name="ce18">
            <text:p><text:a xlink:href="https://data.bnl.lu/apis/">https://data.bnl.lu/apis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22">
            <text:p>Culture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U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LU_National_Luxembourg-geodata_Data-catalogue-API</text:p>
          </table:table-cell>
          <table:table-cell office:value-type="string" table:style-name="ce8">
            <text:p>Luxembourg</text:p>
          </table:table-cell>
          <table:table-cell office:value-type="string" table:style-name="ce8">
            <text:p>Government of Luxembourg</text:p>
          </table:table-cell>
          <table:table-cell office:value-type="string" table:style-name="ce8">
            <text:p>Luxembourg-geodata</text:p>
          </table:table-cell>
          <table:table-cell office:value-type="string" table:style-name="ce8">
            <text:p>Luxembourg INSPIRE metadata catalogue APIs</text:p>
          </table:table-cell>
          <table:table-cell office:value-type="string" table:style-name="ce18">
            <text:p><text:a xlink:href="https://catalog.inspire.geoportail.lu/geonetwork/srv/eng/csw">https://catalog.inspire.geoportail.lu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U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LV_National_Latvian-geodata_Data-catalogue-API</text:p>
          </table:table-cell>
          <table:table-cell office:value-type="string" table:style-name="ce8">
            <text:p>Latvia</text:p>
          </table:table-cell>
          <table:table-cell office:value-type="string" table:style-name="ce8">
            <text:p>Government of Latvia</text:p>
          </table:table-cell>
          <table:table-cell office:value-type="string" table:style-name="ce8">
            <text:p>Latvian-geodata</text:p>
          </table:table-cell>
          <table:table-cell office:value-type="string" table:style-name="ce8">
            <text:p>Latvian INSPIRE metadata catalogue APIs</text:p>
          </table:table-cell>
          <table:table-cell office:value-type="string" table:style-name="ce18">
            <text:p><text:a xlink:href="https://geometadati.viss.gov.lv/geoportal/csw">https://geometadati.viss.gov.lv/geoportal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V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9">
          <table:table-cell office:value-type="string" table:style-name="ce8">
            <text:p>LV_National_Latvian-Information-Agency-geodata_Data-catalogue-API</text:p>
          </table:table-cell>
          <table:table-cell office:value-type="string" table:style-name="ce8">
            <text:p>Latvia</text:p>
          </table:table-cell>
          <table:table-cell office:value-type="string" table:style-name="ce30">
            <text:p>Government of Latvia, Latvian Geospatial Information Agency</text:p>
          </table:table-cell>
          <table:table-cell office:value-type="string" table:style-name="ce8">
            <text:p>Latvian-Information-Agency-geodata</text:p>
          </table:table-cell>
          <table:table-cell office:value-type="string" table:style-name="ce8">
            <text:p>Latvian Information Agency INSPIRE metadata catalogue APIs</text:p>
          </table:table-cell>
          <table:table-cell office:value-type="string" table:style-name="ce18">
            <text:p><text:a xlink:href="https://metadati.lgia.gov.lv/geoportal/csw">https://metadati.lgia.gov.lv/geoportal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LV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MT_National_Malta-geodata_Data-catalogue-API</text:p>
          </table:table-cell>
          <table:table-cell office:value-type="string" table:style-name="ce8">
            <text:p>Malta</text:p>
          </table:table-cell>
          <table:table-cell office:value-type="string" table:style-name="ce8">
            <text:p>Government of Malta</text:p>
          </table:table-cell>
          <table:table-cell office:value-type="string" table:style-name="ce8">
            <text:p>Malta-geodata</text:p>
          </table:table-cell>
          <table:table-cell office:value-type="string" table:style-name="ce8">
            <text:p>Malta INSPIRE metadata catalogue APIs</text:p>
          </table:table-cell>
          <table:table-cell office:value-type="string" table:style-name="ce18">
            <text:p><text:a xlink:href="https://msdi.data.gov.mt/geonetwork/srv/eng/csw">https://msdi.data.gov.mt/geonetwork/srv/eng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MT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NL_City_Amsterdam-CitySDK_API-registry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City of Amsterdam</text:p>
          </table:table-cell>
          <table:table-cell office:value-type="string" table:style-name="ce8">
            <text:p>Amsterdam-CitySDK</text:p>
          </table:table-cell>
          <table:table-cell office:value-type="string" table:style-name="ce8">
            <text:p>Amsterdam CitySDK APIs</text:p>
          </table:table-cell>
          <table:table-cell office:value-type="string" table:style-name="ce18">
            <text:p><text:a xlink:href="http://citysdk.waag.org/data/">http://citysdk.waag.org/data/</text:a></text:p>
          </table:table-cell>
          <table:table-cell office:value-type="string" table:style-name="ce8">
            <text:p>API registry</text:p>
          </table:table-cell>
          <table:table-cell office:value-type="float" office:value="6" table:style-name="ce19">
            <text:p>6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NL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NL_City_Amsterdam-data_Data-catalogue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City of Amsterdam</text:p>
          </table:table-cell>
          <table:table-cell office:value-type="string" table:style-name="ce8">
            <text:p>Amsterdam-data</text:p>
          </table:table-cell>
          <table:table-cell office:value-type="string" table:style-name="ce8">
            <text:p>Amsterdam data API</text:p>
          </table:table-cell>
          <table:table-cell office:value-type="string" table:style-name="ce18">
            <text:p><text:a xlink:href="https://api.data.amsterdam.nl/api/">https://api.data.amsterdam.nl/api/</text:a></text:p>
          </table:table-cell>
          <table:table-cell office:value-type="string" table:style-name="ce8">
            <text:p>Data catalogue</text:p>
          </table:table-cell>
          <table:table-cell office:value-type="float" office:value="59" table:style-name="ce19">
            <text:p>59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NL_City_Antwerp-CityPlatform_API platform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City of Antwerp Consortium</text:p>
          </table:table-cell>
          <table:table-cell office:value-type="string" table:style-name="ce8">
            <text:p>Antwerp-CityPlatform</text:p>
          </table:table-cell>
          <table:table-cell office:value-type="string" table:style-name="ce8">
            <text:p>Antwerp CityPlatform</text:p>
          </table:table-cell>
          <table:table-cell office:value-type="string" table:style-name="ce18">
            <text:p><text:a xlink:href="https://acpaas.digipolis.be/nl/home">https://acpaas.digipolis.be/nl/home</text:a></text:p>
          </table:table-cell>
          <table:table-cell office:value-type="string" table:style-name="ce8">
            <text:p>API platform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NL_City_Eindhoven-Data_Data-catalogue-API</text:p>
          </table:table-cell>
          <table:table-cell office:value-type="string" table:style-name="ce8">
            <text:p>Netherlands</text:p>
          </table:table-cell>
          <table:table-cell office:value-type="string" table:style-name="ce24">
            <text:p>City of Eindhoven</text:p>
          </table:table-cell>
          <table:table-cell office:value-type="string" table:style-name="ce8">
            <text:p>Eindhoven-Data</text:p>
          </table:table-cell>
          <table:table-cell office:value-type="string" table:style-name="ce8">
            <text:p>Eindhoven Data</text:p>
          </table:table-cell>
          <table:table-cell office:value-type="string" table:style-name="ce18">
            <text:p><text:a xlink:href="https://data.eindhoven.nl/api/v1/console/datasets/1.0/search/">https://data.eindhoven.nl/api/v1/console/datasets/1.0/search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NL_International_AgroDataCube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University of Wageningen</text:p>
          </table:table-cell>
          <table:table-cell office:value-type="string" table:style-name="ce8">
            <text:p>AgroDataCube</text:p>
          </table:table-cell>
          <table:table-cell office:value-type="string" table:style-name="ce8">
            <text:p>AgroDataCube APIs</text:p>
          </table:table-cell>
          <table:table-cell office:value-type="string" table:style-name="ce18">
            <text:p><text:a xlink:href="https://github.com/AgroDataCube/api-v1">https://github.com/AgroDataCube/api-v1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Agriculture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NL_National_Biblioteek-Parliament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Netherlands KB national library</text:p>
          </table:table-cell>
          <table:table-cell office:value-type="string" table:style-name="ce8">
            <text:p>Biblioteek-Parliament</text:p>
          </table:table-cell>
          <table:table-cell office:value-type="string" table:style-name="ce8">
            <text:p>Netherlands KB national library APIs</text:p>
          </table:table-cell>
          <table:table-cell office:value-type="string" table:style-name="ce18">
            <text:p><text:a xlink:href="https://www.kb.nl/bronnen-zoekwijzers/dataservices-en-apis">https://www.kb.nl/bronnen-zoekwijzers/dataservices-en-api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ulture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NL_National_Netherlands-Data_Data-catalogue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Government of Netherlands</text:p>
          </table:table-cell>
          <table:table-cell office:value-type="string" table:style-name="ce8">
            <text:p>Netherlands-Data</text:p>
          </table:table-cell>
          <table:table-cell office:value-type="string" table:style-name="ce8">
            <text:p>Netherlands data</text:p>
          </table:table-cell>
          <table:table-cell office:value-type="string" table:style-name="ce18">
            <text:p><text:a xlink:href="https://data.overheid.nl/dataset/1/25?search=API">https://data.overheid.nl/dataset/1/25?search=API</text:a></text:p>
          </table:table-cell>
          <table:table-cell office:value-type="string" table:style-name="ce8">
            <text:p>Data catalogue</text:p>
          </table:table-cell>
          <table:table-cell office:value-type="float" office:value="5386" table:style-name="ce19">
            <text:p>5386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L_National_Netherlands-geodata_Data-catalogue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Government of Netherlands</text:p>
          </table:table-cell>
          <table:table-cell office:value-type="string" table:style-name="ce8">
            <text:p>Netherlands-geodata</text:p>
          </table:table-cell>
          <table:table-cell office:value-type="string" table:style-name="ce8">
            <text:p>Netherlands INSPIRE metadata catalogue APIs</text:p>
          </table:table-cell>
          <table:table-cell office:value-type="string" table:style-name="ce18">
            <text:p><text:a xlink:href="https://www.nationaalgeoregister.nl/geonetwork/srv/dut/csw-inspire">https://www.nationaalgeoregister.nl:443/geonetwork/srv/dut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L_National_Netherlands-NS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Public transportation sector</text:p>
          </table:table-cell>
          <table:table-cell office:value-type="string" table:style-name="ce8">
            <text:p>Netherlands-NS</text:p>
          </table:table-cell>
          <table:table-cell office:value-type="string" table:style-name="ce8">
            <text:p>Netherlands public transportation sector APIs</text:p>
          </table:table-cell>
          <table:table-cell office:value-type="string" table:style-name="ce18">
            <text:p><text:a xlink:href="https://www.ns.nl/en/travel-information/ns-api">https://www.ns.nl/en/travel-information/ns-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L_National_Netherlands-Open-KVK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Netherlands Open Dutch Chamber of Commerce</text:p>
          </table:table-cell>
          <table:table-cell office:value-type="string" table:style-name="ce8">
            <text:p>Netherlands-Open-KVK</text:p>
          </table:table-cell>
          <table:table-cell office:value-type="string" table:style-name="ce8">
            <text:p>Netherlands Open Dutch Chamber of Commerce APIs</text:p>
          </table:table-cell>
          <table:table-cell office:value-type="string" table:style-name="ce18">
            <text:p><text:a xlink:href="https://overheid.io/documentatie/openkvk">https://overheid.io/documentatie/openkvk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L_National_Netherlands-PDOK_Data-catalogue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Public Services On the Map ( PDOK )</text:p>
          </table:table-cell>
          <table:table-cell office:value-type="string" table:style-name="ce8">
            <text:p>Netherlands-PDOK</text:p>
          </table:table-cell>
          <table:table-cell office:value-type="string" table:style-name="ce8">
            <text:p>Netherlands Public Services On the Map APIs</text:p>
          </table:table-cell>
          <table:table-cell office:value-type="string" table:style-name="ce18">
            <text:p><text:a xlink:href="https://www.pdok.nl/voor-aanbieders">https://www.pdok.nl/voor-aanbieders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NL_National_Netherlands-Schools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Government of Netherlands, Open Education Data</text:p>
          </table:table-cell>
          <table:table-cell office:value-type="string" table:style-name="ce8">
            <text:p>Netherlands-Schools</text:p>
          </table:table-cell>
          <table:table-cell office:value-type="string" table:style-name="ce8">
            <text:p>Netherlands Schools</text:p>
          </table:table-cell>
          <table:table-cell office:value-type="string" table:style-name="ce18">
            <text:p><text:a xlink:href="http://api.openonderwijsdata.nl/">http://api.openonderwijsdata.nl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National</text:p>
          </table:table-cell>
          <table:table-cell office:value-type="string" table:style-name="ce22">
            <text:p>NL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16">
          <table:table-cell office:value-type="string" table:style-name="ce8">
            <text:p>NL_National_Rijksmuseum_Specific-API</text:p>
          </table:table-cell>
          <table:table-cell office:value-type="string" table:style-name="ce8">
            <text:p>Netherlands</text:p>
          </table:table-cell>
          <table:table-cell office:value-type="string" table:style-name="ce8">
            <text:p>Rijksmuseum</text:p>
          </table:table-cell>
          <table:table-cell office:value-type="string" table:style-name="ce24">
            <text:p>Rijksmuseum</text:p>
          </table:table-cell>
          <table:table-cell office:value-type="string" table:style-name="ce24">
            <text:p>Netherlands Rijksmuseum APIs</text:p>
          </table:table-cell>
          <table:table-cell office:value-type="string" table:style-name="ce18">
            <text:p><text:a xlink:href="https://www.rijksmuseum.nl/en/api">https://www.rijksmuseum.nl/en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ulture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L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NO_National_Norway-API-Catalogue_API-registry</text:p>
          </table:table-cell>
          <table:table-cell office:value-type="string" table:style-name="ce8">
            <text:p>Norway</text:p>
          </table:table-cell>
          <table:table-cell office:value-type="string" table:style-name="ce8">
            <text:p>Government of Norway</text:p>
          </table:table-cell>
          <table:table-cell office:value-type="string" table:style-name="ce8">
            <text:p>Norway-API-Catalogue</text:p>
          </table:table-cell>
          <table:table-cell office:value-type="string" table:style-name="ce8">
            <text:p>Norway API Catalogue</text:p>
          </table:table-cell>
          <table:table-cell office:value-type="string" table:style-name="ce18">
            <text:p><text:a xlink:href="https://fellesdatakatalog.brreg.no/apis">https://fellesdatakatalog.brreg.no/apis</text:a></text:p>
          </table:table-cell>
          <table:table-cell office:value-type="string" table:style-name="ce8">
            <text:p>API registry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NO_National_Norway-geodata_Data-catalogue-API</text:p>
          </table:table-cell>
          <table:table-cell office:value-type="string" table:style-name="ce8">
            <text:p>Norway</text:p>
          </table:table-cell>
          <table:table-cell office:value-type="string" table:style-name="ce8">
            <text:p>Government of Norway</text:p>
          </table:table-cell>
          <table:table-cell office:value-type="string" table:style-name="ce8">
            <text:p>Norway-geodata</text:p>
          </table:table-cell>
          <table:table-cell office:value-type="string" table:style-name="ce8">
            <text:p>Norway INSPIRE metadata catalogue APIs</text:p>
          </table:table-cell>
          <table:table-cell office:value-type="string" table:style-name="ce18">
            <text:p><text:a xlink:href="http://www.geonorge.no/geonetwork/srv/nor/csw-inspire">http://www.geonorge.no/geonetwork/srv/nor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PL_National_Poland-geodata_Data-catalogue-API</text:p>
          </table:table-cell>
          <table:table-cell office:value-type="string" table:style-name="ce8">
            <text:p>Poland</text:p>
          </table:table-cell>
          <table:table-cell office:value-type="string" table:style-name="ce8">
            <text:p>Government of Poland</text:p>
          </table:table-cell>
          <table:table-cell office:value-type="string" table:style-name="ce8">
            <text:p>Poland-geodata</text:p>
          </table:table-cell>
          <table:table-cell office:value-type="string" table:style-name="ce8">
            <text:p>Poland INSPIRE metadata catalogue APIs</text:p>
          </table:table-cell>
          <table:table-cell office:value-type="string" table:style-name="ce18">
            <text:p><text:a xlink:href="http://mapy.geoportal.gov.pl/wss/service/CSWINSP/guest/CSWStartup?">http://mapy.geoportal.gov.pl:80/wss/service/CSWINSP/guest/CSWStartup?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PL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PL_National_Poland-Granica_Specific-API</text:p>
          </table:table-cell>
          <table:table-cell office:value-type="string" table:style-name="ce8">
            <text:p>Poland</text:p>
          </table:table-cell>
          <table:table-cell office:value-type="string" table:style-name="ce8">
            <text:p>Government of Poland</text:p>
          </table:table-cell>
          <table:table-cell office:value-type="string" table:style-name="ce8">
            <text:p>Poland-Granica</text:p>
          </table:table-cell>
          <table:table-cell office:value-type="string" table:style-name="ce8">
            <text:p>Poland Granica</text:p>
          </table:table-cell>
          <table:table-cell office:value-type="string" table:style-name="ce18">
            <text:p><text:a xlink:href="https://granica.gov.pl/TaxFree/webServiceTaxFree.php?v=;https://granica.gov.pl/dopobrania.php?v=en">https://granica.gov.pl/TaxFree/webServiceTaxFree.php?v=;https://granica.gov.pl/dopobrania.php?v=en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ax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PL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PL_National_Poland-Stowarzyszenie-61-NGO_Specific-API</text:p>
          </table:table-cell>
          <table:table-cell office:value-type="string" table:style-name="ce8">
            <text:p>Poland</text:p>
          </table:table-cell>
          <table:table-cell office:value-type="string" table:style-name="ce8">
            <text:p>Stowarzyszenie 61</text:p>
          </table:table-cell>
          <table:table-cell office:value-type="string" table:style-name="ce8">
            <text:p>Poland-Stowarzyszenie-61-NGO</text:p>
          </table:table-cell>
          <table:table-cell office:value-type="string" table:style-name="ce8">
            <text:p>Poland Stowarzyszenie 61 NGO APIs</text:p>
          </table:table-cell>
          <table:table-cell office:value-type="string" table:style-name="ce18">
            <text:p><text:a xlink:href="https://old.mamprawowiedziec.pl/api">https://old.mamprawowiedziec.pl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PL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PL_National_Polland-MojePanstwo_Specific-API</text:p>
          </table:table-cell>
          <table:table-cell office:value-type="string" table:style-name="ce8">
            <text:p>Poland</text:p>
          </table:table-cell>
          <table:table-cell office:value-type="string" table:style-name="ce8">
            <text:p>MojePanstwo foundation</text:p>
          </table:table-cell>
          <table:table-cell office:value-type="string" table:style-name="ce8">
            <text:p>Polland-MojePanstwo</text:p>
          </table:table-cell>
          <table:table-cell office:value-type="string" table:style-name="ce8">
            <text:p>Polland MojePanstwo</text:p>
          </table:table-cell>
          <table:table-cell office:value-type="string" table:style-name="ce18">
            <text:p><text:a xlink:href="https://github.com/epforgpl/_mojePanstwo-API-Server">https://github.com/epforgpl/_mojePanstwo-API-Server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PL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PT_National_Portugal-geodata_Data-catalogue-API</text:p>
          </table:table-cell>
          <table:table-cell office:value-type="string" table:style-name="ce8">
            <text:p>Portugal</text:p>
          </table:table-cell>
          <table:table-cell office:value-type="string" table:style-name="ce8">
            <text:p>Government of Portugal</text:p>
          </table:table-cell>
          <table:table-cell office:value-type="string" table:style-name="ce8">
            <text:p>Portugal-geodata</text:p>
          </table:table-cell>
          <table:table-cell office:value-type="string" table:style-name="ce8">
            <text:p>Portugal INSPIRE metadata catalogue APIs</text:p>
          </table:table-cell>
          <table:table-cell office:value-type="string" table:style-name="ce18">
            <text:p><text:a xlink:href="http://snig.dgterritorio.pt/geoportal/csw/discovery">http://snig.dgterritorio.pt/geoportal/csw/discovery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PT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PT_National_Portugal-SNS_Data-catalogue-API</text:p>
          </table:table-cell>
          <table:table-cell office:value-type="string" table:style-name="ce22">
            <text:p>Portugal</text:p>
          </table:table-cell>
          <table:table-cell office:value-type="string" table:style-name="ce8">
            <text:p>Government of Purtugal, National Health Service of Portugal</text:p>
          </table:table-cell>
          <table:table-cell office:value-type="string" table:style-name="ce22">
            <text:p>Portugal-SNS</text:p>
          </table:table-cell>
          <table:table-cell office:value-type="string" table:style-name="ce22">
            <text:p>Portugal National Health Service APIs</text:p>
          </table:table-cell>
          <table:table-cell office:value-type="string" table:style-name="ce18">
            <text:p><text:a xlink:href="https://transparencia.sns.gov.pt/api/v1/console/datasets/1.0/search/">https://transparencia.sns.gov.pt/api/v1/console/datasets/1.0/search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PT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RO_National_Romania-geodata_Data-catalogue-API</text:p>
          </table:table-cell>
          <table:table-cell office:value-type="string" table:style-name="ce8">
            <text:p>Romania</text:p>
          </table:table-cell>
          <table:table-cell office:value-type="string" table:style-name="ce8">
            <text:p>Government of Romania</text:p>
          </table:table-cell>
          <table:table-cell office:value-type="string" table:style-name="ce8">
            <text:p>Romania-geodata</text:p>
          </table:table-cell>
          <table:table-cell office:value-type="string" table:style-name="ce8">
            <text:p>Romania INSPIRE metadata catalogue APIs</text:p>
          </table:table-cell>
          <table:table-cell office:value-type="string" table:style-name="ce18">
            <text:p><text:a xlink:href="http://geoportal.gov.ro/Geoportal_INIS/csw">http://geoportal.gov.ro/Geoportal_INIS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RO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SE_City_Stockholm-data_Data-catalogue-API</text:p>
          </table:table-cell>
          <table:table-cell office:value-type="string" table:style-name="ce8">
            <text:p>Sweden</text:p>
          </table:table-cell>
          <table:table-cell office:value-type="string" table:style-name="ce8">
            <text:p>City of Stockholm</text:p>
          </table:table-cell>
          <table:table-cell office:value-type="string" table:style-name="ce8">
            <text:p>Stockholm-data</text:p>
          </table:table-cell>
          <table:table-cell office:value-type="string" table:style-name="ce8">
            <text:p>Sweden Stockholm data</text:p>
          </table:table-cell>
          <table:table-cell office:value-type="string" table:style-name="ce18">
            <text:p><text:a xlink:href="https://dataportalen.stockholm.se/dataportalen/">https://dataportalen.stockholm.se/dataportalen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SE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SE_National_Sweden-geodata_Data-catalogue-API</text:p>
          </table:table-cell>
          <table:table-cell office:value-type="string" table:style-name="ce8">
            <text:p>Sweden</text:p>
          </table:table-cell>
          <table:table-cell office:value-type="string" table:style-name="ce8">
            <text:p>Government of Sweden</text:p>
          </table:table-cell>
          <table:table-cell office:value-type="string" table:style-name="ce8">
            <text:p>Sweden-geodata</text:p>
          </table:table-cell>
          <table:table-cell office:value-type="string" table:style-name="ce8">
            <text:p>Sweden INSPIRE metadata catalogue APIs</text:p>
          </table:table-cell>
          <table:table-cell office:value-type="string" table:style-name="ce18">
            <text:p><text:a xlink:href="https://www.geodata.se/geodataportalen/srv/swe/csw-inspire">https://www.geodata.se:443/geodataportalen/srv/swe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SE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SE_National_Sweden-OpenAid_Specific-API</text:p>
          </table:table-cell>
          <table:table-cell office:value-type="string" table:style-name="ce8">
            <text:p>Sweden</text:p>
          </table:table-cell>
          <table:table-cell office:value-type="string" table:style-name="ce8">
            <text:p>Government of Sweden</text:p>
          </table:table-cell>
          <table:table-cell office:value-type="string" table:style-name="ce8">
            <text:p>Sweden-OpenAid</text:p>
          </table:table-cell>
          <table:table-cell office:value-type="string" table:style-name="ce8">
            <text:p>Sweden OpenAid</text:p>
          </table:table-cell>
          <table:table-cell office:value-type="string" table:style-name="ce18">
            <text:p><text:a xlink:href="https://openaid.se/api/">https://openaid.se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SE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SE_National_Sweden-Parliament_Specific-API</text:p>
          </table:table-cell>
          <table:table-cell office:value-type="string" table:style-name="ce8">
            <text:p>Sweden</text:p>
          </table:table-cell>
          <table:table-cell office:value-type="string" table:style-name="ce8">
            <text:p>Government of Sweden</text:p>
          </table:table-cell>
          <table:table-cell office:value-type="string" table:style-name="ce8">
            <text:p>Sweden-Parliament</text:p>
          </table:table-cell>
          <table:table-cell office:value-type="string" table:style-name="ce8">
            <text:p>Sweden Parliament</text:p>
          </table:table-cell>
          <table:table-cell office:value-type="string" table:style-name="ce18">
            <text:p><text:a xlink:href="https://data.riksdagen.se/data/dokument/">https://data.riksdagen.se/data/dokument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SE</text:p>
          </table:table-cell>
          <table:table-cell office:value-type="string" table:style-name="ce24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SI_National_Slovenia-geodata_Data-catalogue-API</text:p>
          </table:table-cell>
          <table:table-cell office:value-type="string" table:style-name="ce8">
            <text:p>Slovenia</text:p>
          </table:table-cell>
          <table:table-cell office:value-type="string" table:style-name="ce8">
            <text:p>Government of Slovenia</text:p>
          </table:table-cell>
          <table:table-cell office:value-type="string" table:style-name="ce8">
            <text:p>Slovenia-geodata</text:p>
          </table:table-cell>
          <table:table-cell office:value-type="string" table:style-name="ce8">
            <text:p>Slovenia INSPIRE metadata catalogue APIs</text:p>
          </table:table-cell>
          <table:table-cell office:value-type="string" table:style-name="ce18">
            <text:p><text:a xlink:href="http://prostor4.gov.si/imps/srv/eng/csw-INSPIRE">http://prostor4.gov.si/imps/srv/eng/csw-INSPIRE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SI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SK_National_Slovakia-Data_Data-catalogue-API</text:p>
          </table:table-cell>
          <table:table-cell office:value-type="string" table:style-name="ce8">
            <text:p>Slovakia</text:p>
          </table:table-cell>
          <table:table-cell office:value-type="string" table:style-name="ce8">
            <text:p>Government of Slovakia</text:p>
          </table:table-cell>
          <table:table-cell office:value-type="string" table:style-name="ce8">
            <text:p>Slovakia-Data</text:p>
          </table:table-cell>
          <table:table-cell office:value-type="string" table:style-name="ce8">
            <text:p>Slovakia Data</text:p>
          </table:table-cell>
          <table:table-cell office:value-type="string" table:style-name="ce18">
            <text:p><text:a xlink:href="https://data.gov.sk/api/3/action/package_list">https://data.gov.sk/api/3/action/package_lis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S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SK_National_Slovakia-geodata_Data-catalogue-API</text:p>
          </table:table-cell>
          <table:table-cell office:value-type="string" table:style-name="ce8">
            <text:p>Slovakia</text:p>
          </table:table-cell>
          <table:table-cell office:value-type="string" table:style-name="ce8">
            <text:p>Government of Slovakia</text:p>
          </table:table-cell>
          <table:table-cell office:value-type="string" table:style-name="ce8">
            <text:p>Slovakia-geodata</text:p>
          </table:table-cell>
          <table:table-cell office:value-type="string" table:style-name="ce8">
            <text:p>Slovakia INSPIRE metadata catalogue APIs</text:p>
          </table:table-cell>
          <table:table-cell office:value-type="string" table:style-name="ce18">
            <text:p><text:a xlink:href="https://rpi.gov.sk/rpi_csw/service.svc/get">https://rpi.gov.sk/rpi_csw/service.svc/get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SK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City_London-DataStore_Data-catalogue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City of London, Greater London Authority</text:p>
          </table:table-cell>
          <table:table-cell office:value-type="string" table:style-name="ce8">
            <text:p>London-DataStore</text:p>
          </table:table-cell>
          <table:table-cell office:value-type="string" table:style-name="ce8">
            <text:p>London DataStore</text:p>
          </table:table-cell>
          <table:table-cell office:value-type="string" table:style-name="ce18">
            <text:p><text:a xlink:href="http://data.london.gov.uk/api/3/action/package_list">http://data.london.gov.uk/api/3/action/package_lis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UK_City_London-Transport-for-London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City of London, Transport for London</text:p>
          </table:table-cell>
          <table:table-cell office:value-type="string" table:style-name="ce8">
            <text:p>London-Transport-for-London</text:p>
          </table:table-cell>
          <table:table-cell office:value-type="string" table:style-name="ce8">
            <text:p>London Transport for London</text:p>
          </table:table-cell>
          <table:table-cell office:value-type="string" table:style-name="ce18">
            <text:p><text:a xlink:href="https://tfl.gov.uk/info-for/open-data-users/unified-api?intcmp=29422">https://tfl.gov.uk/info-for/open-data-users/unified-api?intcmp=29422<text:line-break/>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UK_City_Redbridge- data_Data-catalogue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City of London</text:p>
          </table:table-cell>
          <table:table-cell office:value-type="string" table:style-name="ce8">
            <text:p>Redbridge- data</text:p>
          </table:table-cell>
          <table:table-cell office:value-type="string" table:style-name="ce8">
            <text:p>UK Redbridge data</text:p>
          </table:table-cell>
          <table:table-cell office:value-type="string" table:style-name="ce18">
            <text:p><text:a xlink:href="http://data.redbridge.gov.uk/api/">http://data.redbridge.gov.uk/api/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City_Shrewsbury-Museum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City of Shrewsbury, Museum and Art Gallery</text:p>
          </table:table-cell>
          <table:table-cell office:value-type="string" table:style-name="ce8">
            <text:p>Shrewsbury-Museum</text:p>
          </table:table-cell>
          <table:table-cell office:value-type="string" table:style-name="ce8">
            <text:p>UK Shrewsbury Museum</text:p>
          </table:table-cell>
          <table:table-cell office:value-type="string" table:style-name="ce18">
            <text:p><text:a xlink:href="http://www.shrewsburymuseum.org.uk/api/">http://www.shrewsburymuseum.org.uk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22">
            <text:p>Culture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International_The-Guardian-World-gov-data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The Guardian</text:p>
          </table:table-cell>
          <table:table-cell office:value-type="string" table:style-name="ce8">
            <text:p>The-Guardian-World-gov-data</text:p>
          </table:table-cell>
          <table:table-cell office:value-type="string" table:style-name="ce8">
            <text:p>The Guardian World gov data</text:p>
          </table:table-cell>
          <table:table-cell office:value-type="string" table:style-name="ce18">
            <text:p><text:a xlink:href="https://open-platform.theguardian.com/access/">https://open-platform.theguardian.com/access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UK_National_TheyWorkForYou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MySociety.org</text:p>
          </table:table-cell>
          <table:table-cell office:value-type="string" table:style-name="ce8">
            <text:p>TheyWorkForYou</text:p>
          </table:table-cell>
          <table:table-cell office:value-type="string" table:style-name="ce8">
            <text:p>UK TheyWorkForYou</text:p>
          </table:table-cell>
          <table:table-cell office:value-type="string" table:style-name="ce18">
            <text:p><text:a xlink:href="https://www.theyworkforyou.com/api/">https://www.theyworkforyou.com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AirQuality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</text:p>
          </table:table-cell>
          <table:table-cell office:value-type="string" table:style-name="ce8">
            <text:p>UK-AirQuality</text:p>
          </table:table-cell>
          <table:table-cell office:value-type="string" table:style-name="ce8">
            <text:p>UK AirQuality</text:p>
          </table:table-cell>
          <table:table-cell office:value-type="string" table:style-name="ce18">
            <text:p><text:a xlink:href="https://rapidapi.com/extropynet/api/uk-air-quality/details">https://rapidapi.com/extropynet/api/uk-air-quality/detail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UK_National_UK-API-Catalogue_API-registry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</text:p>
          </table:table-cell>
          <table:table-cell office:value-type="string" table:style-name="ce8">
            <text:p>UK-API-Catalogue</text:p>
          </table:table-cell>
          <table:table-cell office:value-type="string" table:style-name="ce8">
            <text:p>UK API Catalogue</text:p>
          </table:table-cell>
          <table:table-cell office:value-type="string" table:style-name="ce18">
            <text:p><text:a xlink:href="https://technology.blog.gov.uk/2019/10/11/add-your-api-to-the-cross-government-catalogue/">https://technology.blog.gov.uk/2019/10/11/add-your-api-to-the-cross-government-catalogue/</text:a></text:p>
          </table:table-cell>
          <table:table-cell office:value-type="string" table:style-name="ce8">
            <text:p>API registry</text:p>
          </table:table-cell>
          <table:table-cell office:value-type="float" office:value="33" table:style-name="ce19">
            <text:p>33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BBC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BBC</text:p>
          </table:table-cell>
          <table:table-cell office:value-type="string" table:style-name="ce8">
            <text:p>UK-BBC</text:p>
          </table:table-cell>
          <table:table-cell office:value-type="string" table:style-name="ce8">
            <text:p>UK BBC</text:p>
          </table:table-cell>
          <table:table-cell office:value-type="string" table:style-name="ce18">
            <text:p><text:a xlink:href="http://www.bbc.co.uk/developer/technology/apis.html">http://www.bbc.co.uk/developer/technology/apis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New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20">
            <text:p>SMART 2015/0041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UK_National_UK-Community-UK-Patient-Opinion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Patient Opinion (Community Interest Company - CIC)</text:p>
          </table:table-cell>
          <table:table-cell office:value-type="string" table:style-name="ce8">
            <text:p>UK-Community-UK-Patient-Opinion</text:p>
          </table:table-cell>
          <table:table-cell office:value-type="string" table:style-name="ce8">
            <text:p>UK Community UK Patient Opinion</text:p>
          </table:table-cell>
          <table:table-cell office:value-type="string" table:style-name="ce18">
            <text:p><text:a xlink:href="https://www.careopinion.org.uk/info/api">https://www.careopinion.org.uk/info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SMART 2015/0041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Data-API_Data-catalogue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</text:p>
          </table:table-cell>
          <table:table-cell office:value-type="string" table:style-name="ce8">
            <text:p>UK-Data-API</text:p>
          </table:table-cell>
          <table:table-cell office:value-type="string" table:style-name="ce8">
            <text:p>UK Data API</text:p>
          </table:table-cell>
          <table:table-cell office:value-type="string" table:style-name="ce18">
            <text:p><text:a xlink:href="https://ckan.publishing.service.gov.uk/api/3/action/package_list">https://ckan.publishing.service.gov.uk/api/3/action/package_list</text:a></text:p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Variou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24">
            <text:p>SMART 2015/0041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UK_National_UK-Directgov-Syndication API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Cabinet Office, DirectGov Syndication</text:p>
          </table:table-cell>
          <table:table-cell office:value-type="string" table:style-name="ce8">
            <text:p>UK-Directgov-Syndication API</text:p>
          </table:table-cell>
          <table:table-cell office:value-type="string" table:style-name="ce8">
            <text:p>UK Directgov Syndication API</text:p>
          </table:table-cell>
          <table:table-cell office:value-type="string" table:style-name="ce18">
            <text:p><text:a xlink:href="https://webarchive.nationalarchives.gov.uk/+/http:/innovate.direct.gov.uk/syndication/">https://webarchive.nationalarchives.gov.uk/+/http://innovate.direct.gov.uk/syndication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European Data Portal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UK_National_UK-Find-Your-MP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</text:p>
          </table:table-cell>
          <table:table-cell office:value-type="string" table:style-name="ce8">
            <text:p>UK-Find-Your-MP</text:p>
          </table:table-cell>
          <table:table-cell office:value-type="string" table:style-name="ce8">
            <text:p>UK Find Your MP</text:p>
          </table:table-cell>
          <table:table-cell office:value-type="string" table:style-name="ce18">
            <text:p><text:a xlink:href="http://findyourmp.parliament.uk/api/search?q=YOUR_SEARCH_TERM&amp;format=YOUR_DESIRED_FORMAT">http://findyourmp.parliament.uk/api/search?q=YOUR_SEARCH_TERM&amp;format=YOUR_DESIRED_FORMAT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Politics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FoodGov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Food Standards Agency</text:p>
          </table:table-cell>
          <table:table-cell office:value-type="string" table:style-name="ce8">
            <text:p>UK-FoodGov</text:p>
          </table:table-cell>
          <table:table-cell office:value-type="string" table:style-name="ce8">
            <text:p>UK FoodGov</text:p>
          </table:table-cell>
          <table:table-cell office:value-type="string" table:style-name="ce18">
            <text:p><text:a xlink:href="http://data.food.gov.uk/food-alerts/ui/reference">http://data.food.gov.uk/food-alerts/ui/reference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Food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geodata_Data-catalogue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</text:p>
          </table:table-cell>
          <table:table-cell office:value-type="string" table:style-name="ce8">
            <text:p>UK-geodata</text:p>
          </table:table-cell>
          <table:table-cell office:value-type="string" table:style-name="ce8">
            <text:p>UK INSPIRE metadata catalogue APIs</text:p>
          </table:table-cell>
          <table:table-cell office:value-type="string" table:style-name="ce18">
            <text:p><text:a xlink:href="http://csw.data.gov.uk/geonetwork/srv/en/csw?service=CSW&amp;version=2.0.2&amp;request=GetCapabilities">http://csw.data.gov.uk/geonetwork/srv/en/csw</text:a></text:p>
          </table:table-cell>
          <table:table-cell office:value-type="string" table:style-name="ce22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22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INSPIRE catalogue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UK_National_UK-GtR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Research and Innovation</text:p>
          </table:table-cell>
          <table:table-cell office:value-type="string" table:style-name="ce8">
            <text:p>UK-GtR</text:p>
          </table:table-cell>
          <table:table-cell office:value-type="string" table:style-name="ce8">
            <text:p>UK Gateway to Research API</text:p>
          </table:table-cell>
          <table:table-cell office:value-type="string" table:style-name="ce18">
            <text:p><text:a xlink:href="https://gtr.ukri.org/resources/api.html">https://gtr.ukri.org/resources/api.htm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Researc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UK_National_UK-HMRC-API_API-registry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Her Majesty Revenue and Costs - HMRC (Tax) Gateway (UK)</text:p>
          </table:table-cell>
          <table:table-cell office:value-type="string" table:style-name="ce8">
            <text:p>UK-HMRC-API</text:p>
          </table:table-cell>
          <table:table-cell office:value-type="string" table:style-name="ce8">
            <text:p>UK Her Majesty Revenue and Costs (HMRC) API</text:p>
          </table:table-cell>
          <table:table-cell office:value-type="string" table:style-name="ce18">
            <text:p><text:a xlink:href="https://developer.service.hmrc.gov.uk/api-documentation">https://developer.service.hmrc.gov.uk/api-documentation</text:a></text:p>
          </table:table-cell>
          <table:table-cell office:value-type="string" table:style-name="ce8">
            <text:p>API registry</text:p>
          </table:table-cell>
          <table:table-cell office:value-type="float" office:value="20" table:style-name="ce19">
            <text:p>20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UK_National_UK-Institute-development-studies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Institute for Development Studies</text:p>
          </table:table-cell>
          <table:table-cell office:value-type="string" table:style-name="ce8">
            <text:p>UK-Institute-development-studies</text:p>
          </table:table-cell>
          <table:table-cell office:value-type="string" table:style-name="ce8">
            <text:p>UK Institute development studies</text:p>
          </table:table-cell>
          <table:table-cell office:value-type="string" table:style-name="ce18">
            <text:p><text:a xlink:href="http://api.ids.ac.uk/openapi/">http://api.ids.ac.uk/open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Researc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UK_National_UK-Legislation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the National Archives</text:p>
          </table:table-cell>
          <table:table-cell office:value-type="string" table:style-name="ce8">
            <text:p>UK-Legislation</text:p>
          </table:table-cell>
          <table:table-cell office:value-type="string" table:style-name="ce8">
            <text:p>UK Legislation</text:p>
          </table:table-cell>
          <table:table-cell office:value-type="string" table:style-name="ce18">
            <text:p><text:a xlink:href="http://www.legislation.gov.uk/search">http://www.legislation.gov.uk/search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Leg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UK_National_UK-LgA-Effective-Service-Delivery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Local Government Association</text:p>
          </table:table-cell>
          <table:table-cell office:value-type="string" table:style-name="ce8">
            <text:p>UK-LgA-Effective-Service-Delivery</text:p>
          </table:table-cell>
          <table:table-cell office:value-type="string" table:style-name="ce8">
            <text:p>UK local government association Effective Service Delivery</text:p>
          </table:table-cell>
          <table:table-cell office:value-type="string" table:style-name="ce18">
            <text:p><text:a xlink:href="http://about.esd.org.uk/api">http://about.esd.org.uk/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over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Workshops/meetings/interviews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UK_National_UK-MetOffice-WOW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MetOffice Weather Observations Website (WOW)</text:p>
          </table:table-cell>
          <table:table-cell office:value-type="string" table:style-name="ce8">
            <text:p>UK-MetOffice-WOW</text:p>
          </table:table-cell>
          <table:table-cell office:value-type="string" table:style-name="ce8">
            <text:p>UK Meteo Office Weather Observations Website APIs</text:p>
          </table:table-cell>
          <table:table-cell office:value-type="string" table:style-name="ce18">
            <text:p><text:a xlink:href="http://wow.metoffice.gov.uk/support/dataformats">http://wow.metoffice.gov.uk/support/dataformats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Weather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3">
          <table:table-cell office:value-type="string" table:style-name="ce8">
            <text:p>UK_National_UK-MMO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Electronic recording and reporting system (ERS)</text:p>
          </table:table-cell>
          <table:table-cell office:value-type="string" table:style-name="ce8">
            <text:p>UK-MMO</text:p>
          </table:table-cell>
          <table:table-cell office:value-type="string" table:style-name="ce8">
            <text:p>UK Fish register APIs</text:p>
          </table:table-cell>
          <table:table-cell office:value-type="string" table:style-name="ce18">
            <text:p><text:a xlink:href="http://www.fishregister.gov.uk/ERSDocuments/Scotland/API%20Developers%20Pack-129249598131000000.zip">http://www.fishregister.gov.uk/ERSDocuments/Scotland/API%20Developers%20Pack-129249598131000000.zip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National-archives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24">
            <text:p>Government of United Kingdom, National Archives</text:p>
          </table:table-cell>
          <table:table-cell office:value-type="string" table:style-name="ce8">
            <text:p>UK-National-archives</text:p>
          </table:table-cell>
          <table:table-cell office:value-type="string" table:style-name="ce8">
            <text:p>UK National archives</text:p>
          </table:table-cell>
          <table:table-cell office:value-type="string" table:style-name="ce18">
            <text:p><text:a xlink:href="http://discovery.nationalarchives.gov.uk/API/">http://discovery.nationalarchives.gov.uk/API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22">
            <text:p>Culture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Next-buses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Traveline Information Limited</text:p>
          </table:table-cell>
          <table:table-cell office:value-type="string" table:style-name="ce8">
            <text:p>UK-Next-buses</text:p>
          </table:table-cell>
          <table:table-cell office:value-type="string" table:style-name="ce8">
            <text:p>UK Next buses</text:p>
          </table:table-cell>
          <table:table-cell office:value-type="string" table:style-name="ce18">
            <text:p><text:a xlink:href="https://data.gov.uk/dataset/15be9dba-392c-4375-a931-425e35b956f7/nextbuses-api">https://data.gov.uk/dataset/15be9dba-392c-4375-a931-425e35b956f7/nextbuses-api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Transportation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European Data Portal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UK_National_UK-NHS_API-registry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Department of Health and Social Care (DHSC)</text:p>
          </table:table-cell>
          <table:table-cell office:value-type="string" table:style-name="ce8">
            <text:p>UK-NHS</text:p>
          </table:table-cell>
          <table:table-cell office:value-type="string" table:style-name="ce8">
            <text:p>UK National Health System APIs</text:p>
          </table:table-cell>
          <table:table-cell office:value-type="string" table:style-name="ce18">
            <text:p><text:a xlink:href="https://developer.nhs.uk/apis/">https://developer.nhs.uk/apis/</text:a></text:p>
          </table:table-cell>
          <table:table-cell office:value-type="string" table:style-name="ce8">
            <text:p>API registry</text:p>
          </table:table-cell>
          <table:table-cell office:value-type="float" office:value="35" table:style-name="ce19">
            <text:p>35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UK_National_UK-Ordnance-Survey_API-registry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Ordnance Survey</text:p>
          </table:table-cell>
          <table:table-cell office:value-type="string" table:style-name="ce8">
            <text:p>UK-Ordnance-Survey</text:p>
          </table:table-cell>
          <table:table-cell office:value-type="string" table:style-name="ce8">
            <text:p>UK Ordnance Survey APIs</text:p>
          </table:table-cell>
          <table:table-cell office:value-type="string" table:style-name="ce18">
            <text:p><text:a xlink:href="https://developer.ordnancesurvey.co.uk/home">https://developer.ordnancesurvey.co.uk/home</text:a></text:p>
          </table:table-cell>
          <table:table-cell office:value-type="string" table:style-name="ce8">
            <text:p>API registry</text:p>
          </table:table-cell>
          <table:table-cell office:value-type="float" office:value="5" table:style-name="ce19">
            <text:p>5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UK_National_UK-Police_Specific-API</text:p>
          </table:table-cell>
          <table:table-cell office:value-type="string" table:style-name="ce8">
            <text:p>United Kingdom</text:p>
          </table:table-cell>
          <table:table-cell office:value-type="string" table:style-name="ce8">
            <text:p>Government of United Kingdom, Home Office</text:p>
          </table:table-cell>
          <table:table-cell office:value-type="string" table:style-name="ce8">
            <text:p>UK-Police</text:p>
          </table:table-cell>
          <table:table-cell office:value-type="string" table:style-name="ce8">
            <text:p>UK Police</text:p>
          </table:table-cell>
          <table:table-cell office:value-type="string" table:style-name="ce18">
            <text:p><text:a xlink:href="https://data.police.uk/">https://data.police.uk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riminality</text:p>
          </table:table-cell>
          <table:table-cell office:value-type="string" table:style-name="ce8">
            <text:p>National</text:p>
          </table:table-cell>
          <table:table-cell office:value-type="string" table:style-name="ce8">
            <text:p>UK</text:p>
          </table:table-cell>
          <table:table-cell office:value-type="string" table:style-name="ce8">
            <text:p>ProgrammableWeb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World_International_EU-ADMS_Specific-API</text:p>
          </table:table-cell>
          <table:table-cell office:value-type="string" table:style-name="ce8">
            <text:p>European Union</text:p>
          </table:table-cell>
          <table:table-cell office:value-type="string" table:style-name="ce8">
            <text:p>European Commission</text:p>
          </table:table-cell>
          <table:table-cell office:value-type="string" table:style-name="ce8">
            <text:p>EU-ADMS</text:p>
          </table:table-cell>
          <table:table-cell office:value-type="string" table:style-name="ce8">
            <text:p>Asset Description Metadata Schema validation service APIs</text:p>
          </table:table-cell>
          <table:table-cell office:value-type="string" table:style-name="ce18">
            <text:p><text:a xlink:href="http://cpsv-ap.semic.eu/adms-api/?WSDL">http://cpsv-ap.semic.eu/adms-api/?WSDL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Utilitie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World_International_GBIF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Global Biodiversity Information Facility (GBIF)</text:p>
          </table:table-cell>
          <table:table-cell office:value-type="string" table:style-name="ce8">
            <text:p>GBIF</text:p>
          </table:table-cell>
          <table:table-cell office:value-type="string" table:style-name="ce8">
            <text:p>Global Biodiversity Information Facility APIs</text:p>
          </table:table-cell>
          <table:table-cell office:value-type="string" table:style-name="ce17">
            <text:p>https://www.gbif.org/developer/summary</text:p>
            <text:p/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Environment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World_International_GEOSS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Global Earth Observation System of Systems (GEOSS)</text:p>
          </table:table-cell>
          <table:table-cell office:value-type="string" table:style-name="ce8">
            <text:p>GEOSS</text:p>
          </table:table-cell>
          <table:table-cell office:value-type="string" table:style-name="ce8">
            <text:p>Global Earth Observation System of Systems APIs</text:p>
          </table:table-cell>
          <table:table-cell office:value-type="string" table:style-name="ce17">
            <text:p>http://www.geodab.net/apis</text:p>
            <text:p/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8">
          <table:table-cell office:value-type="string" table:style-name="ce8">
            <text:p>World_International_NewsAPI_Specific-API</text:p>
          </table:table-cell>
          <table:table-cell office:value-type="string" table:style-name="ce8">
            <text:p>Community</text:p>
          </table:table-cell>
          <table:table-cell office:value-type="string" table:style-name="ce18">
            <text:p><text:a xlink:href="http://newsapi.org/">NewsAPI</text:a></text:p>
          </table:table-cell>
          <table:table-cell office:value-type="string" table:style-name="ce8">
            <text:p>NewsAPI</text:p>
          </table:table-cell>
          <table:table-cell office:value-type="string" table:style-name="ce8">
            <text:p>NewsAPI APIs</text:p>
          </table:table-cell>
          <table:table-cell office:value-type="string" table:style-name="ce18">
            <text:p><text:a xlink:href="https://newsapi.org/">https://newsapi.org/</text:a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New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World_International_OECD_Data-catalogue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Organisation for Economic Co-operation and Development (OECD)</text:p>
          </table:table-cell>
          <table:table-cell office:value-type="string" table:style-name="ce8">
            <text:p>OECD</text:p>
          </table:table-cell>
          <table:table-cell office:value-type="string" table:style-name="ce8">
            <text:p>OECD data APIs</text:p>
          </table:table-cell>
          <table:table-cell office:value-type="string" table:style-name="ce17">
            <text:p>https://data.oecd.org/api/</text:p>
            <text:p/>
            <text:p/>
          </table:table-cell>
          <table:table-cell office:value-type="string" table:style-name="ce8">
            <text:p>Data catalogue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tatistic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16">
          <table:table-cell office:value-type="string" table:style-name="ce8">
            <text:p>World_International_OIPA_API-tool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Openaid IATI Parser and API (OIPA)</text:p>
          </table:table-cell>
          <table:table-cell office:value-type="string" table:style-name="ce8">
            <text:p>OIPA</text:p>
          </table:table-cell>
          <table:table-cell office:value-type="string" table:style-name="ce31">
            <text:p>Openaid IATI Parser and API API tool</text:p>
          </table:table-cell>
          <table:table-cell office:value-type="string" table:style-name="ce18">
            <text:p><text:a xlink:href="https://www.oipa.nl/api/">https://www.oipa.nl/api/</text:a></text:p>
          </table:table-cell>
          <table:table-cell office:value-type="string" table:style-name="ce8">
            <text:p>API tool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Soc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5">
          <table:table-cell office:value-type="string" table:style-name="ce8">
            <text:p>World_International_OSM_Specific-API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Openstreetmap (OSM)</text:p>
          </table:table-cell>
          <table:table-cell office:value-type="string" table:style-name="ce8">
            <text:p>OSM</text:p>
          </table:table-cell>
          <table:table-cell office:value-type="string" table:style-name="ce8">
            <text:p>Openstreetmap APIs</text:p>
          </table:table-cell>
          <table:table-cell office:value-type="string" table:style-name="ce17">
            <text:p/>
            <text:p><text:span text:style-name="T2">https://wiki.openstreetmap.org/wiki/API</text:span><text:s/></text:p>
          </table:table-cell>
          <table:table-cell office:value-type="string" table:style-name="ce8">
            <text:p>Specific API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Geospatial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Literature-document review</text:p>
          </table:table-cell>
          <table:table-cell table:number-columns-repeated="16372"/>
        </table:table-row>
        <table:table-row table:style-name="ro4">
          <table:table-cell office:value-type="string" table:style-name="ce8">
            <text:p>World_International_TMForum_API-standard</text:p>
          </table:table-cell>
          <table:table-cell office:value-type="string" table:style-name="ce8">
            <text:p>Community</text:p>
          </table:table-cell>
          <table:table-cell office:value-type="string" table:style-name="ce8">
            <text:p>TMForum</text:p>
          </table:table-cell>
          <table:table-cell office:value-type="string" table:style-name="ce8">
            <text:p>TMForum</text:p>
          </table:table-cell>
          <table:table-cell office:value-type="string" table:style-name="ce8">
            <text:p>UK TMForum</text:p>
          </table:table-cell>
          <table:table-cell office:value-type="string" table:style-name="ce18">
            <text:p><text:a xlink:href="https://projects.tmforum.org/wiki/display/API/Open+API+Table?_ga=2.245097606.2047918790.1554908889-334594070.1554908889">https://projects.tmforum.org/wiki/display/API/Open+API+Table</text:a></text:p>
          </table:table-cell>
          <table:table-cell office:value-type="string" table:style-name="ce8">
            <text:p>API standard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Business</text:p>
          </table:table-cell>
          <table:table-cell office:value-type="string" table:style-name="ce8">
            <text:p>International</text:p>
          </table:table-cell>
          <table:table-cell office:value-type="string" table:style-name="ce8">
            <text:p>World</text:p>
          </table:table-cell>
          <table:table-cell office:value-type="string" table:style-name="ce8">
            <text:p>JoinUp</text:p>
          </table:table-cell>
          <table:table-cell table:number-columns-repeated="16372"/>
        </table:table-row>
        <table:table-row table:number-rows-repeated="1048356" table:style-name="ro17">
          <table:table-cell table:number-columns-repeated="16384"/>
        </table:table-row>
      </table:table>
      <table:table table:name="Country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0" table:default-cell-style-name="ce1"/>
        <table:table-column table:style-name="co25" table:default-cell-style-name="ce1"/>
        <table:table-column table:style-name="co24" table:number-columns-repeated="16362" table:default-cell-style-name="ce1"/>
        <table:table-row table:number-rows-repeated="2" table:style-name="ro17">
          <table:table-cell table:number-columns-repeated="16384"/>
        </table:table-row>
        <table:table-row table:style-name="ro18">
          <table:table-cell office:value-type="string" table:style-name="ce2">
            <text:p>Count of Governmental Level*</text:p>
          </table:table-cell>
          <table:table-cell office:value-type="string" table:style-name="ce2">
            <text:p>Column Labels</text:p>
          </table:table-cell>
          <table:table-cell table:number-columns-repeated="17" table:style-name="ce1"/>
          <table:table-cell office:value-type="string" table:style-name="ce5">
            <text:p>Countries</text:p>
          </table:table-cell>
          <table:table-cell office:value-type="string" table:style-name="ce5">
            <text:p>Covered</text:p>
          </table:table-cell>
          <table:table-cell office:value-type="string" table:style-name="ce5">
            <text:p>Plus</text:p>
          </table:table-cell>
          <table:table-cell table:number-columns-repeated="16362"/>
        </table:table-row>
        <table:table-row table:style-name="ro17">
          <table:table-cell office:value-type="string" table:style-name="ce2">
            <text:p>Row Label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Grand Total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austria_en">Austria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uropean Union</text:p>
          </table:table-cell>
          <table:table-cell table:number-columns-repeated="16362"/>
        </table:table-row>
        <table:table-row table:style-name="ro17">
          <table:table-cell office:value-type="string" table:style-name="ce3">
            <text:p>AT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belgium_en">Belgium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mmunity initiatives</text:p>
          </table:table-cell>
          <table:table-cell table:number-columns-repeated="16362"/>
        </table:table-row>
        <table:table-row table:style-name="ro17">
          <table:table-cell office:value-type="string" table:style-name="ce3">
            <text:p>BE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bulgaria_en">Bulgaria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Iceland</text:p>
          </table:table-cell>
          <table:table-cell table:number-columns-repeated="16362"/>
        </table:table-row>
        <table:table-row table:style-name="ro17">
          <table:table-cell office:value-type="string" table:style-name="ce3">
            <text:p>BG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croatia_en">Croatia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iechenstein</text:p>
          </table:table-cell>
          <table:table-cell table:number-columns-repeated="16362"/>
        </table:table-row>
        <table:table-row table:style-name="ro17">
          <table:table-cell office:value-type="string" table:style-name="ce3">
            <text:p>CH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cyprus_en">Cyprus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rway</text:p>
          </table:table-cell>
          <table:table-cell table:number-columns-repeated="16362"/>
        </table:table-row>
        <table:table-row table:style-name="ro17">
          <table:table-cell office:value-type="string" table:style-name="ce3">
            <text:p>CY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czechia_en">Czechia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CZ</text:p>
          </table:table-cell>
          <table:table-cell table:number-columns-repeated="2" table:style-name="ce4"/>
          <table:table-cell office:value-type="float" office:value="7" table:style-name="ce4">
            <text:p>7</text:p>
          </table:table-cell>
          <table:table-cell table:style-name="ce4"/>
          <table:table-cell office:value-type="float" office:value="7" table:style-name="ce4">
            <text:p>7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denmark_en">Denmark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DE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estonia_en">Estonia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DK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finland_en">Finland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EE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france_en">France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EL</text:p>
          </table:table-cell>
          <table:table-cell table:number-columns-repeated="2" table:style-name="ce4"/>
          <table:table-cell office:value-type="float" office:value="5" table:style-name="ce4">
            <text:p>5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germany_en">Germany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ES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4" table:style-name="ce4">
            <text:p>14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greece_en">Greece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EU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2" table:style-name="ce4"/>
          <table:table-cell office:value-type="float" office:value="42" table:style-name="ce4">
            <text:p>42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hungary_en">Hungary</text:a>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7">
          <table:table-cell office:value-type="string" table:style-name="ce3">
            <text:p>FI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10" table:style-name="ce4">
            <text:p>10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ireland_en">Ireland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FR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6" table:style-name="ce4">
            <text:p>6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italy_en">Italy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HR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latvia_en">Latvi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HU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lithuania_en">Lithuani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I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luxembourg_en">Luxembourg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IS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malta_en">Malt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IT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netherlands_en">Netherlands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LI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poland_en">Poland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LT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portugal_en">Portugal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LU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romania_en">Romani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LV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slovakia_en">Slovaki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MT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slovenia_en">Slovenia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N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13" table:style-name="ce4">
            <text:p>13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spain_en">Spain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NO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sweden_en">Sweden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PL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13" table:style-name="ce1"/>
          <table:table-cell office:value-type="string" table:style-name="ce6">
            <text:p><text:a xlink:href="https://europa.eu/european-union/about-eu/countries/member-countries/unitedkingdom_en">United Kingdom</text:a>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style-name="ro17">
          <table:table-cell office:value-type="string" table:style-name="ce3">
            <text:p>PT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6378" table:style-name="ce1"/>
        </table:table-row>
        <table:table-row table:style-name="ro17">
          <table:table-cell office:value-type="string" table:style-name="ce3">
            <text:p>RO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S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SI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SK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UK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4">
            <text:p>22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World</text:p>
          </table:table-cell>
          <table:table-cell table:style-name="ce4"/>
          <table:table-cell office:value-type="float" office:value="8" table:style-name="ce4">
            <text:p>8</text:p>
          </table:table-cell>
          <table:table-cell table:number-columns-repeated="2" table:style-name="ce4"/>
          <table:table-cell office:value-type="float" office:value="8" table:style-name="ce4">
            <text:p>8</text:p>
          </table:table-cell>
          <table:table-cell table:number-columns-repeated="16378"/>
        </table:table-row>
        <table:table-row table:style-name="ro17">
          <table:table-cell office:value-type="string" table:style-name="ce3">
            <text:p>Grand Total</text:p>
          </table:table-cell>
          <table:table-cell office:value-type="float" office:value="34" table:style-name="ce4">
            <text:p>34</text:p>
          </table:table-cell>
          <table:table-cell office:value-type="float" office:value="54" table:style-name="ce4">
            <text:p>54</text:p>
          </table:table-cell>
          <table:table-cell office:value-type="float" office:value="117" table:style-name="ce4">
            <text:p>117</text:p>
          </table:table-cell>
          <table:table-cell office:value-type="float" office:value="14" table:style-name="ce4">
            <text:p>14</text:p>
          </table:table-cell>
          <table:table-cell office:value-type="float" office:value="219" table:style-name="ce4">
            <text:p>219</text:p>
          </table:table-cell>
          <table:table-cell table:number-columns-repeated="16378"/>
        </table:table-row>
        <table:table-row table:style-name="ro17">
          <table:table-cell table:number-columns-repeated="16384"/>
        </table:table-row>
        <table:table-row table:style-name="ro17">
          <table:table-cell table:style-name="ce1">
            <draw:frame draw:z-index="1" draw:id="id0" draw:style-name="a0" draw:name="Chart 1" svg:x="0.04167in" svg:y="0.05556in" svg:width="15.31945in" svg:height="5.579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5" table:style-name="ro17">
          <table:table-cell table:number-columns-repeated="16384"/>
        </table:table-row>
      </table:table>
      <table:table table:name="Type" table:style-name="ta2">
        <table:table-column table:style-name="co26" table:default-cell-style-name="ce1"/>
        <table:table-column table:style-name="co27" table:default-cell-style-name="ce1"/>
        <table:table-column table:style-name="co24" table:number-columns-repeated="16382" table:default-cell-style-name="ce1"/>
        <table:table-row table:style-name="ro17">
          <table:table-cell table:number-columns-repeated="16384"/>
        </table:table-row>
        <table:table-row table:style-name="ro17">
          <table:table-cell table:number-columns-repeated="2"/>
          <table:table-cell table:style-name="ce1">
            <draw:frame draw:z-index="1" draw:id="id1" draw:style-name="a1" draw:name="Chart 2" svg:x="0.37847in" svg:y="0.1875in" svg:width="7.41667in" svg:height="5.9722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7">
          <table:table-cell office:value-type="string" table:style-name="ce2">
            <text:p>Row Labels</text:p>
          </table:table-cell>
          <table:table-cell office:value-type="string" table:style-name="ce1">
            <text:p>Count of Type of API*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Specific API</text:p>
          </table:table-cell>
          <table:table-cell office:value-type="float" office:value="107" table:style-name="ce4">
            <text:p>107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Data catalogue</text:p>
          </table:table-cell>
          <table:table-cell office:value-type="float" office:value="92" table:style-name="ce4">
            <text:p>92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API registry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API tool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API platfor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API standard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7">
          <table:table-cell office:value-type="string" table:style-name="ce3">
            <text:p>Grand Total</text:p>
          </table:table-cell>
          <table:table-cell office:value-type="float" office:value="219" table:style-name="ce4">
            <text:p>219</text:p>
          </table:table-cell>
          <table:table-cell table:number-columns-repeated="16382"/>
        </table:table-row>
        <table:table-row table:number-rows-repeated="1048566" table:style-name="ro17">
          <table:table-cell table:number-columns-repeated="16384"/>
        </table:table-row>
      </table:table>
      <table:table table:name="Sources" table:style-name="ta2">
        <table:table-column table:style-name="co28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19" table:number-columns-repeated="2" table:default-cell-style-name="ce1"/>
        <table:table-column table:style-name="co24" table:number-columns-repeated="16376" table:default-cell-style-name="ce1"/>
        <table:table-row table:number-rows-repeated="2" table:style-name="ro17">
          <table:table-cell table:number-columns-repeated="16384"/>
        </table:table-row>
        <table:table-row table:style-name="ro17">
          <table:table-cell office:value-type="string" table:style-name="ce2">
            <text:p>Count of Source*</text:p>
          </table:table-cell>
          <table:table-cell office:value-type="string" table:style-name="ce2">
            <text:p>Column Labels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2">
            <text:p>Row Labels</text:p>
          </table:table-cell>
          <table:table-cell office:value-type="string" table:style-name="ce1">
            <text:p>API platform</text:p>
          </table:table-cell>
          <table:table-cell office:value-type="string" table:style-name="ce1">
            <text:p>API registry</text:p>
          </table:table-cell>
          <table:table-cell office:value-type="string" table:style-name="ce1">
            <text:p>API standard</text:p>
          </table:table-cell>
          <table:table-cell office:value-type="string" table:style-name="ce1">
            <text:p>API tool</text:p>
          </table:table-cell>
          <table:table-cell office:value-type="string" table:style-name="ce1">
            <text:p>Data catalogue</text:p>
          </table:table-cell>
          <table:table-cell office:value-type="string" table:style-name="ce1">
            <text:p>Specific API</text:p>
          </table:table-cell>
          <table:table-cell office:value-type="string" table:style-name="ce1">
            <text:p>Grand Total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EU Open Data Portal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European Data Portal</text:p>
          </table:table-cell>
          <table:table-cell table:number-columns-repeated="5" table:style-name="ce4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INSPIRE catalogue</text:p>
          </table:table-cell>
          <table:table-cell table:number-columns-repeated="4" table:style-name="ce4"/>
          <table:table-cell office:value-type="float" office:value="37" table:style-name="ce4">
            <text:p>37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JoinUp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Literature-document review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1" table:style-name="ce4">
            <text:p>31</text:p>
          </table:table-cell>
          <table:table-cell office:value-type="float" office:value="51" table:style-name="ce4">
            <text:p>5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ProgrammableWeb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45" table:style-name="ce4">
            <text:p>45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SMART 2015/0041</text:p>
          </table:table-cell>
          <table:table-cell table:number-columns-repeated="4" table:style-name="ce4"/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9" table:style-name="ce4">
            <text:p>19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Workshops/meetings/interviews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office:value-type="float" office:value="41" table:style-name="ce4">
            <text:p>4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Grand Total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92" table:style-name="ce4">
            <text:p>92</text:p>
          </table:table-cell>
          <table:table-cell office:value-type="float" office:value="107" table:style-name="ce4">
            <text:p>107</text:p>
          </table:table-cell>
          <table:table-cell office:value-type="float" office:value="219" table:style-name="ce4">
            <text:p>219</text:p>
          </table:table-cell>
          <table:table-cell table:number-columns-repeated="16376"/>
        </table:table-row>
        <table:table-row table:style-name="ro17">
          <table:table-cell table:style-name="ce1">
            <draw:frame draw:z-index="1" draw:id="id2" draw:style-name="a2" draw:name="Chart 1" svg:x="0.09028in" svg:y="0.18403in" svg:width="9.13889in" svg:height="5.1597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7">
          <table:table-cell table:number-columns-repeated="16384"/>
        </table:table-row>
      </table:table>
      <table:table table:name="Themes" table:style-name="ta2">
        <table:table-column table:style-name="co27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19" table:number-columns-repeated="2" table:default-cell-style-name="ce1"/>
        <table:table-column table:style-name="co24" table:number-columns-repeated="16376" table:default-cell-style-name="ce1"/>
        <table:table-row table:number-rows-repeated="2" table:style-name="ro17">
          <table:table-cell table:number-columns-repeated="16384"/>
        </table:table-row>
        <table:table-row table:style-name="ro17">
          <table:table-cell office:value-type="string" table:style-name="ce2">
            <text:p>Count of Type of API*</text:p>
          </table:table-cell>
          <table:table-cell office:value-type="string" table:style-name="ce2">
            <text:p>Column Labels</text:p>
          </table:table-cell>
          <table:table-cell table:number-columns-repeated="16382" table:style-name="ce1"/>
        </table:table-row>
        <table:table-row table:style-name="ro17">
          <table:table-cell office:value-type="string" table:style-name="ce2">
            <text:p>Row Labels</text:p>
          </table:table-cell>
          <table:table-cell office:value-type="string" table:style-name="ce1">
            <text:p>API platform</text:p>
          </table:table-cell>
          <table:table-cell office:value-type="string" table:style-name="ce1">
            <text:p>API registry</text:p>
          </table:table-cell>
          <table:table-cell office:value-type="string" table:style-name="ce1">
            <text:p>API standard</text:p>
          </table:table-cell>
          <table:table-cell office:value-type="string" table:style-name="ce1">
            <text:p>API tool</text:p>
          </table:table-cell>
          <table:table-cell office:value-type="string" table:style-name="ce1">
            <text:p>Data catalogue</text:p>
          </table:table-cell>
          <table:table-cell office:value-type="string" table:style-name="ce1">
            <text:p>Specific API</text:p>
          </table:table-cell>
          <table:table-cell office:value-type="string" table:style-name="ce1">
            <text:p>Grand Total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Various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34" table:style-name="ce4">
            <text:p>34</text:p>
          </table:table-cell>
          <table:table-cell office:value-type="float" office:value="7" table:style-name="ce4">
            <text:p>7</text:p>
          </table:table-cell>
          <table:table-cell office:value-type="float" office:value="54" table:style-name="ce4">
            <text:p>54</text:p>
          </table:table-cell>
          <table:table-cell table:style-name="ce1">
            <draw:frame draw:z-index="1" draw:id="id3" draw:style-name="a3" draw:name="Chart 1" svg:x="0.04861in" svg:y="0.18056in" svg:width="10.25347in" svg:height="3.9652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7">
          <table:table-cell office:value-type="string" table:style-name="ce3">
            <text:p>Geospatial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43" table:style-name="ce4">
            <text:p>43</text:p>
          </table:table-cell>
          <table:table-cell office:value-type="float" office:value="7" table:style-name="ce4">
            <text:p>7</text:p>
          </table:table-cell>
          <table:table-cell office:value-type="float" office:value="51" table:style-name="ce4">
            <text:p>5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Government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Business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Politics</text:p>
          </table:table-cell>
          <table:table-cell table:number-columns-repeated="5" table:style-name="ce4"/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Statistics</text:p>
          </table:table-cell>
          <table:table-cell table:number-columns-repeated="4" table:style-name="ce4"/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Transportation</text:p>
          </table:table-cell>
          <table:table-cell table:number-columns-repeated="5" table:style-name="ce4"/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Culture</text:p>
          </table:table-cell>
          <table:table-cell table:number-columns-repeated="5" table:style-name="ce4"/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Environment</text:p>
          </table:table-cell>
          <table:table-cell table:number-columns-repeated="5" table:style-name="ce4"/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Social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Health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Research</text:p>
          </table:table-cell>
          <table:table-cell table:number-columns-repeated="5"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Legal</text:p>
          </table:table-cell>
          <table:table-cell table:number-columns-repeated="5" table:style-name="ce4"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Agriculture</text:p>
          </table:table-cell>
          <table:table-cell table:number-columns-repeated="5" table:style-name="ce4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Utilities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Taxation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Education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Language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Chemicals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Weather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News</text:p>
          </table:table-cell>
          <table:table-cell table:number-columns-repeated="5"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Cadastre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Food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IoT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Meteo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Banking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Addresses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Criminality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7">
          <table:table-cell office:value-type="string" table:style-name="ce3">
            <text:p>Grand Total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92" table:style-name="ce4">
            <text:p>92</text:p>
          </table:table-cell>
          <table:table-cell office:value-type="float" office:value="107" table:style-name="ce4">
            <text:p>107</text:p>
          </table:table-cell>
          <table:table-cell office:value-type="float" office:value="219" table:style-name="ce4">
            <text:p>219</text:p>
          </table:table-cell>
          <table:table-cell table:number-columns-repeated="16376"/>
        </table:table-row>
        <table:table-row table:number-rows-repeated="1048543" table:style-name="ro17">
          <table:table-cell table:number-columns-repeated="16384"/>
        </table:table-row>
      </table:table>
      <table:table table:name="CanadaAPIregistry" table:style-name="ta1">
        <table:table-column table:style-name="co32" table:default-cell-style-name="ce1"/>
        <table:table-column table:style-name="co3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9">
          <table:table-cell office:value-type="string" table:style-name="ce15">
            <text:p>Unique id<text:s/></text:p>
            <text:p>(&lt;Country Code&gt;_&lt;Governmental level&gt;_&lt;Name Id&gt;_&lt;Type of API&gt;)</text:p>
          </table:table-cell>
          <table:table-cell office:value-type="string" table:style-name="ce16">
            <text:p>API Country or type of provider*</text:p>
          </table:table-cell>
          <table:table-cell office:value-type="string" table:style-name="ce16">
            <text:p>API Provider*</text:p>
          </table:table-cell>
          <table:table-cell office:value-type="string" table:style-name="ce16">
            <text:p>Name Id*</text:p>
          </table:table-cell>
          <table:table-cell office:value-type="string" table:style-name="ce16">
            <text:p>Short description*</text:p>
          </table:table-cell>
          <table:table-cell office:value-type="string" table:style-name="ce16">
            <text:p>API URL (endpoint or link to documentation)*</text:p>
          </table:table-cell>
          <table:table-cell office:value-type="string" table:style-name="ce16">
            <text:p>Type of API*</text:p>
          </table:table-cell>
          <table:table-cell office:value-type="string" table:style-name="ce16">
            <text:p>Number of API (approx)*</text:p>
          </table:table-cell>
          <table:table-cell office:value-type="string" table:style-name="ce16">
            <text:p>Theme(s)*</text:p>
          </table:table-cell>
          <table:table-cell office:value-type="string" table:style-name="ce16">
            <text:p>Governmental Level*</text:p>
          </table:table-cell>
          <table:table-cell office:value-type="string" table:style-name="ce16">
            <text:p>Country code*</text:p>
          </table:table-cell>
          <table:table-cell office:value-type="string" table:style-name="ce16">
            <text:p>Source*</text:p>
          </table:table-cell>
          <table:table-cell table:number-columns-repeated="16372" table:style-name="ce7"/>
        </table:table-row>
        <table:table-row table:style-name="ro20">
          <table:table-cell office:value-type="string" table:style-name="ce8">
            <text:p>CA_National_Canada-API_API-registry</text:p>
          </table:table-cell>
          <table:table-cell office:value-type="string" table:style-name="ce9">
            <text:p>Canada</text:p>
          </table:table-cell>
          <table:table-cell office:value-type="string" table:style-name="ce9">
            <text:p>Government of Canada</text:p>
          </table:table-cell>
          <table:table-cell office:value-type="string" table:style-name="ce9">
            <text:p>Canada-API</text:p>
          </table:table-cell>
          <table:table-cell office:value-type="string" table:style-name="ce9">
            <text:p>Canada API catalogue</text:p>
          </table:table-cell>
          <table:table-cell office:value-type="string" table:style-name="ce10">
            <text:p><text:a xlink:href="https://api.canada.ca/en/homepage">https://api.canada.ca/en/homepage</text:a></text:p>
          </table:table-cell>
          <table:table-cell office:value-type="string" table:style-name="ce9">
            <text:p>API registry</text:p>
          </table:table-cell>
          <table:table-cell office:value-type="float" office:value="21" table:style-name="ce11">
            <text:p>21</text:p>
          </table:table-cell>
          <table:table-cell office:value-type="string" table:style-name="ce9">
            <text:p>Various</text:p>
          </table:table-cell>
          <table:table-cell office:value-type="string" table:style-name="ce9">
            <text:p>National</text:p>
          </table:table-cell>
          <table:table-cell office:value-type="string" table:style-name="ce9">
            <text:p>CA</text:p>
          </table:table-cell>
          <table:table-cell office:value-type="string" table:style-name="ce9">
            <text:p>Literature-document review</text:p>
          </table:table-cell>
          <table:table-cell office:value-type="string" table:style-name="ce9">
            <text:p>The Government of Canada API Store</text:p>
          </table:table-cell>
          <table:table-cell office:value-type="date" office:date-value="2020-01-13T00:00:00" table:style-name="ce12">
            <text:p>13-Jan-20</text:p>
          </table:table-cell>
          <table:table-cell table:number-columns-repeated="3" table:style-name="ce13"/>
          <table:table-cell table:number-columns-repeated="8" table:style-name="ce14"/>
          <table:table-cell table:number-columns-repeated="16359"/>
        </table:table-row>
        <table:table-row table:number-rows-repeated="1048574" table:style-name="ro17">
          <table:table-cell table:number-columns-repeated="16384"/>
        </table:table-row>
      </table:table>
      <table:database-ranges>
        <table:database-range table:target-range-address="API_Cases.A2:API_Cases.L220" table:contains-header="false">
          <table:sort>
            <table:sort-by table:field-number="0"/>
          </table:sort>
        </table:database-range>
        <table:database-range table:target-range-address="Sources.A3:Sources.B12" table:contains-header="false">
          <table:sort>
            <table:sort-by table:field-number="0"/>
          </table:sort>
        </table:database-range>
        <table:database-range table:target-range-address="CanadaAPIregistry.A2:CanadaAPIregistry.L219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2" table:target-range-address="Country.A3:Country.F39" table:show-filter-button="false" table:buttons="Country.A4 Country.B3">
          <table:source-cell-range table:cell-range-address="API_Cases.A1:API_Cases.L220"/>
          <table:data-pilot-field table:source-field-name="Governmental Level*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ry code*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Governmental Level*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ique id &#10;(&lt;Country Code&gt;_&lt;Governmental level&gt;_&lt;Name Id&gt;_&lt;Type of API&gt;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Country or type of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I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ame Id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hort description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URL (endpoint or link to documentation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ype of API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API (approx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heme(s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ource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Type.A3:Type.B10" table:show-filter-button="false" table:buttons="Type.A3">
          <table:source-cell-range table:cell-range-address="API_Cases.A1:API_Cases.L220"/>
          <table:data-pilot-field table:source-field-name="Type of API*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ype of API*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ype of API*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ype of API*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ique id &#10;(&lt;Country Code&gt;_&lt;Governmental level&gt;_&lt;Name Id&gt;_&lt;Type of API&gt;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Country or type of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ame Id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hort description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URL (endpoint or link to documentation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API (approx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heme(s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Governmental Level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ry code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ource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Sources.A3:Sources.H13" table:show-filter-button="false" table:buttons="Sources.A4 Sources.B3">
          <table:source-cell-range table:cell-range-address="API_Cases.A1:API_Cases.L220"/>
          <table:data-pilot-field table:source-field-name="Type of API*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ource*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ource*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que id &#10;(&lt;Country Code&gt;_&lt;Governmental level&gt;_&lt;Name Id&gt;_&lt;Type of API&gt;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Country or type of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ame Id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hort description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URL (endpoint or link to documentation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API (approx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heme(s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Governmental Level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ry code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Themes.A3:Themes.H33" table:show-filter-button="false" table:buttons="Themes.A4 Themes.B3">
          <table:source-cell-range table:cell-range-address="API_Cases.A1:API_Cases.L220"/>
          <table:data-pilot-field table:source-field-name="Type of API*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heme(s)*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ype of API*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ype of API*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ique id &#10;(&lt;Country Code&gt;_&lt;Governmental level&gt;_&lt;Name Id&gt;_&lt;Type of API&gt;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Country or type of provider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I Provider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Id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rt description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I URL (endpoint or link to documentation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 of API (approx)*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Governmental Level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 code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ource*" table:orientation="hidde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orenzino Vaccari</meta:initial-creator>
    <dc:creator>Lorenzino Vaccari</dc:creator>
    <meta:creation-date>2020-01-21T10:43:42Z</meta:creation-date>
    <dc:date>2020-01-23T12:27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96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401.75pt" svg:width="1103.000078740158pt" chart:style-name="Crt0">
        <chart:legend svg:x="278.0085039370079pt" svg:y="0.0608661417322834pt" chart:style-name="Lgnd"/>
        <chart:plot-area svg:x="7.268031496062992pt" svg:y="44.02866141732284pt" svg:width="1094.941653543307pt" svg:height="268.5335433070866pt" chart:style-name="Plt0" chart:data-source-has-labels="both">
          <chart:axis chart:dimension="x" chart:name="primary-x" chart:style-name="Axs0">
            <chart:title svg:x="428.2000787401575pt" svg:y="318.1386614173229pt" chart:style-name="AT00">
              <text:p text:style-name="a0" text:class-names="" text:cond-style-name="">Country</text:p>
            </chart:title>
            <chart:categories table:cell-range-address="local-table.$A$2:.$A$35"/>
          </chart:axis>
          <chart:axis chart:dimension="y" chart:name="primary-y" chart:style-name="Axs1">
            <chart:title svg:x="1.0pt" svg:y="120.0574803149606pt"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35" chart:class="chart:bar" chart:attached-axis="primary-y" chart:style-name="G0S0">
            <chart:data-point chart:repeated="34"/>
          </chart:series>
          <chart:series chart:label-cell-address="local-table.$C$1" chart:values-cell-range-address="local-table.$C$2:.$C$35" chart:class="chart:bar" chart:attached-axis="primary-y" chart:style-name="G0S1">
            <chart:data-point chart:repeated="34"/>
          </chart:series>
          <chart:series chart:label-cell-address="local-table.$D$1" chart:values-cell-range-address="local-table.$D$2:.$D$35" chart:class="chart:bar" chart:attached-axis="primary-y" chart:style-name="G0S2">
            <chart:data-point chart:repeated="34"/>
          </chart:series>
          <chart:series chart:label-cell-address="local-table.$E$1" chart:values-cell-range-address="local-table.$E$2:.$E$35" chart:class="chart:bar" chart:attached-axis="primary-y" chart:style-name="G0S3">
            <chart:data-point chart:repeated="3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City</text:p>
              </table:table-cell>
              <table:table-cell office:value-type="string">
                <text:p>International</text:p>
              </table:table-cell>
              <table:table-cell office:value-type="string">
                <text:p>National</text:p>
              </table:table-cell>
              <table:table-cell office:value-type="string">
                <text:p>Regional</text:p>
              </table:table-cell>
            </table:table-row>
          </table:table-header-rows>
          <table:table-row>
            <table:table-cell office:value-type="string">
              <text:p>AT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BE</text:p>
            </table:table-cell>
            <table:table-cell office:value-type="float" office:value="2"/>
            <table:table-cell/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BG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CH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CY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CZ</text:p>
            </table:table-cell>
            <table:table-cell/>
            <table:table-cell/>
            <table:table-cell office:value-type="float" office:value="7"/>
            <table:table-cell/>
          </table:table-row>
          <table:table-row>
            <table:table-cell office:value-type="string">
              <text:p>DE</text:p>
            </table:table-cell>
            <table:table-cell office:value-type="float" office:value="5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DK</text:p>
            </table:table-cell>
            <table:table-cell office:value-type="float" office:value="1"/>
            <table:table-cell/>
            <table:table-cell office:value-type="float" office:value="9"/>
            <table:table-cell/>
          </table:table-row>
          <table:table-row>
            <table:table-cell office:value-type="string">
              <text:p>EE</text:p>
            </table:table-cell>
            <table:table-cell/>
            <table:table-cell office:value-type="float" office:value="1"/>
            <table:table-cell office:value-type="float" office:value="4"/>
            <table:table-cell/>
          </table:table-row>
          <table:table-row>
            <table:table-cell office:value-type="string">
              <text:p>EL</text:p>
            </table:table-cell>
            <table:table-cell/>
            <table:table-cell/>
            <table:table-cell office:value-type="float" office:value="5"/>
            <table:table-cell/>
          </table:table-row>
          <table:table-row>
            <table:table-cell office:value-type="string">
              <text:p>ES</text:p>
            </table:table-cell>
            <table:table-cell office:value-type="float" office:value="5"/>
            <table:table-cell/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</text:p>
            </table:table-cell>
            <table:table-cell/>
            <table:table-cell office:value-type="float" office:value="42"/>
            <table:table-cell/>
            <table:table-cell/>
          </table:table-row>
          <table:table-row>
            <table:table-cell office:value-type="string">
              <text:p>FI</text:p>
            </table:table-cell>
            <table:table-cell office:value-type="float" office:value="6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FR</text:p>
            </table:table-cell>
            <table:table-cell office:value-type="float" office:value="3"/>
            <table:table-cell/>
            <table:table-cell office:value-type="float" office:value="6"/>
            <table:table-cell/>
          </table:table-row>
          <table:table-row>
            <table:table-cell office:value-type="string">
              <text:p>HR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HU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IE</text:p>
            </table:table-cell>
            <table:table-cell office:value-type="float" office:value="1"/>
            <table:table-cell/>
            <table:table-cell office:value-type="float" office:value="4"/>
            <table:table-cell/>
          </table:table-row>
          <table:table-row>
            <table:table-cell office:value-type="string">
              <text:p>IS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IT</text:p>
            </table:table-cell>
            <table:table-cell office:value-type="float" office:value="2"/>
            <table:table-cell/>
            <table:table-cell office:value-type="float" office:value="5"/>
            <table:table-cell office:value-type="float" office:value="4"/>
          </table:table-row>
          <table:table-row>
            <table:table-cell office:value-type="string">
              <text:p>LI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LT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LU</text:p>
            </table:table-cell>
            <table:table-cell/>
            <table:table-cell office:value-type="float" office:value="1"/>
            <table:table-cell office:value-type="float" office:value="2"/>
            <table:table-cell/>
          </table:table-row>
          <table:table-row>
            <table:table-cell office:value-type="string">
              <text:p>LV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MT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NL</text:p>
            </table:table-cell>
            <table:table-cell office:value-type="float" office:value="4"/>
            <table:table-cell office:value-type="float" office:value="1"/>
            <table:table-cell office:value-type="float" office:value="8"/>
            <table:table-cell/>
          </table:table-row>
          <table:table-row>
            <table:table-cell office:value-type="string">
              <text:p>NO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PL</text:p>
            </table:table-cell>
            <table:table-cell/>
            <table:table-cell/>
            <table:table-cell office:value-type="float" office:value="4"/>
            <table:table-cell/>
          </table:table-row>
          <table:table-row>
            <table:table-cell office:value-type="string">
              <text:p>PT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RO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SE</text:p>
            </table:table-cell>
            <table:table-cell office:value-type="float" office:value="1"/>
            <table:table-cell/>
            <table:table-cell office:value-type="float" office:value="3"/>
            <table:table-cell/>
          </table:table-row>
          <table:table-row>
            <table:table-cell office:value-type="string">
              <text:p>SI</text:p>
            </table:table-cell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SK</text:p>
            </table:table-cell>
            <table:table-cell/>
            <table:table-cell/>
            <table:table-cell office:value-type="float" office:value="2"/>
            <table:table-cell/>
          </table:table-row>
          <table:table-row>
            <table:table-cell office:value-type="string">
              <text:p>UK</text:p>
            </table:table-cell>
            <table:table-cell office:value-type="float" office:value="4"/>
            <table:table-cell office:value-type="float" office:value="1"/>
            <table:table-cell office:value-type="float" office:value="22"/>
            <table:table-cell/>
          </table:table-row>
          <table:table-row>
            <table:table-cell office:value-type="string">
              <text:p>World</text:p>
            </table:table-cell>
            <table:table-cell/>
            <table:table-cell office:value-type="float" office:value="8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5">
      <style:graphic-properties draw:fill="solid" draw:fill-color="#70ad47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</office:automatic-styles>
  <office:body>
    <office:chart>
      <chart:chart chart:class="chart:ring" svg:height="430.0pt" svg:width="534.0pt" chart:style-name="Crt0">
        <chart:title svg:x="202.6949606299213pt" svg:y="8.779527559055118pt" chart:style-name="CT00">
          <text:p text:style-name="a0" text:class-names="" text:cond-style-name="">API cases by type</text:p>
        </chart:title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Specific API</text:p>
            </table:table-cell>
            <table:table-cell office:value-type="float" office:value="107"/>
          </table:table-row>
          <table:table-row>
            <table:table-cell office:value-type="string">
              <text:p>Data catalogue</text:p>
            </table:table-cell>
            <table:table-cell office:value-type="float" office:value="92"/>
          </table:table-row>
          <table:table-row>
            <table:table-cell office:value-type="string">
              <text:p>API registry</text:p>
            </table:table-cell>
            <table:table-cell office:value-type="float" office:value="16"/>
          </table:table-row>
          <table:table-row>
            <table:table-cell office:value-type="string">
              <text:p>API tool</text:p>
            </table:table-cell>
            <table:table-cell office:value-type="float" office:value="2"/>
          </table:table-row>
          <table:table-row>
            <table:table-cell office:value-type="string">
              <text:p>API platform</text:p>
            </table:table-cell>
            <table:table-cell office:value-type="float" office:value="1"/>
          </table:table-row>
          <table:table-row>
            <table:table-cell office:value-type="string">
              <text:p>API standard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68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1.5pt" svg:width="658.0pt" chart:style-name="Crt0">
        <chart:legend svg:x="539.0781102362204pt" svg:y="64.68259842519684pt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Source</text:p>
            </chart:title>
            <chart:categories table:cell-range-address="local-table.$A$2:.$A$9"/>
          </chart:axis>
          <chart:axis chart:dimension="y" chart:name="primary-y" chart:style-name="Axs1">
            <chart:title svg:x="9.34283464566929pt" svg:y="52.22393700787401pt"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9" chart:class="chart:bar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point chart:repeated="8"/>
          </chart:series>
          <chart:series chart:label-cell-address="local-table.$F$1" chart:values-cell-range-address="local-table.$F$2:.$F$9" chart:class="chart:bar" chart:attached-axis="primary-y" chart:style-name="G0S4">
            <chart:data-point chart:repeated="8"/>
          </chart:series>
          <chart:series chart:label-cell-address="local-table.$G$1" chart:values-cell-range-address="local-table.$G$2:.$G$9" chart:class="chart:bar" chart:attached-axis="primary-y" chart:style-name="G0S5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API platform</text:p>
              </table:table-cell>
              <table:table-cell office:value-type="string">
                <text:p>API registry</text:p>
              </table:table-cell>
              <table:table-cell office:value-type="string">
                <text:p>API standard</text:p>
              </table:table-cell>
              <table:table-cell office:value-type="string">
                <text:p>API tool</text:p>
              </table:table-cell>
              <table:table-cell office:value-type="string">
                <text:p>Data catalogue</text:p>
              </table:table-cell>
              <table:table-cell office:value-type="string">
                <text:p>Specific API</text:p>
              </table:table-cell>
            </table:table-row>
          </table:table-header-rows>
          <table:table-row>
            <table:table-cell office:value-type="string">
              <text:p>EU Open Data Portal</text:p>
            </table:table-cell>
            <table:table-cell/>
            <table:table-cell/>
            <table:table-cell/>
            <table:table-cell/>
            <table:table-cell office:value-type="float" office:value="1"/>
            <table:table-cell office:value-type="float" office:value="8"/>
          </table:table-row>
          <table:table-row>
            <table:table-cell office:value-type="string">
              <text:p>European Data Portal</text:p>
            </table:table-cell>
            <table:table-cell/>
            <table:table-cell/>
            <table:table-cell/>
            <table:table-cell/>
            <table:table-cell/>
            <table:table-cell office:value-type="float" office:value="3"/>
          </table:table-row>
          <table:table-row>
            <table:table-cell office:value-type="string">
              <text:p>INSPIRE catalogue</text:p>
            </table:table-cell>
            <table:table-cell/>
            <table:table-cell/>
            <table:table-cell/>
            <table:table-cell/>
            <table:table-cell office:value-type="float" office:value="37"/>
            <table:table-cell/>
          </table:table-row>
          <table:table-row>
            <table:table-cell office:value-type="string">
              <text:p>JoinUp</text:p>
            </table:table-cell>
            <table:table-cell/>
            <table:table-cell/>
            <table:table-cell office:value-type="float" office:value="1"/>
            <table:table-cell/>
            <table:table-cell office:value-type="float" office:value="3"/>
            <table:table-cell office:value-type="float" office:value="10"/>
          </table:table-row>
          <table:table-row>
            <table:table-cell office:value-type="string">
              <text:p>Literature-document review</text:p>
            </table:table-cell>
            <table:table-cell/>
            <table:table-cell office:value-type="float" office:value="9"/>
            <table:table-cell/>
            <table:table-cell office:value-type="float" office:value="1"/>
            <table:table-cell office:value-type="float" office:value="10"/>
            <table:table-cell office:value-type="float" office:value="31"/>
          </table:table-row>
          <table:table-row>
            <table:table-cell office:value-type="string">
              <text:p>ProgrammableWeb</text:p>
            </table:table-cell>
            <table:table-cell/>
            <table:table-cell office:value-type="float" office:value="2"/>
            <table:table-cell/>
            <table:table-cell/>
            <table:table-cell office:value-type="float" office:value="16"/>
            <table:table-cell office:value-type="float" office:value="27"/>
          </table:table-row>
          <table:table-row>
            <table:table-cell office:value-type="string">
              <text:p>SMART 2015/0041</text:p>
            </table:table-cell>
            <table:table-cell/>
            <table:table-cell/>
            <table:table-cell/>
            <table:table-cell/>
            <table:table-cell office:value-type="float" office:value="10"/>
            <table:table-cell office:value-type="float" office:value="9"/>
          </table:table-row>
          <table:table-row>
            <table:table-cell office:value-type="string">
              <text:p>Workshops/meetings/interviews</text:p>
            </table:table-cell>
            <table:table-cell office:value-type="float" office:value="1"/>
            <table:table-cell office:value-type="float" office:value="5"/>
            <table:table-cell/>
            <table:table-cell office:value-type="float" office:value="1"/>
            <table:table-cell office:value-type="float" office:value="15"/>
            <table:table-cell office:value-type="float" office:value="1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68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5.5pt" svg:width="738.2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Theme</text:p>
            </chart:title>
            <chart:categories table:cell-range-address="local-table.$A$2:.$A$29"/>
          </chart:axis>
          <chart:axis chart:dimension="y" chart:name="primary-y" chart:style-name="Axs1">
            <chart:title chart:style-name="AT01">
              <text:p text:style-name="a1" text:class-names="" text:cond-style-name="">Number of cases</text:p>
            </chart:title>
            <chart:grid chart:class="major" chart:style-name="GMa1"/>
          </chart:axis>
          <chart:series chart:label-cell-address="local-table.$B$1" chart:values-cell-range-address="local-table.$B$2:.$B$29" chart:class="chart:bar" chart:attached-axis="primary-y" chart:style-name="G0S0">
            <chart:data-point chart:repeated="28"/>
          </chart:series>
          <chart:series chart:label-cell-address="local-table.$C$1" chart:values-cell-range-address="local-table.$C$2:.$C$29" chart:class="chart:bar" chart:attached-axis="primary-y" chart:style-name="G0S1">
            <chart:data-point chart:repeated="28"/>
          </chart:series>
          <chart:series chart:label-cell-address="local-table.$D$1" chart:values-cell-range-address="local-table.$D$2:.$D$29" chart:class="chart:bar" chart:attached-axis="primary-y" chart:style-name="G0S2">
            <chart:data-point chart:repeated="28"/>
          </chart:series>
          <chart:series chart:label-cell-address="local-table.$E$1" chart:values-cell-range-address="local-table.$E$2:.$E$29" chart:class="chart:bar" chart:attached-axis="primary-y" chart:style-name="G0S3">
            <chart:data-point chart:repeated="28"/>
          </chart:series>
          <chart:series chart:label-cell-address="local-table.$F$1" chart:values-cell-range-address="local-table.$F$2:.$F$29" chart:class="chart:bar" chart:attached-axis="primary-y" chart:style-name="G0S4">
            <chart:data-point chart:repeated="28"/>
          </chart:series>
          <chart:series chart:label-cell-address="local-table.$G$1" chart:values-cell-range-address="local-table.$G$2:.$G$29" chart:class="chart:bar" chart:attached-axis="primary-y" chart:style-name="G0S5">
            <chart:data-point chart:repeated="2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API platform</text:p>
              </table:table-cell>
              <table:table-cell office:value-type="string">
                <text:p>API registry</text:p>
              </table:table-cell>
              <table:table-cell office:value-type="string">
                <text:p>API standard</text:p>
              </table:table-cell>
              <table:table-cell office:value-type="string">
                <text:p>API tool</text:p>
              </table:table-cell>
              <table:table-cell office:value-type="string">
                <text:p>Data catalogue</text:p>
              </table:table-cell>
              <table:table-cell office:value-type="string">
                <text:p>Specific API</text:p>
              </table:table-cell>
            </table:table-row>
          </table:table-header-rows>
          <table:table-row>
            <table:table-cell office:value-type="string">
              <text:p>Various</text:p>
            </table:table-cell>
            <table:table-cell office:value-type="float" office:value="1"/>
            <table:table-cell office:value-type="float" office:value="11"/>
            <table:table-cell/>
            <table:table-cell office:value-type="float" office:value="1"/>
            <table:table-cell office:value-type="float" office:value="34"/>
            <table:table-cell office:value-type="float" office:value="7"/>
          </table:table-row>
          <table:table-row>
            <table:table-cell office:value-type="string">
              <text:p>Geospatial</text:p>
            </table:table-cell>
            <table:table-cell/>
            <table:table-cell office:value-type="float" office:value="1"/>
            <table:table-cell/>
            <table:table-cell/>
            <table:table-cell office:value-type="float" office:value="43"/>
            <table:table-cell office:value-type="float" office:value="7"/>
          </table:table-row>
          <table:table-row>
            <table:table-cell office:value-type="string">
              <text:p>Government</text:p>
            </table:table-cell>
            <table:table-cell/>
            <table:table-cell office:value-type="float" office:value="1"/>
            <table:table-cell/>
            <table:table-cell/>
            <table:table-cell office:value-type="float" office:value="1"/>
            <table:table-cell office:value-type="float" office:value="12"/>
          </table:table-row>
          <table:table-row>
            <table:table-cell office:value-type="string">
              <text:p>Business</text:p>
            </table:table-cell>
            <table:table-cell/>
            <table:table-cell/>
            <table:table-cell office:value-type="float" office:value="1"/>
            <table:table-cell/>
            <table:table-cell office:value-type="float" office:value="2"/>
            <table:table-cell office:value-type="float" office:value="9"/>
          </table:table-row>
          <table:table-row>
            <table:table-cell office:value-type="string">
              <text:p>Politics</text:p>
            </table:table-cell>
            <table:table-cell/>
            <table:table-cell/>
            <table:table-cell/>
            <table:table-cell/>
            <table:table-cell/>
            <table:table-cell office:value-type="float" office:value="12"/>
          </table:table-row>
          <table:table-row>
            <table:table-cell office:value-type="string">
              <text:p>Statistics</text:p>
            </table:table-cell>
            <table:table-cell/>
            <table:table-cell/>
            <table:table-cell/>
            <table:table-cell/>
            <table:table-cell office:value-type="float" office:value="7"/>
            <table:table-cell office:value-type="float" office:value="3"/>
          </table:table-row>
          <table:table-row>
            <table:table-cell office:value-type="string">
              <text:p>Transportation</text:p>
            </table:table-cell>
            <table:table-cell/>
            <table:table-cell/>
            <table:table-cell/>
            <table:table-cell/>
            <table:table-cell/>
            <table:table-cell office:value-type="float" office:value="9"/>
          </table:table-row>
          <table:table-row>
            <table:table-cell office:value-type="string">
              <text:p>Culture</text:p>
            </table:table-cell>
            <table:table-cell/>
            <table:table-cell/>
            <table:table-cell/>
            <table:table-cell/>
            <table:table-cell/>
            <table:table-cell office:value-type="float" office:value="6"/>
          </table:table-row>
          <table:table-row>
            <table:table-cell office:value-type="string">
              <text:p>Environment</text:p>
            </table:table-cell>
            <table:table-cell/>
            <table:table-cell/>
            <table:table-cell/>
            <table:table-cell/>
            <table:table-cell/>
            <table:table-cell office:value-type="float" office:value="6"/>
          </table:table-row>
          <table:table-row>
            <table:table-cell office:value-type="string">
              <text:p>Social</text:p>
            </table:table-cell>
            <table:table-cell/>
            <table:table-cell/>
            <table:table-cell/>
            <table:table-cell office:value-type="float" office:value="1"/>
            <table:table-cell office:value-type="float" office:value="1"/>
            <table:table-cell office:value-type="float" office:value="4"/>
          </table:table-row>
          <table:table-row>
            <table:table-cell office:value-type="string">
              <text:p>Health</text:p>
            </table:table-cell>
            <table:table-cell/>
            <table:table-cell office:value-type="float" office:value="2"/>
            <table:table-cell/>
            <table:table-cell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Research</text:p>
            </table:table-cell>
            <table:table-cell/>
            <table:table-cell/>
            <table:table-cell/>
            <table:table-cell/>
            <table:table-cell/>
            <table:table-cell office:value-type="float" office:value="4"/>
          </table:table-row>
          <table:table-row>
            <table:table-cell office:value-type="string">
              <text:p>Legal</text:p>
            </table:table-cell>
            <table:table-cell/>
            <table:table-cell/>
            <table:table-cell/>
            <table:table-cell/>
            <table:table-cell/>
            <table:table-cell office:value-type="float" office:value="4"/>
          </table:table-row>
          <table:table-row>
            <table:table-cell office:value-type="string">
              <text:p>Agriculture</text:p>
            </table:table-cell>
            <table:table-cell/>
            <table:table-cell/>
            <table:table-cell/>
            <table:table-cell/>
            <table:table-cell/>
            <table:table-cell office:value-type="float" office:value="3"/>
          </table:table-row>
          <table:table-row>
            <table:table-cell office:value-type="string">
              <text:p>Utilities</text:p>
            </table:table-cell>
            <table:table-cell/>
            <table:table-cell/>
            <table:table-cell/>
            <table:table-cell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Taxation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Education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Language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Chemicals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Weather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News</text:p>
            </table:table-cell>
            <table:table-cell/>
            <table:table-cell/>
            <table:table-cell/>
            <table:table-cell/>
            <table:table-cell/>
            <table:table-cell office:value-type="float" office:value="2"/>
          </table:table-row>
          <table:table-row>
            <table:table-cell office:value-type="string">
              <text:p>Cadastre</text:p>
            </table:table-cell>
            <table:table-cell/>
            <table:table-cell/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Food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IoT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Meteo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Banking</text:p>
            </table:table-cell>
            <table:table-cell/>
            <table:table-cell office:value-type="float" office:value="1"/>
            <table:table-cell/>
            <table:table-cell/>
            <table:table-cell/>
            <table:table-cell/>
          </table:table-row>
          <table:table-row>
            <table:table-cell office:value-type="string">
              <text:p>Addresses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Criminality</text:p>
            </table:table-cell>
            <table:table-cell/>
            <table:table-cell/>
            <table:table-cell/>
            <table:table-cell/>
            <table:table-cell/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